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926cm" fo:margin-top="0cm" fo:margin-bottom="0cm" table:align="center"/>
    </style:style>
    <style:style style:name="Tabela1.A" style:family="table-column">
      <style:table-column-properties style:column-width="3.98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" style:family="table">
      <style:table-properties style:width="15.875cm" fo:margin-left="-0.206cm" fo:margin-top="0cm" fo:margin-bottom="0cm" table:align="left"/>
    </style:style>
    <style:style style:name="Tabela2.A" style:family="table-column">
      <style:table-column-properties style:column-width="1.746cm"/>
    </style:style>
    <style:style style:name="Tabela2.B" style:family="table-column">
      <style:table-column-properties style:column-width="14.12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" style:family="table">
      <style:table-properties style:width="15.875cm" fo:margin-left="-0.206cm" fo:margin-top="0cm" fo:margin-bottom="0cm" table:align="left"/>
    </style:style>
    <style:style style:name="Tabela3.A" style:family="table-column">
      <style:table-column-properties style:column-width="1.826cm"/>
    </style:style>
    <style:style style:name="Tabela3.B" style:family="table-column">
      <style:table-column-properties style:column-width="14.04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" style:family="table">
      <style:table-properties style:width="15.875cm" fo:margin-left="-0.206cm" fo:margin-top="0cm" fo:margin-bottom="0cm" table:align="left"/>
    </style:style>
    <style:style style:name="Tabela4.A" style:family="table-column">
      <style:table-column-properties style:column-width="1.826cm"/>
    </style:style>
    <style:style style:name="Tabela4.B" style:family="table-column">
      <style:table-column-properties style:column-width="14.04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" style:family="table">
      <style:table-properties style:width="15.875cm" fo:margin-left="-0.206cm" fo:margin-top="0cm" fo:margin-bottom="0cm" table:align="left"/>
    </style:style>
    <style:style style:name="Tabela5.A" style:family="table-column">
      <style:table-column-properties style:column-width="1.826cm"/>
    </style:style>
    <style:style style:name="Tabela5.B" style:family="table-column">
      <style:table-column-properties style:column-width="14.04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" style:family="table">
      <style:table-properties style:width="15.875cm" fo:margin-left="-0.206cm" fo:margin-top="0cm" fo:margin-bottom="0cm" table:align="left"/>
    </style:style>
    <style:style style:name="Tabela6.A" style:family="table-column">
      <style:table-column-properties style:column-width="1.826cm"/>
    </style:style>
    <style:style style:name="Tabela6.B" style:family="table-column">
      <style:table-column-properties style:column-width="14.04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7" style:family="table">
      <style:table-properties style:width="15.875cm" fo:margin-left="-0.206cm" fo:margin-top="0cm" fo:margin-bottom="0cm" table:align="left"/>
    </style:style>
    <style:style style:name="Tabela7.A" style:family="table-column">
      <style:table-column-properties style:column-width="1.746cm"/>
    </style:style>
    <style:style style:name="Tabela7.B" style:family="table-column">
      <style:table-column-properties style:column-width="14.12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8" style:family="table">
      <style:table-properties style:width="15.875cm" fo:margin-left="-0.206cm" fo:margin-top="0cm" fo:margin-bottom="0cm" table:align="left"/>
    </style:style>
    <style:style style:name="Tabela8.A" style:family="table-column">
      <style:table-column-properties style:column-width="1.826cm"/>
    </style:style>
    <style:style style:name="Tabela8.B" style:family="table-column">
      <style:table-column-properties style:column-width="14.04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9" style:family="table">
      <style:table-properties style:width="15.875cm" fo:margin-left="-0.206cm" fo:margin-top="0cm" fo:margin-bottom="0cm" table:align="left"/>
    </style:style>
    <style:style style:name="Tabela9.A" style:family="table-column">
      <style:table-column-properties style:column-width="1.826cm"/>
    </style:style>
    <style:style style:name="Tabela9.B" style:family="table-column">
      <style:table-column-properties style:column-width="14.04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0" style:family="table">
      <style:table-properties style:width="15.875cm" fo:margin-left="-0.206cm" fo:margin-top="0cm" fo:margin-bottom="0cm" table:align="left"/>
    </style:style>
    <style:style style:name="Tabela10.A" style:family="table-column">
      <style:table-column-properties style:column-width="1.826cm"/>
    </style:style>
    <style:style style:name="Tabela10.B" style:family="table-column">
      <style:table-column-properties style:column-width="14.048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1" style:family="table">
      <style:table-properties style:width="15.875cm" fo:margin-left="-0.206cm" fo:margin-top="0cm" fo:margin-bottom="0cm" table:align="left"/>
    </style:style>
    <style:style style:name="Tabela11.A" style:family="table-column">
      <style:table-column-properties style:column-width="1.826cm"/>
    </style:style>
    <style:style style:name="Tabela11.B" style:family="table-column">
      <style:table-column-properties style:column-width="14.04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2" style:family="table">
      <style:table-properties style:width="15.875cm" fo:margin-left="-0.206cm" fo:margin-top="0cm" fo:margin-bottom="0cm" table:align="left"/>
    </style:style>
    <style:style style:name="Tabela12.A" style:family="table-column">
      <style:table-column-properties style:column-width="1.746cm"/>
    </style:style>
    <style:style style:name="Tabela12.B" style:family="table-column">
      <style:table-column-properties style:column-width="14.12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3" style:family="table">
      <style:table-properties style:width="15.875cm" fo:margin-left="-0.206cm" fo:margin-top="0cm" fo:margin-bottom="0cm" table:align="left"/>
    </style:style>
    <style:style style:name="Tabela13.A" style:family="table-column">
      <style:table-column-properties style:column-width="1.826cm"/>
    </style:style>
    <style:style style:name="Tabela13.B" style:family="table-column">
      <style:table-column-properties style:column-width="14.04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4" style:family="table">
      <style:table-properties style:width="15.875cm" fo:margin-left="-0.206cm" fo:margin-top="0cm" fo:margin-bottom="0cm" table:align="left"/>
    </style:style>
    <style:style style:name="Tabela14.A" style:family="table-column">
      <style:table-column-properties style:column-width="1.826cm"/>
    </style:style>
    <style:style style:name="Tabela14.B" style:family="table-column">
      <style:table-column-properties style:column-width="14.048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5" style:family="table">
      <style:table-properties style:width="15.875cm" fo:margin-left="-0.206cm" fo:margin-top="0cm" fo:margin-bottom="0cm" table:align="left"/>
    </style:style>
    <style:style style:name="Tabela15.A" style:family="table-column">
      <style:table-column-properties style:column-width="1.826cm"/>
    </style:style>
    <style:style style:name="Tabela15.B" style:family="table-column">
      <style:table-column-properties style:column-width="14.04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6" style:family="table">
      <style:table-properties style:width="15.875cm" fo:margin-left="-0.206cm" fo:margin-top="0cm" fo:margin-bottom="0cm" table:align="left"/>
    </style:style>
    <style:style style:name="Tabela16.A" style:family="table-column">
      <style:table-column-properties style:column-width="1.826cm"/>
    </style:style>
    <style:style style:name="Tabela16.B" style:family="table-column">
      <style:table-column-properties style:column-width="14.048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7" style:family="table">
      <style:table-properties style:width="15.875cm" fo:margin-left="-0.206cm" fo:margin-top="0cm" fo:margin-bottom="0cm" table:align="left"/>
    </style:style>
    <style:style style:name="Tabela17.A" style:family="table-column">
      <style:table-column-properties style:column-width="1.746cm"/>
    </style:style>
    <style:style style:name="Tabela17.B" style:family="table-column">
      <style:table-column-properties style:column-width="14.12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8" style:family="table">
      <style:table-properties style:width="15.875cm" fo:margin-left="-0.206cm" fo:margin-top="0cm" fo:margin-bottom="0cm" table:align="left"/>
    </style:style>
    <style:style style:name="Tabela18.A" style:family="table-column">
      <style:table-column-properties style:column-width="1.826cm"/>
    </style:style>
    <style:style style:name="Tabela18.B" style:family="table-column">
      <style:table-column-properties style:column-width="14.048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9" style:family="table">
      <style:table-properties style:width="15.875cm" fo:margin-left="-0.206cm" fo:margin-top="0cm" fo:margin-bottom="0cm" table:align="left"/>
    </style:style>
    <style:style style:name="Tabela19.A" style:family="table-column">
      <style:table-column-properties style:column-width="1.826cm"/>
    </style:style>
    <style:style style:name="Tabela19.B" style:family="table-column">
      <style:table-column-properties style:column-width="14.04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1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0" style:family="table">
      <style:table-properties style:width="15.875cm" fo:margin-left="-0.206cm" fo:margin-top="0cm" fo:margin-bottom="0cm" table:align="left"/>
    </style:style>
    <style:style style:name="Tabela20.A" style:family="table-column">
      <style:table-column-properties style:column-width="1.826cm"/>
    </style:style>
    <style:style style:name="Tabela20.B" style:family="table-column">
      <style:table-column-properties style:column-width="14.048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1" style:family="table">
      <style:table-properties style:width="15.875cm" fo:margin-left="-0.206cm" fo:margin-top="0cm" fo:margin-bottom="0cm" table:align="left"/>
    </style:style>
    <style:style style:name="Tabela21.A" style:family="table-column">
      <style:table-column-properties style:column-width="1.826cm"/>
    </style:style>
    <style:style style:name="Tabela21.B" style:family="table-column">
      <style:table-column-properties style:column-width="14.048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2" style:family="table">
      <style:table-properties style:width="15.875cm" fo:margin-left="-0.206cm" fo:margin-top="0cm" fo:margin-bottom="0cm" table:align="left"/>
    </style:style>
    <style:style style:name="Tabela22.A" style:family="table-column">
      <style:table-column-properties style:column-width="1.746cm"/>
    </style:style>
    <style:style style:name="Tabela22.B" style:family="table-column">
      <style:table-column-properties style:column-width="14.127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3" style:family="table">
      <style:table-properties style:width="15.875cm" fo:margin-left="-0.206cm" fo:margin-top="0cm" fo:margin-bottom="0cm" table:align="left"/>
    </style:style>
    <style:style style:name="Tabela23.A" style:family="table-column">
      <style:table-column-properties style:column-width="1.826cm"/>
    </style:style>
    <style:style style:name="Tabela23.B" style:family="table-column">
      <style:table-column-properties style:column-width="14.04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4" style:family="table">
      <style:table-properties style:width="15.875cm" fo:margin-left="-0.206cm" fo:margin-top="0cm" fo:margin-bottom="0cm" table:align="left"/>
    </style:style>
    <style:style style:name="Tabela24.A" style:family="table-column">
      <style:table-column-properties style:column-width="1.826cm"/>
    </style:style>
    <style:style style:name="Tabela24.B" style:family="table-column">
      <style:table-column-properties style:column-width="14.048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5" style:family="table">
      <style:table-properties style:width="15.875cm" fo:margin-left="-0.206cm" fo:margin-top="0cm" fo:margin-bottom="0cm" table:align="left"/>
    </style:style>
    <style:style style:name="Tabela25.A" style:family="table-column">
      <style:table-column-properties style:column-width="1.826cm"/>
    </style:style>
    <style:style style:name="Tabela25.B" style:family="table-column">
      <style:table-column-properties style:column-width="14.04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6" style:family="table">
      <style:table-properties style:width="15.875cm" fo:margin-left="-0.206cm" fo:margin-top="0cm" fo:margin-bottom="0cm" table:align="left"/>
    </style:style>
    <style:style style:name="Tabela26.A" style:family="table-column">
      <style:table-column-properties style:column-width="1.826cm"/>
    </style:style>
    <style:style style:name="Tabela26.B" style:family="table-column">
      <style:table-column-properties style:column-width="14.048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7" style:family="table">
      <style:table-properties style:width="15.875cm" fo:margin-left="-0.206cm" fo:margin-top="0cm" fo:margin-bottom="0cm" table:align="left"/>
    </style:style>
    <style:style style:name="Tabela27.A" style:family="table-column">
      <style:table-column-properties style:column-width="1.746cm"/>
    </style:style>
    <style:style style:name="Tabela27.B" style:family="table-column">
      <style:table-column-properties style:column-width="14.127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8" style:family="table">
      <style:table-properties style:width="15.875cm" fo:margin-left="-0.206cm" fo:margin-top="0cm" fo:margin-bottom="0cm" table:align="left"/>
    </style:style>
    <style:style style:name="Tabela28.A" style:family="table-column">
      <style:table-column-properties style:column-width="1.826cm"/>
    </style:style>
    <style:style style:name="Tabela28.B" style:family="table-column">
      <style:table-column-properties style:column-width="14.048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29" style:family="table">
      <style:table-properties style:width="15.875cm" fo:margin-left="-0.206cm" fo:margin-top="0cm" fo:margin-bottom="0cm" table:align="left"/>
    </style:style>
    <style:style style:name="Tabela29.A" style:family="table-column">
      <style:table-column-properties style:column-width="1.826cm"/>
    </style:style>
    <style:style style:name="Tabela29.B" style:family="table-column">
      <style:table-column-properties style:column-width="14.04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2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0" style:family="table">
      <style:table-properties style:width="15.875cm" fo:margin-left="-0.206cm" fo:margin-top="0cm" fo:margin-bottom="0cm" table:align="left"/>
    </style:style>
    <style:style style:name="Tabela30.A" style:family="table-column">
      <style:table-column-properties style:column-width="1.826cm"/>
    </style:style>
    <style:style style:name="Tabela30.B" style:family="table-column">
      <style:table-column-properties style:column-width="14.048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1" style:family="table">
      <style:table-properties style:width="15.875cm" fo:margin-left="-0.206cm" fo:margin-top="0cm" fo:margin-bottom="0cm" table:align="left"/>
    </style:style>
    <style:style style:name="Tabela31.A" style:family="table-column">
      <style:table-column-properties style:column-width="1.826cm"/>
    </style:style>
    <style:style style:name="Tabela31.B" style:family="table-column">
      <style:table-column-properties style:column-width="14.04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2" style:family="table">
      <style:table-properties style:width="15.875cm" fo:margin-left="-0.206cm" fo:margin-top="0cm" fo:margin-bottom="0cm" table:align="left"/>
    </style:style>
    <style:style style:name="Tabela32.A" style:family="table-column">
      <style:table-column-properties style:column-width="1.746cm"/>
    </style:style>
    <style:style style:name="Tabela32.B" style:family="table-column">
      <style:table-column-properties style:column-width="14.127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3" style:family="table">
      <style:table-properties style:width="15.875cm" fo:margin-left="-0.206cm" fo:margin-top="0cm" fo:margin-bottom="0cm" table:align="left"/>
    </style:style>
    <style:style style:name="Tabela33.A" style:family="table-column">
      <style:table-column-properties style:column-width="1.826cm"/>
    </style:style>
    <style:style style:name="Tabela33.B" style:family="table-column">
      <style:table-column-properties style:column-width="14.048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4" style:family="table">
      <style:table-properties style:width="15.875cm" fo:margin-left="-0.206cm" fo:margin-top="0cm" fo:margin-bottom="0cm" table:align="left"/>
    </style:style>
    <style:style style:name="Tabela34.A" style:family="table-column">
      <style:table-column-properties style:column-width="1.826cm"/>
    </style:style>
    <style:style style:name="Tabela34.B" style:family="table-column">
      <style:table-column-properties style:column-width="14.048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5" style:family="table">
      <style:table-properties style:width="15.875cm" fo:margin-left="-0.206cm" fo:margin-top="0cm" fo:margin-bottom="0cm" table:align="left"/>
    </style:style>
    <style:style style:name="Tabela35.A" style:family="table-column">
      <style:table-column-properties style:column-width="1.826cm"/>
    </style:style>
    <style:style style:name="Tabela35.B" style:family="table-column">
      <style:table-column-properties style:column-width="14.048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6" style:family="table">
      <style:table-properties style:width="15.875cm" fo:margin-left="-0.206cm" fo:margin-top="0cm" fo:margin-bottom="0cm" table:align="left"/>
    </style:style>
    <style:style style:name="Tabela36.A" style:family="table-column">
      <style:table-column-properties style:column-width="1.826cm"/>
    </style:style>
    <style:style style:name="Tabela36.B" style:family="table-column">
      <style:table-column-properties style:column-width="14.048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7" style:family="table">
      <style:table-properties style:width="15.875cm" fo:margin-left="-0.206cm" fo:margin-top="0cm" fo:margin-bottom="0cm" table:align="left"/>
    </style:style>
    <style:style style:name="Tabela37.A" style:family="table-column">
      <style:table-column-properties style:column-width="1.746cm"/>
    </style:style>
    <style:style style:name="Tabela37.B" style:family="table-column">
      <style:table-column-properties style:column-width="14.127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8" style:family="table">
      <style:table-properties style:width="15.875cm" fo:margin-left="-0.206cm" fo:margin-top="0cm" fo:margin-bottom="0cm" table:align="left"/>
    </style:style>
    <style:style style:name="Tabela38.A" style:family="table-column">
      <style:table-column-properties style:column-width="1.826cm"/>
    </style:style>
    <style:style style:name="Tabela38.B" style:family="table-column">
      <style:table-column-properties style:column-width="14.048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39" style:family="table">
      <style:table-properties style:width="15.875cm" fo:margin-left="-0.206cm" fo:margin-top="0cm" fo:margin-bottom="0cm" table:align="left"/>
    </style:style>
    <style:style style:name="Tabela39.A" style:family="table-column">
      <style:table-column-properties style:column-width="1.826cm"/>
    </style:style>
    <style:style style:name="Tabela39.B" style:family="table-column">
      <style:table-column-properties style:column-width="14.04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3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0" style:family="table">
      <style:table-properties style:width="15.875cm" fo:margin-left="-0.206cm" fo:margin-top="0cm" fo:margin-bottom="0cm" table:align="left"/>
    </style:style>
    <style:style style:name="Tabela40.A" style:family="table-column">
      <style:table-column-properties style:column-width="1.826cm"/>
    </style:style>
    <style:style style:name="Tabela40.B" style:family="table-column">
      <style:table-column-properties style:column-width="14.048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1" style:family="table">
      <style:table-properties style:width="15.875cm" fo:margin-left="-0.206cm" fo:margin-top="0cm" fo:margin-bottom="0cm" table:align="left"/>
    </style:style>
    <style:style style:name="Tabela41.A" style:family="table-column">
      <style:table-column-properties style:column-width="1.826cm"/>
    </style:style>
    <style:style style:name="Tabela41.B" style:family="table-column">
      <style:table-column-properties style:column-width="14.04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2" style:family="table">
      <style:table-properties style:width="15.875cm" fo:margin-left="-0.206cm" fo:margin-top="0cm" fo:margin-bottom="0cm" table:align="left"/>
    </style:style>
    <style:style style:name="Tabela42.A" style:family="table-column">
      <style:table-column-properties style:column-width="1.746cm"/>
    </style:style>
    <style:style style:name="Tabela42.B" style:family="table-column">
      <style:table-column-properties style:column-width="14.127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3" style:family="table">
      <style:table-properties style:width="15.875cm" fo:margin-left="-0.206cm" fo:margin-top="0cm" fo:margin-bottom="0cm" table:align="left"/>
    </style:style>
    <style:style style:name="Tabela43.A" style:family="table-column">
      <style:table-column-properties style:column-width="1.826cm"/>
    </style:style>
    <style:style style:name="Tabela43.B" style:family="table-column">
      <style:table-column-properties style:column-width="14.04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4" style:family="table">
      <style:table-properties style:width="15.875cm" fo:margin-left="-0.206cm" fo:margin-top="0cm" fo:margin-bottom="0cm" table:align="left"/>
    </style:style>
    <style:style style:name="Tabela44.A" style:family="table-column">
      <style:table-column-properties style:column-width="1.826cm"/>
    </style:style>
    <style:style style:name="Tabela44.B" style:family="table-column">
      <style:table-column-properties style:column-width="14.048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5" style:family="table">
      <style:table-properties style:width="15.875cm" fo:margin-left="-0.206cm" fo:margin-top="0cm" fo:margin-bottom="0cm" table:align="left"/>
    </style:style>
    <style:style style:name="Tabela45.A" style:family="table-column">
      <style:table-column-properties style:column-width="1.826cm"/>
    </style:style>
    <style:style style:name="Tabela45.B" style:family="table-column">
      <style:table-column-properties style:column-width="14.04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6" style:family="table">
      <style:table-properties style:width="15.875cm" fo:margin-left="-0.206cm" fo:margin-top="0cm" fo:margin-bottom="0cm" table:align="left"/>
    </style:style>
    <style:style style:name="Tabela46.A" style:family="table-column">
      <style:table-column-properties style:column-width="1.826cm"/>
    </style:style>
    <style:style style:name="Tabela46.B" style:family="table-column">
      <style:table-column-properties style:column-width="14.048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7" style:family="table">
      <style:table-properties style:width="15.875cm" fo:margin-left="-0.206cm" fo:margin-top="0cm" fo:margin-bottom="0cm" table:align="left"/>
    </style:style>
    <style:style style:name="Tabela47.A" style:family="table-column">
      <style:table-column-properties style:column-width="1.746cm"/>
    </style:style>
    <style:style style:name="Tabela47.B" style:family="table-column">
      <style:table-column-properties style:column-width="14.127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8" style:family="table">
      <style:table-properties style:width="15.875cm" fo:margin-left="-0.206cm" fo:margin-top="0cm" fo:margin-bottom="0cm" table:align="left"/>
    </style:style>
    <style:style style:name="Tabela48.A" style:family="table-column">
      <style:table-column-properties style:column-width="1.826cm"/>
    </style:style>
    <style:style style:name="Tabela48.B" style:family="table-column">
      <style:table-column-properties style:column-width="14.048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49" style:family="table">
      <style:table-properties style:width="15.875cm" fo:margin-left="-0.206cm" fo:margin-top="0cm" fo:margin-bottom="0cm" table:align="left"/>
    </style:style>
    <style:style style:name="Tabela49.A" style:family="table-column">
      <style:table-column-properties style:column-width="1.826cm"/>
    </style:style>
    <style:style style:name="Tabela49.B" style:family="table-column">
      <style:table-column-properties style:column-width="14.048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4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0" style:family="table">
      <style:table-properties style:width="15.875cm" fo:margin-left="-0.206cm" fo:margin-top="0cm" fo:margin-bottom="0cm" table:align="left"/>
    </style:style>
    <style:style style:name="Tabela50.A" style:family="table-column">
      <style:table-column-properties style:column-width="1.826cm"/>
    </style:style>
    <style:style style:name="Tabela50.B" style:family="table-column">
      <style:table-column-properties style:column-width="14.048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1" style:family="table">
      <style:table-properties style:width="15.875cm" fo:margin-left="-0.206cm" fo:margin-top="0cm" fo:margin-bottom="0cm" table:align="left"/>
    </style:style>
    <style:style style:name="Tabela51.A" style:family="table-column">
      <style:table-column-properties style:column-width="1.826cm"/>
    </style:style>
    <style:style style:name="Tabela51.B" style:family="table-column">
      <style:table-column-properties style:column-width="14.04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2" style:family="table">
      <style:table-properties style:width="15.875cm" fo:margin-left="-0.206cm" fo:margin-top="0cm" fo:margin-bottom="0cm" table:align="left"/>
    </style:style>
    <style:style style:name="Tabela52.A" style:family="table-column">
      <style:table-column-properties style:column-width="1.746cm"/>
    </style:style>
    <style:style style:name="Tabela52.B" style:family="table-column">
      <style:table-column-properties style:column-width="14.127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3" style:family="table">
      <style:table-properties style:width="15.875cm" fo:margin-left="-0.206cm" fo:margin-top="0cm" fo:margin-bottom="0cm" table:align="left"/>
    </style:style>
    <style:style style:name="Tabela53.A" style:family="table-column">
      <style:table-column-properties style:column-width="1.826cm"/>
    </style:style>
    <style:style style:name="Tabela53.B" style:family="table-column">
      <style:table-column-properties style:column-width="14.04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4" style:family="table">
      <style:table-properties style:width="15.875cm" fo:margin-left="-0.206cm" fo:margin-top="0cm" fo:margin-bottom="0cm" table:align="left"/>
    </style:style>
    <style:style style:name="Tabela54.A" style:family="table-column">
      <style:table-column-properties style:column-width="1.826cm"/>
    </style:style>
    <style:style style:name="Tabela54.B" style:family="table-column">
      <style:table-column-properties style:column-width="14.048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5" style:family="table">
      <style:table-properties style:width="15.875cm" fo:margin-left="-0.206cm" fo:margin-top="0cm" fo:margin-bottom="0cm" table:align="left"/>
    </style:style>
    <style:style style:name="Tabela55.A" style:family="table-column">
      <style:table-column-properties style:column-width="1.826cm"/>
    </style:style>
    <style:style style:name="Tabela55.B" style:family="table-column">
      <style:table-column-properties style:column-width="14.04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6" style:family="table">
      <style:table-properties style:width="15.875cm" fo:margin-left="-0.206cm" fo:margin-top="0cm" fo:margin-bottom="0cm" table:align="left"/>
    </style:style>
    <style:style style:name="Tabela56.A" style:family="table-column">
      <style:table-column-properties style:column-width="1.826cm"/>
    </style:style>
    <style:style style:name="Tabela56.B" style:family="table-column">
      <style:table-column-properties style:column-width="14.048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7" style:family="table">
      <style:table-properties style:width="15.875cm" fo:margin-left="-0.206cm" fo:margin-top="0cm" fo:margin-bottom="0cm" table:align="left"/>
    </style:style>
    <style:style style:name="Tabela57.A" style:family="table-column">
      <style:table-column-properties style:column-width="1.826cm"/>
    </style:style>
    <style:style style:name="Tabela57.B" style:family="table-column">
      <style:table-column-properties style:column-width="14.04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7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8" style:family="table">
      <style:table-properties style:width="15.875cm" fo:margin-left="-0.206cm" fo:margin-top="0cm" fo:margin-bottom="0cm" table:align="left"/>
    </style:style>
    <style:style style:name="Tabela58.A" style:family="table-column">
      <style:table-column-properties style:column-width="1.826cm"/>
    </style:style>
    <style:style style:name="Tabela58.B" style:family="table-column">
      <style:table-column-properties style:column-width="14.048cm"/>
    </style:style>
    <style:style style:name="Tabela58.1" style:family="table-row">
      <style:table-row-properties fo:keep-together="auto"/>
    </style:style>
    <style:style style:name="Tabela58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8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59" style:family="table">
      <style:table-properties style:width="15.875cm" fo:margin-left="-0.206cm" fo:margin-top="0cm" fo:margin-bottom="0cm" table:align="left"/>
    </style:style>
    <style:style style:name="Tabela59.A" style:family="table-column">
      <style:table-column-properties style:column-width="1.826cm"/>
    </style:style>
    <style:style style:name="Tabela59.B" style:family="table-column">
      <style:table-column-properties style:column-width="14.048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59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0" style:family="table">
      <style:table-properties style:width="15.875cm" fo:margin-left="-0.206cm" fo:margin-top="0cm" fo:margin-bottom="0cm" table:align="left"/>
    </style:style>
    <style:style style:name="Tabela60.A" style:family="table-column">
      <style:table-column-properties style:column-width="1.826cm"/>
    </style:style>
    <style:style style:name="Tabela60.B" style:family="table-column">
      <style:table-column-properties style:column-width="14.04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0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1" style:family="table">
      <style:table-properties style:width="15.875cm" fo:margin-left="-0.206cm" fo:margin-top="0cm" fo:margin-bottom="0cm" table:align="left"/>
    </style:style>
    <style:style style:name="Tabela61.A" style:family="table-column">
      <style:table-column-properties style:column-width="1.826cm"/>
    </style:style>
    <style:style style:name="Tabela61.B" style:family="table-column">
      <style:table-column-properties style:column-width="14.048cm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1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2" style:family="table">
      <style:table-properties style:width="15.875cm" fo:margin-left="-0.206cm" fo:margin-top="0cm" fo:margin-bottom="0cm" table:align="left"/>
    </style:style>
    <style:style style:name="Tabela62.A" style:family="table-column">
      <style:table-column-properties style:column-width="1.826cm"/>
    </style:style>
    <style:style style:name="Tabela62.B" style:family="table-column">
      <style:table-column-properties style:column-width="14.048cm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2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3" style:family="table">
      <style:table-properties style:width="15.875cm" fo:margin-left="-0.206cm" fo:margin-top="0cm" fo:margin-bottom="0cm" table:align="left"/>
    </style:style>
    <style:style style:name="Tabela63.A" style:family="table-column">
      <style:table-column-properties style:column-width="1.826cm"/>
    </style:style>
    <style:style style:name="Tabela63.B" style:family="table-column">
      <style:table-column-properties style:column-width="14.048cm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3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4" style:family="table">
      <style:table-properties style:width="15.875cm" fo:margin-left="-0.206cm" fo:margin-top="0cm" fo:margin-bottom="0cm" table:align="left"/>
    </style:style>
    <style:style style:name="Tabela64.A" style:family="table-column">
      <style:table-column-properties style:column-width="1.826cm"/>
    </style:style>
    <style:style style:name="Tabela64.B" style:family="table-column">
      <style:table-column-properties style:column-width="14.048cm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4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4.A4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Tabela65" style:family="table">
      <style:table-properties style:width="15.875cm" fo:margin-left="-0.206cm" fo:margin-top="0cm" fo:margin-bottom="0cm" table:align="left"/>
    </style:style>
    <style:style style:name="Tabela65.A" style:family="table-column">
      <style:table-column-properties style:column-width="1.826cm"/>
    </style:style>
    <style:style style:name="Tabela65.B" style:family="table-column">
      <style:table-column-properties style:column-width="14.048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5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66" style:family="table">
      <style:table-properties style:width="15.875cm" fo:margin-left="-0.206cm" fo:margin-top="0cm" fo:margin-bottom="0cm" table:align="left"/>
    </style:style>
    <style:style style:name="Tabela66.A" style:family="table-column">
      <style:table-column-properties style:column-width="1.826cm"/>
    </style:style>
    <style:style style:name="Tabela66.B" style:family="table-column">
      <style:table-column-properties style:column-width="14.04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" fo:background-color="#b7b7b7" fo:padding="0.176cm" fo:border="1pt solid #000001">
        <style:background-image/>
      </style:table-cell-properties>
    </style:style>
    <style:style style:name="Tabela66.A2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officeooo:paragraph-rsid="001cd587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1d68fe" officeooo:paragraph-rsid="001d68fe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weight="bold" officeooo:rsid="001e7c91" officeooo:paragraph-rsid="001e7c91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d587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cd587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e7c91"/>
    </style:style>
    <style:style style:name="P18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1cd587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officeooo:rsid="001cd587" officeooo:paragraph-rsid="001cd587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officeooo:rsid="001d68fe" officeooo:paragraph-rsid="001d68fe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1e7c91" officeooo:paragraph-rsid="001e7c91"/>
    </style:style>
    <style:style style:name="P23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28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29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/>
    </style:style>
    <style:style style:name="P30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/>
      <style:text-properties officeooo:rsid="001cd587" officeooo:paragraph-rsid="001cd587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32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33" style:family="paragraph" style:parent-style-name="Standard" style:list-style-name="WWNum1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34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</style:style>
    <style:style style:name="P35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36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officeooo:paragraph-rsid="001cd587"/>
    </style:style>
    <style:style style:name="P37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style:text-underline-style="none"/>
    </style:style>
    <style:style style:name="P38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background-color="#ffffff" fo:padding="0cm" fo:border="none" fo:keep-with-next="auto"/>
    </style:style>
    <style:style style:name="P39" style:family="paragraph" style:parent-style-name="Heading_20_1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40" style:family="paragraph" style:parent-style-name="Heading_20_1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41" style:family="paragraph" style:parent-style-name="Heading_20_1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paragraph-rsid="001cd587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cd587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officeooo:rsid="001cd587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1d68fe" style:font-weight-asian="bold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/>
    </style:style>
    <style:style style:name="T12" style:family="text">
      <style:text-properties officeooo:rsid="001cd587"/>
    </style:style>
    <style:style style:name="T13" style:family="text">
      <style:text-properties officeooo:rsid="001d68f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GERENCIAMENTO ACADÊMICO</text:span></text:p>
      <text:p text:style-name="P5"><text:span text:style-name="T2">DOCUMENTO DE REQUISITOS</text:span></text:p>
      <text:p text:style-name="P5"><text:span text:style-name="T2">Versão 1.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2">Histórico da Revisão</text:span></text:p>
      <text:p text:style-name="P3"/>
      <text:p text:style-name="P3"><text:soft-page-break/></text:p>
      <table:table table:name="Tabela1" table:style-name="Tabela1">
        <table:table-column table:style-name="Tabela1.A" table:number-columns-repeated="4"/>
        <table:table-row table:style-name="Tabela1.1">
          <table:table-cell table:style-name="Tabela1.A1" office:value-type="string">
            <text:p text:style-name="P24"><text:span text:style-name="T4">DATA</text:span></text:p>
          </table:table-cell>
          <table:table-cell table:style-name="Tabela1.A1" office:value-type="string">
            <text:p text:style-name="P24"><text:span text:style-name="T4">VERSÃO</text:span></text:p>
          </table:table-cell>
          <table:table-cell table:style-name="Tabela1.A1" office:value-type="string">
            <text:p text:style-name="P24"><text:span text:style-name="T4">DESCRIÇÃO</text:span></text:p>
          </table:table-cell>
          <table:table-cell table:style-name="Tabela1.A1" office:value-type="string">
            <text:p text:style-name="P24"><text:span text:style-name="T4">AUTOR</text:span></text:p>
          </table:table-cell>
        </table:table-row>
        <table:table-row table:style-name="Tabela1.1">
          <table:table-cell table:style-name="Tabela1.A1" office:value-type="string">
            <text:p text:style-name="P24"><text:span text:style-name="T4">17-10-2017</text:span></text:p>
          </table:table-cell>
          <table:table-cell table:style-name="Tabela1.A1" office:value-type="string">
            <text:p text:style-name="P24"><text:span text:style-name="T4">1.0</text:span></text:p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</table:table-row>
        <table:table-row table:style-name="Tabela1.1"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table-of-content text:style-name="Sect1" text:protected="true" text:name="Sumá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nevg6e2wrzzw" text:style-name="Index_20_Link" text:visited-style-name="Index_20_Link"><text:span text:style-name="T6">Manter Aula</text:span></text:a></text:p>
          <text:p text:style-name="P28"><text:a xlink:type="simple" xlink:href="#_kq7ldh964z5m" text:style-name="Index_20_Link" text:visited-style-name="Index_20_Link"><text:span text:style-name="T6">Manter Curso</text:span></text:a></text:p>
          <text:p text:style-name="P28"><text:a xlink:type="simple" xlink:href="#_9xzi3fkphmm9" text:style-name="Index_20_Link" text:visited-style-name="Index_20_Link"><text:span text:style-name="T6">Manter Disciplina</text:span></text:a></text:p>
          <text:p text:style-name="P28"><text:soft-page-break/><text:a xlink:type="simple" xlink:href="#_cj59uige1aue" text:style-name="Index_20_Link" text:visited-style-name="Index_20_Link"><text:span text:style-name="T6">Manter Horário</text:span></text:a></text:p>
          <text:p text:style-name="P28"><text:a xlink:type="simple" xlink:href="#_zdgab3osrljs" text:style-name="Index_20_Link" text:visited-style-name="Index_20_Link"><text:span text:style-name="T6">Manter Laboratório</text:span></text:a></text:p>
          <text:p text:style-name="P28"><text:a xlink:type="simple" xlink:href="#_lf0w67wx8edd" text:style-name="Index_20_Link" text:visited-style-name="Index_20_Link"><text:span text:style-name="T6">Manter Pedido</text:span></text:a></text:p>
          <text:p text:style-name="P28"><text:a xlink:type="simple" xlink:href="#_rckox9chon4e" text:style-name="Index_20_Link" text:visited-style-name="Index_20_Link"><text:span text:style-name="T6">Manter Sala</text:span></text:a></text:p>
          <text:p text:style-name="P28"><text:a xlink:type="simple" xlink:href="#_9ktt29uhdhmh" text:style-name="Index_20_Link" text:visited-style-name="Index_20_Link"><text:span text:style-name="T6">Manter Usuário</text:span></text:a></text:p>
          <text:p text:style-name="P28"><text:a xlink:type="simple" xlink:href="#_28uw1g3il2j0" text:style-name="Index_20_Link" text:visited-style-name="Index_20_Link"><text:span text:style-name="T6">Manter Turma</text:span></text:a></text:p>
          <text:p text:style-name="P28"><text:a xlink:type="simple" xlink:href="#_z44fkyxq95vs" text:style-name="Index_20_Link" text:visited-style-name="Index_20_Link"><text:span text:style-name="T6">Manter Professor</text:span></text:a></text:p>
          <text:p text:style-name="P28"><text:a xlink:type="simple" xlink:href="#_dzx7dexb1zg4" text:style-name="Index_20_Link" text:visited-style-name="Index_20_Link"><text:span text:style-name="T6">Liberar Acesso</text:span></text:a></text:p>
          <text:p text:style-name="P28"><text:a xlink:type="simple" xlink:href="#_t10f026ttebl" text:style-name="Index_20_Link" text:visited-style-name="Index_20_Link"><text:span text:style-name="T6">Visualizar Horário de Salas.</text:span></text:a></text:p>
          <text:p text:style-name="P28"><text:a xlink:type="simple" xlink:href="#_yglxbdo0ifdj" text:style-name="Index_20_Link" text:visited-style-name="Index_20_Link"><text:span text:style-name="T6">Visualizar Horário dos Laboratórios.</text:span></text:a></text:p>
          <text:p text:style-name="P28"><text:a xlink:type="simple" xlink:href="#_pxkqqlb3u9pz" text:style-name="Index_20_Link" text:visited-style-name="Index_20_Link"><text:span text:style-name="T6">Visualizar Horário de Professores.</text:span></text:a></text:p>
          <text:p text:style-name="P28"><text:a xlink:type="simple" xlink:href="#_veg0ffsx7247" text:style-name="Index_20_Link" text:visited-style-name="Index_20_Link"><text:span text:style-name="T6">Visualizar Horário de Cursos.</text:span></text:a></text:p>
          <text:p text:style-name="P28"><text:a xlink:type="simple" xlink:href="#_o3cfdpy06fzj" text:style-name="Index_20_Link" text:visited-style-name="Index_20_Link"><text:span text:style-name="T6">Marcar reposição de aulas.</text:span></text:a></text:p>
          <text:p text:style-name="P28"><text:a xlink:type="simple" xlink:href="#_u0tdvsh7w7z7" text:style-name="Index_20_Link" text:visited-style-name="Index_20_Link"><text:span text:style-name="T6">Finalizar reposição de aulas.</text:span></text:a></text:p>
          <text:p text:style-name="P28"><text:a xlink:type="simple" xlink:href="#_83lvy9un4xzt" text:style-name="Index_20_Link" text:visited-style-name="Index_20_Link"><text:span text:style-name="T6">Cadastrar Atividades.</text:span></text:a></text:p>
          <text:p text:style-name="P28"><text:a xlink:type="simple" xlink:href="#_cw7cjc15r802" text:style-name="Index_20_Link" text:visited-style-name="Index_20_Link"><text:span text:style-name="T6">Remover Atividades.</text:span></text:a></text:p>
          <text:p text:style-name="P28"><text:a xlink:type="simple" xlink:href="#_2wutmjdkp75s" text:style-name="Index_20_Link" text:visited-style-name="Index_20_Link"><text:span text:style-name="T6">Visualizar Horário da Turma.</text:span></text:a></text:p>
          <text:p text:style-name="P28"><text:a xlink:type="simple" xlink:href="#_y62ezt1htirq" text:style-name="Index_20_Link" text:visited-style-name="Index_20_Link"><text:span text:style-name="T6">Lembrete de atividades.</text:span></text:a></text:p>
          <text:p text:style-name="P28"><text:a xlink:type="simple" xlink:href="#_em0ri846g3a9" text:style-name="Index_20_Link" text:visited-style-name="Index_20_Link"><text:span text:style-name="T6">Cadastrar Atividades.</text:span></text:a></text:p>
          <text:p text:style-name="P28"><text:span text:style-name="T7">Cadastrar</text:span><text:a xlink:type="simple" xlink:href="#_h7za9zums9c9" text:style-name="Index_20_Link" text:visited-style-name="Index_20_Link"><text:span text:style-name="T6"> Duvida.</text:span></text:a></text:p>
          <text:p text:style-name="P29"><text:a xlink:type="simple" xlink:href="#_e00ymixrpc01" text:style-name="Index_20_Link" text:visited-style-name="Index_20_Link"><text:span text:style-name="T6">Visualizar lista de Materiais de aula.</text:span></text:a></text:p>
          <text:p text:style-name="P30"><text:span text:style-name="T6">Responder Duvida.</text:span></text:p>
        </text:index-body>
      </text:table-of-content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209949769292290134" text:style-name="WWNum5">
        <text:list-item>
          <text:p text:style-name="P39"><text:bookmark text:name="_nevg6e2wrzzw"/><text:span text:style-name="T2">Manter Aula</text:span></text:p>
        </text:list-item>
      </text:list>
      <text:p text:style-name="P12">Este caso de uso possibilita o cadastro de novas aulas além de disponibilizar outras funcionalidades como: alterar, remover e consultar aulas já cadastradas anteriormente.</text:p>
      <text:p text:style-name="P12"/>
      <text:p text:style-name="P1"><text:span text:style-name="T5">Atores envolvidos:</text:span></text:p>
      <text:list xml:id="list2682591451804842525" text:style-name="WWNum3">
        <text:list-item>
          <text:p text:style-name="P31"><office:annotation office:name="__Annotation__120_458912460"><dc:creator>rudan lucena</dc:creator><dc:date>2017-10-13T02:04:39</dc:date><text:p>Deve-se criar outro caso de uso para as reposições? para que o professor possa marcar suas reposições?</text:p></office:annotation><text:span text:style-name="T8">Administrador : </text:span>O usuário com papel de administrador deve ser o único responsável por realizar o cadastro, edição e a remoção de aulas.<office:annotation-end office:name="__Annotation__120_458912460"/></text:p>
        </text:list-item>
        <text:list-item>
          <text:p text:style-name="P31"><text:span text:style-name="T8">Professor e Público:</text:span> Usuários com esses tipos de papel podem realizar as demais operações (visualizar e pesquisar aulas).</text:p>
        </text:list-item>
      </text:list>
      <text:p text:style-name="P12"/>
      <text:p text:style-name="P12"><text:span text:style-name="T5">Pré-condições:</text:span></text:p>
      <text:list xml:id="list941076071512455848" text:style-name="WWNum2">
        <text:list-item>
          <text:p text:style-name="P32">para a realização deste caso de uso é necessário que já se tenha um administrador cadastrado no sistema. Deve-se realizar o cadastro automático de um administrador no momento da instalação da aplicação.</text:p>
        </text:list-item>
        <text:list-item>
          <text:p text:style-name="P32">Também é necessário que o usuário esteja logado na aplicação com o tipo de usuário adequado.</text:p>
        </text:list-item>
      </text:list>
      <text:p text:style-name="P1"/>
      <text:p text:style-name="P1"><text:span text:style-name="T8">Pós-condições:</text:span></text:p>
      <text:p text:style-name="P1"><text:soft-page-break/>nenhuma</text:p>
      <text:p text:style-name="P1"/>
      <text:p text:style-name="P1"><text:span text:style-name="T8">Fluxo principal - listar Aulas</text:span>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<text:span text:style-name="T8">Passo</text:span></text:p>
          </table:table-cell>
          <table:table-cell table:style-name="Tabela2.A1" office:value-type="string">
            <text:p text:style-name="P25"><text:span text:style-name="T8">Descrição</text:span></text:p>
          </table:table-cell>
        </table:table-row>
        <table:table-row table:style-name="Tabela2.1">
          <table:table-cell table:style-name="Tabela2.A2" office:value-type="string">
            <text:p text:style-name="P24"><text:span text:style-name="T8">1</text:span></text:p>
          </table:table-cell>
          <table:table-cell table:style-name="Tabela2.A2" office:value-type="string">
            <text:p text:style-name="P24">O fluxo principal inicia quando um usuário está logado no sistema e na tela inicial o mesmo clica na opção <text:span text:style-name="T8">Aulas.</text:span></text:p>
          </table:table-cell>
        </table:table-row>
        <table:table-row table:style-name="Tabela2.1">
          <table:table-cell table:style-name="Tabela2.A2" office:value-type="string">
            <text:p text:style-name="P24"><text:span text:style-name="T8">2</text:span></text:p>
          </table:table-cell>
          <table:table-cell table:style-name="Tabela2.A2" office:value-type="string">
            <text:p text:style-name="P24">O sistema apresenta uma tela listando todas as aulas já cadastradas anteriormente.</text:p>
          </table:table-cell>
        </table:table-row>
      </table:table>
      <text:p text:style-name="P1"/>
      <text:p text:style-name="P1"/>
      <text:p text:style-name="P1"><text:span text:style-name="T8">Fluxo alternativo - Cadastrar Aula</text:span></text:p>
      <text:p text:style-name="P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5"><text:span text:style-name="T8">Passo </text:span></text:p>
          </table:table-cell>
          <table:table-cell table:style-name="Tabela3.A1" office:value-type="string">
            <text:p text:style-name="P13"><text:span text:style-name="T8">Descrição</text:span></text:p>
          </table:table-cell>
        </table:table-row>
        <table:table-row table:style-name="Tabela3.1">
          <table:table-cell table:style-name="Tabela3.A2" office:value-type="string">
            <text:p text:style-name="P24"><text:span text:style-name="T8">1</text:span></text:p>
          </table:table-cell>
          <table:table-cell table:style-name="Tabela3.A2" office:value-type="string">
            <text:p text:style-name="P24">O usuário <text:span text:style-name="T8">Administrador</text:span> clica na opção<text:span text:style-name="T8"> “Cadastrar Nova Aula” </text:span></text:p>
          </table:table-cell>
        </table:table-row>
        <table:table-row table:style-name="Tabela3.1">
          <table:table-cell table:style-name="Tabela3.A2" office:value-type="string">
            <text:p text:style-name="P24"><text:span text:style-name="T8">2</text:span></text:p>
          </table:table-cell>
          <table:table-cell table:style-name="Tabela3.A2" office:value-type="string">
            <text:p text:style-name="P24">Uma tela é apresentada pedindo os dados referentes a aula.</text:p>
          </table:table-cell>
        </table:table-row>
        <table:table-row table:style-name="Tabela3.1">
          <table:table-cell table:style-name="Tabela3.A2" office:value-type="string">
            <text:p text:style-name="P24"><text:span text:style-name="T8">3</text:span></text:p>
          </table:table-cell>
          <table:table-cell table:style-name="Tabela3.A2" office:value-type="string">
            <text:p text:style-name="P24"><text:span text:style-name="T8">O Administrador deve preencher os seguintes campos:</text:span></text:p>
            <text:list xml:id="list5882319319147478821" text:style-name="WWNum1">
              <text:list-item>
                <text:p text:style-name="P38"><office:annotation office:name="__Annotation__165_458912460"><dc:creator>rudan lucena</dc:creator><dc:date>2017-10-13T02:02:52</dc:date><text:p>Este dia é referente a reposição?</text:p></office:annotation><text:span text:style-name="T8">Dia: </text:span>atributo que representa o dia da semana referente a aulas, deve possuir tamanho máximo de 15 caracteres e é um atributo obrigatório.<office:annotation-end office:name="__Annotation__165_458912460"/></text:p>
              </text:list-item>
              <text:list-item>
                <text:p text:style-name="P38"><text:span text:style-name="T8">Curso: </text:span>o curso o qual a aula pertence deve ser informado neste campo. Atributo que faz referência entidade Curso. </text:p>
              </text:list-item>
              <text:list-item>
                <text:p text:style-name="P33"><text:span text:style-name="T8">Disciplina: </text:span>A disciplina a qual a aula pertence deve ser informada neste campo, o mesmo faz referência a entidade Disciplina.</text:p>
              </text:list-item>
              <text:list-item>
                <text:p text:style-name="P33"><text:span text:style-name="T8">Horário: </text:span>O horário da aula deve ser informado neste campo, este atributo faz referência a entidade Horário.</text:p>
              </text:list-item>
              <text:list-item>
                <text:p text:style-name="P33"><text:span text:style-name="T8">Professor: </text:span>Neste campo deve-se informar o professor responsável pela aula. Referência para a entidade Professor.</text:p>
              </text:list-item>
              <text:list-item>
                <text:p text:style-name="P33"><text:span text:style-name="T8">Sala: </text:span>A sala que será ministrada a aula deve ser informada neste campo. O mesmo faz referência a entidade Sala.</text:p>
              </text:list-item>
              <text:list-item>
                <text:p text:style-name="P33"><text:span text:style-name="T8">Laboratório:</text:span> Caso a aula necessite de um laboratório o mesmo deve ser informado aqui. Este atributo faz referência a entidade Laboratório.</text:p>
              </text:list-item>
              <text:list-item>
                <text:p text:style-name="P33"><text:span text:style-name="T8">Turma: </text:span>A turma a qual será ofertada a aula deve ser informada neste campo. Referência para a entidade Turma.</text:p>
              </text:list-item>
            </text:list>
          </table:table-cell>
        </table:table-row>
        <table:table-row table:style-name="Tabela3.1">
          <table:table-cell table:style-name="Tabela3.A2" office:value-type="string">
            <text:p text:style-name="P24"><text:span text:style-name="T8">4</text:span></text:p>
          </table:table-cell>
          <table:table-cell table:style-name="Tabela3.A2" office:value-type="string">
            <text:p text:style-name="P24">O sistema verifica se os dados estão válidos. <text:span text:style-name="T8">(E01) (E02)</text:span></text:p>
          </table:table-cell>
        </table:table-row>
        <table:table-row table:style-name="Tabela3.1">
          <table:table-cell table:style-name="Tabela3.A2" office:value-type="string">
            <text:p text:style-name="P24"><text:span text:style-name="T8">5</text:span></text:p>
          </table:table-cell>
          <table:table-cell table:style-name="Tabela3.A2" office:value-type="string">
            <text:p text:style-name="P24">O sistema insere a aula na base de dados</text:p>
          </table:table-cell>
        </table:table-row>
        <table:table-row table:style-name="Tabela3.1">
          <table:table-cell table:style-name="Tabela3.A2" office:value-type="string">
            <text:p text:style-name="P24"><text:span text:style-name="T8">6</text:span></text:p>
          </table:table-cell>
          <table:table-cell table:style-name="Tabela3.A2" office:value-type="string">
            <text:p text:style-name="P24">O caso de uso é encerrado.</text:p>
          </table:table-cell>
        </table:table-row>
      </table:table>
      <text:p text:style-name="P7"/>
      <text:p text:style-name="P7"/>
      <text:p text:style-name="P1"><text:span text:style-name="T8">Fluxo alternativo - Editar Aula.</text:span></text:p>
      <text:p text:style-name="P1"><text:span text:style-name="T8"><text:s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><text:span text:style-name="T8">Passo </text:span></text:p>
          </table:table-cell>
          <table:table-cell table:style-name="Tabela4.A1" office:value-type="string">
            <text:p text:style-name="P13"><text:span text:style-name="T8">Descrição</text:span>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1</text:span></text:p>
          </table:table-cell>
          <table:table-cell table:style-name="Tabela4.A2" office:value-type="string">
            <text:p text:style-name="P15">O <text:span text:style-name="T8">Administrador</text:span> Seleciona uma aula listada na página de<text:span text:style-name="T8"> Aulas </text:span>clicando no <text:soft-page-break/>ícone de <text:span text:style-name="T8">Editar Aula</text:span> ao lado da aula desejada.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2</text:span></text:p>
          </table:table-cell>
          <table:table-cell table:style-name="Tabela4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3</text:span></text:p>
          </table:table-cell>
          <table:table-cell table:style-name="Tabela4.A2" office:value-type="string">
            <text:p text:style-name="P15">O <text:span text:style-name="T8">Administrador</text:span> altera os dados que deseja. <text:span text:style-name="T8">(E01) (E02)</text:span>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4</text:span></text:p>
          </table:table-cell>
          <table:table-cell table:style-name="Tabela4.A2" office:value-type="string">
            <text:p text:style-name="P15">O <text:span text:style-name="T8">Administrador </text:span>clica em Salvar.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5</text:span></text:p>
          </table:table-cell>
          <table:table-cell table:style-name="Tabela4.A2" office:value-type="string">
            <text:p text:style-name="P15">O sistema altera os dados na base de dados.</text:p>
          </table:table-cell>
        </table:table-row>
        <table:table-row table:style-name="Tabela4.1">
          <table:table-cell table:style-name="Tabela4.A2" office:value-type="string">
            <text:p text:style-name="P15"><text:span text:style-name="T8">6</text:span></text:p>
          </table:table-cell>
          <table:table-cell table:style-name="Tabela4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Excluir Aula.</text:span></text:p>
      <text:p text:style-name="P1"><text:span text:style-name="T8"><text:s/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><text:span text:style-name="T8">Passo </text:span></text:p>
          </table:table-cell>
          <table:table-cell table:style-name="Tabela5.A1" office:value-type="string">
            <text:p text:style-name="P13"><text:span text:style-name="T8">Descrição</text:span>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1</text:span></text:p>
          </table:table-cell>
          <table:table-cell table:style-name="Tabela5.A2" office:value-type="string">
            <text:p text:style-name="P15">O <text:span text:style-name="T8">Administrador</text:span> Seleciona uma aula listada na página de<text:span text:style-name="T8"> Aulas </text:span>clicando no ícone de <text:span text:style-name="T8">Excluir Aula</text:span> ao lado da aula desejada.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2</text:span></text:p>
          </table:table-cell>
          <table:table-cell table:style-name="Tabela5.A2" office:value-type="string">
            <text:p text:style-name="P15">O sistema solicita a confirmação da operação com a mensagem “Tem certeza que quer excluir esta aula?”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3</text:span></text:p>
          </table:table-cell>
          <table:table-cell table:style-name="Tabela5.A2" office:value-type="string">
            <text:p text:style-name="P15">O Administrador Confirma a operação.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4</text:span></text:p>
          </table:table-cell>
          <table:table-cell table:style-name="Tabela5.A2" office:value-type="string">
            <text:p text:style-name="P15"><office:annotation office:name="__Annotation__292_458912460"><dc:creator>rudan lucena</dc:creator><dc:date>2017-10-13T02:21:45</dc:date><text:p>O que pode impedir de uma aula ser removida?</text:p></office:annotation>O sistema verifica se a aula pode ser excluída.<office:annotation-end office:name="__Annotation__292_458912460"/>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5</text:span></text:p>
          </table:table-cell>
          <table:table-cell table:style-name="Tabela5.A2" office:value-type="string">
            <text:p text:style-name="P15">O sistema remove a Aula da Base de dados</text:p>
          </table:table-cell>
        </table:table-row>
        <table:table-row table:style-name="Tabela5.1">
          <table:table-cell table:style-name="Tabela5.A2" office:value-type="string">
            <text:p text:style-name="P15"><text:span text:style-name="T8">6</text:span></text:p>
          </table:table-cell>
          <table:table-cell table:style-name="Tabela5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Buscar Aula.</text:span></text:p>
      <text:p text:style-name="P1"><text:span text:style-name="T8"><text:s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3"><text:span text:style-name="T8">Passo </text:span></text:p>
          </table:table-cell>
          <table:table-cell table:style-name="Tabela6.A1" office:value-type="string">
            <text:p text:style-name="P13"><text:span text:style-name="T8">Descrição</text:span></text:p>
          </table:table-cell>
        </table:table-row>
        <table:table-row table:style-name="Tabela6.1">
          <table:table-cell table:style-name="Tabela6.A2" office:value-type="string">
            <text:p text:style-name="P15"><text:span text:style-name="T8">1</text:span></text:p>
          </table:table-cell>
          <table:table-cell table:style-name="Tabela6.A2" office:value-type="string">
            <text:p text:style-name="P15">O Usuário seleciona a caixa de texto de busca na página <text:s/><text:span text:style-name="T8">Aulas</text:span> acima do DataGrid</text:p>
          </table:table-cell>
        </table:table-row>
        <table:table-row table:style-name="Tabela6.1">
          <table:table-cell table:style-name="Tabela6.A2" office:value-type="string">
            <text:p text:style-name="P15"><text:span text:style-name="T8">2</text:span></text:p>
          </table:table-cell>
          <table:table-cell table:style-name="Tabela6.A2" office:value-type="string">
            <text:p text:style-name="P15">O Usuário digita um texto a medida que o sistema busca aulas que tenha um nome que combine com o texto digitado.</text:p>
          </table:table-cell>
        </table:table-row>
        <table:table-row table:style-name="Tabela6.1">
          <table:table-cell table:style-name="Tabela6.A2" office:value-type="string">
            <text:p text:style-name="P15"><text:span text:style-name="T8">3</text:span></text:p>
          </table:table-cell>
          <table:table-cell table:style-name="Tabela6.A2" office:value-type="string">
            <text:p text:style-name="P15">o DataGrid é atualizado com base na busca.</text:p>
          </table:table-cell>
        </table:table-row>
      </table:table>
      <text:p text:style-name="P7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><text:span text:style-name="T8">FLUXO DE EXCEÇÃO E02 – HORÁRIO INVÁLIDO</text:span></text:p>
      <text:p text:style-name="P1"><text:soft-page-break/><text:span text:style-name="T8">Passo único </text:span>- Se o professor informado já ministrar alguma aula no horário passado ou as salas e laboratórios estiverem alocados para outras aulas o sistema deve informar isso ao usuário e solicitar que ele informe novos horários. </text:p>
      <text:p text:style-name="P1"/>
      <text:p text:style-name="P1"/>
      <text:list xml:id="list54303813431544" text:continue-list="list6209949769292290134" text:style-name="WWNum5">
        <text:list-item>
          <text:p text:style-name="P40"><text:bookmark text:name="_kq7ldh964z5m"/><text:span text:style-name="T2">Manter Curso</text:span></text:p>
        </text:list-item>
      </text:list>
      <text:p text:style-name="P1">Este caso de uso possibilita o cadastro de novos cursos, alterar, remover e consultar cursos já cadastrados anteriormente.</text:p>
      <text:p text:style-name="P1"/>
      <text:p text:style-name="P1"><text:span text:style-name="T8">Atores envolvidos</text:span></text:p>
      <text:list xml:id="list54305817174520" text:continue-list="list2682591451804842525" text:style-name="WWNum3">
        <text:list-item>
          <text:p text:style-name="P35"><text:span text:style-name="T8">Administrador : </text:span>O usuário com papel de administrador deve ser o único responsável por realizar o cadastro, edição e a remoção de dos cursos.</text:p>
        </text:list-item>
        <text:list-item>
          <text:p text:style-name="P35"><text:span text:style-name="T8">Professor e Público:</text:span> Usuários com esses tipos de papel podem realizar as demais operações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Cursos</text:span></text:p>
      <text:p text:style-name="P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3"><text:span text:style-name="T8">Passo</text:span></text:p>
          </table:table-cell>
          <table:table-cell table:style-name="Tabela7.A1" office:value-type="string">
            <text:p text:style-name="P13"><text:span text:style-name="T8">Descrição</text:span></text:p>
          </table:table-cell>
        </table:table-row>
        <table:table-row table:style-name="Tabela7.1">
          <table:table-cell table:style-name="Tabela7.A2" office:value-type="string">
            <text:p text:style-name="P15"><text:span text:style-name="T8">1</text:span></text:p>
          </table:table-cell>
          <table:table-cell table:style-name="Tabela7.A2" office:value-type="string">
            <text:p text:style-name="P15">O fluxo principal inicia quando um usuário na tela inicial clica na opção Cursos</text:p>
          </table:table-cell>
        </table:table-row>
        <table:table-row table:style-name="Tabela7.1">
          <table:table-cell table:style-name="Tabela7.A2" office:value-type="string">
            <text:p text:style-name="P15"><text:span text:style-name="T8">2</text:span></text:p>
          </table:table-cell>
          <table:table-cell table:style-name="Tabela7.A2" office:value-type="string">
            <text:p text:style-name="P15">O sistema apresenta uma tela listando todos os cursos já cadastradas anteriormente. </text:p>
          </table:table-cell>
        </table:table-row>
      </table:table>
      <text:p text:style-name="P1"/>
      <text:p text:style-name="P1"><text:span text:style-name="T8">Fluxo alternativo - Cadastrar Curso</text:span></text:p>
      <text:p text:style-name="P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3"><text:span text:style-name="T8">Passo </text:span></text:p>
          </table:table-cell>
          <table:table-cell table:style-name="Tabela8.A1" office:value-type="string">
            <text:p text:style-name="P13"><text:span text:style-name="T8">Descrição</text:span></text:p>
          </table:table-cell>
        </table:table-row>
        <table:table-row table:style-name="Tabela8.1">
          <table:table-cell table:style-name="Tabela8.A2" office:value-type="string">
            <text:p text:style-name="P15"><text:span text:style-name="T8">1</text:span></text:p>
          </table:table-cell>
          <table:table-cell table:style-name="Tabela8.A2" office:value-type="string">
            <text:p text:style-name="P15">O usuario com papel Administrador clica na opção<text:span text:style-name="T8"> “Cadastrar Novo Curso” </text:span></text:p>
          </table:table-cell>
        </table:table-row>
        <table:table-row table:style-name="Tabela8.1">
          <table:table-cell table:style-name="Tabela8.A2" office:value-type="string">
            <text:p text:style-name="P15"><text:span text:style-name="T8">2</text:span></text:p>
          </table:table-cell>
          <table:table-cell table:style-name="Tabela8.A2" office:value-type="string">
            <text:p text:style-name="P15">Uma tela é apresentada pedindo os dados referentes o Curso.</text:p>
          </table:table-cell>
        </table:table-row>
        <table:table-row table:style-name="Tabela8.1">
          <table:table-cell table:style-name="Tabela8.A2" office:value-type="string">
            <text:p text:style-name="P15"><text:span text:style-name="T8">3</text:span></text:p>
          </table:table-cell>
          <table:table-cell table:style-name="Tabela8.A2" office:value-type="string">
            <text:p text:style-name="P15"><text:span text:style-name="T8">O Administrador deve preencher os seguintes campos:</text:span></text:p>
            <text:list xml:id="list54304958954641" text:continue-list="list5882319319147478821" text:style-name="WWNum1">
              <text:list-item>
                <text:p text:style-name="P33"><text:span text:style-name="T8">INFO:</text:span> atributo que faz referência a entidade Info, o qual representa uma descrição sobre o curso.</text:p>
              </text:list-item>
              <text:list-item>
                <text:p text:style-name="P33"><text:span text:style-name="T8">Períodos:</text:span> atributo do tipo inteiro que representa a quantidade de períodos do Curso, o mesmo deve ser informado no momento do cadastro.</text:p>
              </text:list-item>
              <text:list-item>
                <text:p text:style-name="P33"><text:soft-page-break/><text:span text:style-name="T8">Unidade: </text:span>atributo simples do tipo String com limitação de 50 caracteres, e é um atributo obrigatório.</text:p>
              </text:list-item>
              <text:list-item>
                <text:p text:style-name="P33"><text:span text:style-name="T8">Aulas:</text:span> atributo que representa uma lista de elementos da entidade Aula e que faz referência a ela.</text:p>
              </text:list-item>
              <text:list-item>
                <text:p text:style-name="P33"><text:span text:style-name="T8">turmas: </text:span>atributo que representa uma coleção de elementos da entidade Turmas e que faz referência a ela;</text:p>
              </text:list-item>
            </text:list>
          </table:table-cell>
        </table:table-row>
        <table:table-row table:style-name="Tabela8.1">
          <table:table-cell table:style-name="Tabela8.A2" office:value-type="string">
            <text:p text:style-name="P15"><text:span text:style-name="T8">4</text:span></text:p>
          </table:table-cell>
          <table:table-cell table:style-name="Tabela8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8.1">
          <table:table-cell table:style-name="Tabela8.A2" office:value-type="string">
            <text:p text:style-name="P15"><text:span text:style-name="T8">5</text:span></text:p>
          </table:table-cell>
          <table:table-cell table:style-name="Tabela8.A2" office:value-type="string">
            <text:p text:style-name="P15">O sistema insere o Curso na base de dados</text:p>
          </table:table-cell>
        </table:table-row>
        <table:table-row table:style-name="Tabela8.1">
          <table:table-cell table:style-name="Tabela8.A2" office:value-type="string">
            <text:p text:style-name="P15"><text:span text:style-name="T8">6</text:span></text:p>
          </table:table-cell>
          <table:table-cell table:style-name="Tabela8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ditar Curso</text:span></text:p>
      <text:p text:style-name="P1"><text:span text:style-name="T8"><text:s/></text:span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3"><text:span text:style-name="T8">Passo </text:span></text:p>
          </table:table-cell>
          <table:table-cell table:style-name="Tabela9.A1" office:value-type="string">
            <text:p text:style-name="P13"><text:span text:style-name="T8">Descrição</text:span>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1</text:span></text:p>
          </table:table-cell>
          <table:table-cell table:style-name="Tabela9.A2" office:value-type="string">
            <text:p text:style-name="P15">O Administrador Seleciona um curso listado na página de<text:span text:style-name="T8"> Cursos </text:span>clicando no ícone de <text:span text:style-name="T8">Editar Curso</text:span> ao lado da Curso desejada.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2</text:span></text:p>
          </table:table-cell>
          <table:table-cell table:style-name="Tabela9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3</text:span></text:p>
          </table:table-cell>
          <table:table-cell table:style-name="Tabela9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4</text:span></text:p>
          </table:table-cell>
          <table:table-cell table:style-name="Tabela9.A2" office:value-type="string">
            <text:p text:style-name="P15">O Administrador clica em Salvar.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5</text:span></text:p>
          </table:table-cell>
          <table:table-cell table:style-name="Tabela9.A2" office:value-type="string">
            <text:p text:style-name="P15">O sistema altera os dados na base de dados.</text:p>
          </table:table-cell>
        </table:table-row>
        <table:table-row table:style-name="Tabela9.1">
          <table:table-cell table:style-name="Tabela9.A2" office:value-type="string">
            <text:p text:style-name="P15"><text:span text:style-name="T8">6</text:span></text:p>
          </table:table-cell>
          <table:table-cell table:style-name="Tabela9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xcluir Curso.</text:span></text:p>
      <text:p text:style-name="P1"><text:span text:style-name="T8"><text:s/></text:span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3"><text:span text:style-name="T8">Passo </text:span></text:p>
          </table:table-cell>
          <table:table-cell table:style-name="Tabela10.A1" office:value-type="string">
            <text:p text:style-name="P13"><text:span text:style-name="T8">Descrição</text:span>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1</text:span></text:p>
          </table:table-cell>
          <table:table-cell table:style-name="Tabela10.A2" office:value-type="string">
            <text:p text:style-name="P15">O Administrador Seleciona um curso listado na página de<text:span text:style-name="T8"> Cursos </text:span>clicando no ícone de <text:span text:style-name="T8">Excluir Curso</text:span> ao lado do curso desejado.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2</text:span></text:p>
          </table:table-cell>
          <table:table-cell table:style-name="Tabela10.A2" office:value-type="string">
            <text:p text:style-name="P15">O sistema solicita a confirmação da operação com a mensagem “Tem certeza que quer excluir este curso?”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3</text:span></text:p>
          </table:table-cell>
          <table:table-cell table:style-name="Tabela10.A2" office:value-type="string">
            <text:p text:style-name="P15">O Administrador Confirma a operação.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4</text:span></text:p>
          </table:table-cell>
          <table:table-cell table:style-name="Tabela10.A2" office:value-type="string">
            <text:p text:style-name="P15"><text:span text:style-name="T8">O sistema verifica se o curso pode ser excluído.</text:span>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5</text:span></text:p>
          </table:table-cell>
          <table:table-cell table:style-name="Tabela10.A2" office:value-type="string">
            <text:p text:style-name="P15">O sistema remove o Curso da Base de dados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8">6</text:span></text:p>
          </table:table-cell>
          <table:table-cell table:style-name="Tabela10.A2" office:value-type="string">
            <text:p text:style-name="P15">O caso de uso é encerrado.</text:p>
          </table:table-cell>
        </table:table-row>
      </table:table>
      <text:p text:style-name="P1"/>
      <text:p text:style-name="P7"/>
      <text:p text:style-name="P1"><text:soft-page-break/><text:span text:style-name="T8">Fluxo Alternativo - Buscar Curso.</text:span></text:p>
      <text:p text:style-name="P1"><text:span text:style-name="T8"><text:s/></text:span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3"><text:span text:style-name="T8">Passo </text:span></text:p>
          </table:table-cell>
          <table:table-cell table:style-name="Tabela11.A1" office:value-type="string">
            <text:p text:style-name="P13"><text:span text:style-name="T8">Descrição</text:span></text:p>
          </table:table-cell>
        </table:table-row>
        <table:table-row table:style-name="Tabela11.1">
          <table:table-cell table:style-name="Tabela11.A2" office:value-type="string">
            <text:p text:style-name="P15"><text:span text:style-name="T8">1</text:span></text:p>
          </table:table-cell>
          <table:table-cell table:style-name="Tabela11.A2" office:value-type="string">
            <text:p text:style-name="P15">O Usuário seleciona a caixa de texto de busca na página <text:span text:style-name="T8">Cursos </text:span>acima do DataGrid</text:p>
          </table:table-cell>
        </table:table-row>
        <table:table-row table:style-name="Tabela11.1">
          <table:table-cell table:style-name="Tabela11.A2" office:value-type="string">
            <text:p text:style-name="P15"><text:span text:style-name="T8">2</text:span></text:p>
          </table:table-cell>
          <table:table-cell table:style-name="Tabela11.A2" office:value-type="string">
            <text:p text:style-name="P15">O Usuário digita um texto a medida que o sistema busca Cursos que tenha um nome que combine com o texto digitado.</text:p>
          </table:table-cell>
        </table:table-row>
        <table:table-row table:style-name="Tabela11.1">
          <table:table-cell table:style-name="Tabela11.A2" office:value-type="string">
            <text:p text:style-name="P15"><text:span text:style-name="T8">3</text:span></text:p>
          </table:table-cell>
          <table:table-cell table:style-name="Tabela11.A2" office:value-type="string">
            <text:p text:style-name="P15">O DataGrid é atualizado com base na busca.</text:p>
          </table:table-cell>
        </table:table-row>
      </table:table>
      <text:p text:style-name="P1"/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><text:span text:style-name="T8">FLUXO DE EXCEÇÃO E02 – CURSO EXISTENTE</text:span></text:p>
      <text:p text:style-name="P1"><text:span text:style-name="T8">Passo único:</text:span> Se já houver um curso com o mesmo nome cadastrado o sistema deve mostrar uma mensagem sugerindo que o usuário informe outro nome.</text:p>
      <text:p text:style-name="P1"/>
      <text:list xml:id="list54303862847685" text:continue-list="list54303813431544" text:style-name="WWNum5">
        <text:list-item>
          <text:p text:style-name="P40"><text:bookmark text:name="_9xzi3fkphmm9"/><text:span text:style-name="T2">Manter Disciplina</text:span></text:p>
        </text:list-item>
      </text:list>
      <text:p text:style-name="P1">Este caso de uso possibilita o cadastro de novas disciplinas, além de disponibilizar métodos para alterar, remover e consultar Disciplinas já cadastradas anteriormente.</text:p>
      <text:p text:style-name="P1"/>
      <text:p text:style-name="P1"><text:span text:style-name="T8">Atores envolvidos</text:span></text:p>
      <text:list xml:id="list54303816449788" text:continue-list="list54305817174520" text:style-name="WWNum3">
        <text:list-item>
          <text:p text:style-name="P35"><text:span text:style-name="T8">Administrador : </text:span>O usuário com papel de administrador deve ser o único responsável por realizar o cadastro, edição e a remoção de das Disciplinas.</text:p>
        </text:list-item>
        <text:list-item>
          <text:p text:style-name="P35"><text:span text:style-name="T8">Professor e Público:</text:span> Usuários com esses tipos de papel podem realizar as demais operações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Disciplinas</text:span></text:p>
      <text:p text:style-name="P1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3"><text:span text:style-name="T8">Passo</text:span></text:p>
          </table:table-cell>
          <table:table-cell table:style-name="Tabela12.A1" office:value-type="string">
            <text:p text:style-name="P13"><text:span text:style-name="T8">Descrição</text:span></text:p>
          </table:table-cell>
        </table:table-row>
        <table:table-row table:style-name="Tabela12.1">
          <table:table-cell table:style-name="Tabela12.A2" office:value-type="string">
            <text:p text:style-name="P15"><text:span text:style-name="T8">1</text:span></text:p>
          </table:table-cell>
          <table:table-cell table:style-name="Tabela12.A2" office:value-type="string">
            <text:p text:style-name="P15">O fluxo principal inicia quando um usuário na tela inicial clica na opção <text:soft-page-break/><text:span text:style-name="T8">Disciplinas</text:span></text:p>
          </table:table-cell>
        </table:table-row>
        <table:table-row table:style-name="Tabela12.1">
          <table:table-cell table:style-name="Tabela12.A2" office:value-type="string">
            <text:p text:style-name="P15"><text:span text:style-name="T8">2</text:span></text:p>
          </table:table-cell>
          <table:table-cell table:style-name="Tabela12.A2" office:value-type="string">
            <text:p text:style-name="P15">O sistema apresenta uma tela listando todas as disciplinas já cadastradas. </text:p>
          </table:table-cell>
        </table:table-row>
      </table:table>
      <text:p text:style-name="P1"/>
      <text:p text:style-name="P1"><text:span text:style-name="T8">Fluxo alternativo - Cadastrar Disciplina</text:span></text:p>
      <text:p text:style-name="P7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3"><text:span text:style-name="T8">Passo </text:span></text:p>
          </table:table-cell>
          <table:table-cell table:style-name="Tabela13.A1" office:value-type="string">
            <text:p text:style-name="P13"><text:span text:style-name="T8">Descrição</text:span></text:p>
          </table:table-cell>
        </table:table-row>
        <table:table-row table:style-name="Tabela13.1">
          <table:table-cell table:style-name="Tabela13.A2" office:value-type="string">
            <text:p text:style-name="P15"><text:span text:style-name="T8">1</text:span></text:p>
          </table:table-cell>
          <table:table-cell table:style-name="Tabela13.A2" office:value-type="string">
            <text:p text:style-name="P15">O Administrador clica na opção<text:span text:style-name="T8"> “Cadastrar Nova Disciplina” </text:span></text:p>
          </table:table-cell>
        </table:table-row>
        <table:table-row table:style-name="Tabela13.1">
          <table:table-cell table:style-name="Tabela13.A2" office:value-type="string">
            <text:p text:style-name="P15"><text:span text:style-name="T8">2</text:span></text:p>
          </table:table-cell>
          <table:table-cell table:style-name="Tabela13.A2" office:value-type="string">
            <text:p text:style-name="P15">Uma tela é apresentada pedindo os dados referentes a disciplina.</text:p>
          </table:table-cell>
        </table:table-row>
        <table:table-row table:style-name="Tabela13.1">
          <table:table-cell table:style-name="Tabela13.A2" office:value-type="string">
            <text:p text:style-name="P15"><text:span text:style-name="T8">3</text:span></text:p>
          </table:table-cell>
          <table:table-cell table:style-name="Tabela13.A2" office:value-type="string">
            <text:p text:style-name="P15"><text:span text:style-name="T8">O Administrador deve preencher os seguintes campo:</text:span></text:p>
            <text:list xml:id="list54303932890641" text:continue-list="list54304958954641" text:style-name="WWNum1">
              <text:list-item>
                <text:p text:style-name="P33"><text:span text:style-name="T8">Info:</text:span> atributo que representa uma descrição sobre a disciplina, o mesmo faz referência a entidade Info.</text:p>
              </text:list-item>
              <text:list-item>
                <text:p text:style-name="P33"><text:span text:style-name="T8">Aulas_Semana:</text:span> Atributo simples do tipo INT que representa a quantidade de aulas por semana referente a disciplina, o atributo deve ser informado no momento do cadastro.</text:p>
              </text:list-item>
              <text:list-item>
                <text:p text:style-name="P33"><text:span text:style-name="T8">Carga_Horaria:</text:span> atributo simples do tipo INT que representa a carga horária da disciplina, o mesmo deve ser informado no momento do cadastro.</text:p>
              </text:list-item>
              <text:list-item>
                <text:p text:style-name="P33"><text:span text:style-name="T8">Curso:</text:span> Campo que representa a qual curso a Disciplina Representa, o mesmo é uma referência a entidade Curso.</text:p>
              </text:list-item>
              <text:list-item>
                <text:p text:style-name="P33"><text:span text:style-name="T8">Aulas: </text:span>atributo que representa uma lista de elementos do tipo Aula, este campo deve possuir uma referência a Entidade Curso.</text:p>
              </text:list-item>
            </text:list>
          </table:table-cell>
        </table:table-row>
        <table:table-row table:style-name="Tabela13.1">
          <table:table-cell table:style-name="Tabela13.A2" office:value-type="string">
            <text:p text:style-name="P15"><text:span text:style-name="T8">4</text:span></text:p>
          </table:table-cell>
          <table:table-cell table:style-name="Tabela13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13.1">
          <table:table-cell table:style-name="Tabela13.A2" office:value-type="string">
            <text:p text:style-name="P15"><text:span text:style-name="T8">5</text:span></text:p>
          </table:table-cell>
          <table:table-cell table:style-name="Tabela13.A2" office:value-type="string">
            <text:p text:style-name="P15">O sistema insere a disciplina na base de dados</text:p>
          </table:table-cell>
        </table:table-row>
        <table:table-row table:style-name="Tabela13.1">
          <table:table-cell table:style-name="Tabela13.A2" office:value-type="string">
            <text:p text:style-name="P15"><text:span text:style-name="T8">6</text:span></text:p>
          </table:table-cell>
          <table:table-cell table:style-name="Tabela13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ditar Disciplina</text:span></text:p>
      <text:p text:style-name="P1"><text:span text:style-name="T8"><text:s/></text:span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3"><text:span text:style-name="T8">Passo </text:span></text:p>
          </table:table-cell>
          <table:table-cell table:style-name="Tabela14.A1" office:value-type="string">
            <text:p text:style-name="P13"><text:span text:style-name="T8">Descrição</text:span>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1</text:span></text:p>
          </table:table-cell>
          <table:table-cell table:style-name="Tabela14.A2" office:value-type="string">
            <text:p text:style-name="P15">O Administrador Seleciona uma disciplina listada na página de<text:span text:style-name="T8"> Disciplinas </text:span>clicando no ícone de <text:span text:style-name="T8">Editar Disciplinas </text:span>ao lado da disciplina desejada.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2</text:span></text:p>
          </table:table-cell>
          <table:table-cell table:style-name="Tabela14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3</text:span></text:p>
          </table:table-cell>
          <table:table-cell table:style-name="Tabela14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4</text:span></text:p>
          </table:table-cell>
          <table:table-cell table:style-name="Tabela14.A2" office:value-type="string">
            <text:p text:style-name="P15">O Administrador clica em Salvar.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5</text:span></text:p>
          </table:table-cell>
          <table:table-cell table:style-name="Tabela14.A2" office:value-type="string">
            <text:p text:style-name="P15">O sistema altera os dados na base de dados.</text:p>
          </table:table-cell>
        </table:table-row>
        <table:table-row table:style-name="Tabela14.1">
          <table:table-cell table:style-name="Tabela14.A2" office:value-type="string">
            <text:p text:style-name="P15"><text:span text:style-name="T8">6</text:span></text:p>
          </table:table-cell>
          <table:table-cell table:style-name="Tabela14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oft-page-break/><text:span text:style-name="T8">Fluxo Alternativo - Excluir Disciplina</text:span></text:p>
      <text:p text:style-name="P1"><text:span text:style-name="T8"><text:s/></text:span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3"><text:span text:style-name="T8">Passo </text:span></text:p>
          </table:table-cell>
          <table:table-cell table:style-name="Tabela15.A1" office:value-type="string">
            <text:p text:style-name="P13"><text:span text:style-name="T8">Descrição</text:span>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1</text:span></text:p>
          </table:table-cell>
          <table:table-cell table:style-name="Tabela15.A2" office:value-type="string">
            <text:p text:style-name="P15">O Administrador Seleciona uma disciplina listado na página de<text:span text:style-name="T8"> Disciplinas </text:span>clicando no ícone de <text:span text:style-name="T8">Excluir Disciplina</text:span> ao lado da disciplina desejada.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2</text:span></text:p>
          </table:table-cell>
          <table:table-cell table:style-name="Tabela15.A2" office:value-type="string">
            <text:p text:style-name="P15">O sistema solicita a confirmação da operação com a mensagem “Tem certeza que quer excluir esta disciplina?”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3</text:span></text:p>
          </table:table-cell>
          <table:table-cell table:style-name="Tabela15.A2" office:value-type="string">
            <text:p text:style-name="P15">O Administrador Confirma a operação.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4</text:span></text:p>
          </table:table-cell>
          <table:table-cell table:style-name="Tabela15.A2" office:value-type="string">
            <text:p text:style-name="P15">O sistema verifica se a disciplina pode ser excluída.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5</text:span></text:p>
          </table:table-cell>
          <table:table-cell table:style-name="Tabela15.A2" office:value-type="string">
            <text:p text:style-name="P15">O sistema remove a disciplina da Base de dados</text:p>
          </table:table-cell>
        </table:table-row>
        <table:table-row table:style-name="Tabela15.1">
          <table:table-cell table:style-name="Tabela15.A2" office:value-type="string">
            <text:p text:style-name="P15"><text:span text:style-name="T8">6</text:span></text:p>
          </table:table-cell>
          <table:table-cell table:style-name="Tabela15.A2" office:value-type="string">
            <text:p text:style-name="P15">O caso de uso é encerrado.</text:p>
          </table:table-cell>
        </table:table-row>
      </table:table>
      <text:p text:style-name="P1"/>
      <text:p text:style-name="P7"/>
      <text:p text:style-name="P1"><text:span text:style-name="T8">Fluxo Alternativo - Buscar Disciplina.</text:span></text:p>
      <text:p text:style-name="P1"><text:span text:style-name="T8"><text:s/></text:span>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3"><text:span text:style-name="T8">Passo </text:span></text:p>
          </table:table-cell>
          <table:table-cell table:style-name="Tabela16.A1" office:value-type="string">
            <text:p text:style-name="P13"><text:span text:style-name="T8">Descrição</text:span></text:p>
          </table:table-cell>
        </table:table-row>
        <table:table-row table:style-name="Tabela16.1">
          <table:table-cell table:style-name="Tabela16.A2" office:value-type="string">
            <text:p text:style-name="P15"><text:span text:style-name="T8">1</text:span></text:p>
          </table:table-cell>
          <table:table-cell table:style-name="Tabela16.A2" office:value-type="string">
            <text:p text:style-name="P15">O Usuário seleciona a caixa de texto de busca na página "Gerenciar Disciplinas" acima do DataGrid.</text:p>
          </table:table-cell>
        </table:table-row>
        <table:table-row table:style-name="Tabela16.1">
          <table:table-cell table:style-name="Tabela16.A2" office:value-type="string">
            <text:p text:style-name="P15"><text:span text:style-name="T8">2</text:span></text:p>
          </table:table-cell>
          <table:table-cell table:style-name="Tabela16.A2" office:value-type="string">
            <text:p text:style-name="P15">O Usuário digita um texto a medida que o sistema busca Disciplinas que tenha um nome que combine com o texto digitado.</text:p>
          </table:table-cell>
        </table:table-row>
        <table:table-row table:style-name="Tabela16.1">
          <table:table-cell table:style-name="Tabela16.A2" office:value-type="string">
            <text:p text:style-name="P15"><text:span text:style-name="T8">3</text:span></text:p>
          </table:table-cell>
          <table:table-cell table:style-name="Tabela16.A2" office:value-type="string">
            <text:p text:style-name="P15">o DataGrid é atualizado com base na busca.</text:p>
          </table:table-cell>
        </table:table-row>
      </table:table>
      <text:p text:style-name="P1"/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><text:span text:style-name="T8">FLUXO DE EXCEÇÃO E02 – DISCIPLINA EXISTENTE</text:span></text:p>
      <text:p text:style-name="P1"><text:span text:style-name="T8">Passo único:</text:span> Se já houver uma disciplina com o mesmo nome no mesmo curso o sistema deve mostrar uma mensagem sugerindo que o usuário informe outro nome.</text:p>
      <text:p text:style-name="P1"/>
      <text:p text:style-name="P1"/>
      <text:list xml:id="list54304613514064" text:continue-list="list54303862847685" text:style-name="WWNum5">
        <text:list-item>
          <text:p text:style-name="P40"><text:bookmark text:name="_cj59uige1aue"/><text:span text:style-name="T2">Manter Horário</text:span></text:p>
        </text:list-item>
      </text:list>
      <text:p text:style-name="P1">Este caso de uso possibilita o cadastro de Horários, além de disponibilizar métodos para alterar, remover e consultar Disciplinas já cadastradas anteriormente.</text:p>
      <text:p text:style-name="P1"/>
      <text:p text:style-name="P1"><text:span text:style-name="T8">Atores envolvidos</text:span></text:p>
      <text:list xml:id="list54305794427400" text:continue-list="list54303816449788" text:style-name="WWNum3">
        <text:list-item>
          <text:p text:style-name="P35"><text:span text:style-name="T8">Administrador : </text:span>O usuário com papel de administrador deve ser o único responsável por realizar o cadastro, edição e a remoção dos Horarios</text:p>
        </text:list-item>
        <text:list-item>
          <text:p text:style-name="P35"><text:soft-page-break/><text:span text:style-name="T8">Professor e Público:</text:span> Usuários com esses tipos de papel podem realizar as demais operações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Disciplinas</text:span></text:p>
      <text:p text:style-name="P1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3"><text:span text:style-name="T8">Passo</text:span></text:p>
          </table:table-cell>
          <table:table-cell table:style-name="Tabela17.A1" office:value-type="string">
            <text:p text:style-name="P13"><text:span text:style-name="T8">Descrição</text:span></text:p>
          </table:table-cell>
        </table:table-row>
        <table:table-row table:style-name="Tabela17.1">
          <table:table-cell table:style-name="Tabela17.A2" office:value-type="string">
            <text:p text:style-name="P15"><text:span text:style-name="T8">1</text:span></text:p>
          </table:table-cell>
          <table:table-cell table:style-name="Tabela17.A2" office:value-type="string">
            <text:p text:style-name="P15">O fluxo principal inicia quando um usuário tela inicial clica na opção <text:span text:style-name="T8">Horários</text:span></text:p>
          </table:table-cell>
        </table:table-row>
        <table:table-row table:style-name="Tabela17.1">
          <table:table-cell table:style-name="Tabela17.A2" office:value-type="string">
            <text:p text:style-name="P15"><text:span text:style-name="T8">2</text:span></text:p>
          </table:table-cell>
          <table:table-cell table:style-name="Tabela17.A2" office:value-type="string">
            <text:p text:style-name="P15">O sistema apresenta uma tela listando todos os horários já cadastradas. </text:p>
          </table:table-cell>
        </table:table-row>
      </table:table>
      <text:p text:style-name="P1"/>
      <text:p text:style-name="P1"><text:span text:style-name="T8">Fluxo alternativo - Cadastrar Horário</text:span></text:p>
      <text:p text:style-name="P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3"><text:span text:style-name="T8">Passo </text:span></text:p>
          </table:table-cell>
          <table:table-cell table:style-name="Tabela18.A1" office:value-type="string">
            <text:p text:style-name="P13"><text:span text:style-name="T8">Descrição</text:span></text:p>
          </table:table-cell>
        </table:table-row>
        <table:table-row table:style-name="Tabela18.1">
          <table:table-cell table:style-name="Tabela18.A2" office:value-type="string">
            <text:p text:style-name="P15"><text:span text:style-name="T8">1</text:span></text:p>
          </table:table-cell>
          <table:table-cell table:style-name="Tabela18.A2" office:value-type="string">
            <text:p text:style-name="P15">O usuário Administrador clica na opção<text:span text:style-name="T8"> “Cadastrar novo Horário” </text:span></text:p>
          </table:table-cell>
        </table:table-row>
        <table:table-row table:style-name="Tabela18.1">
          <table:table-cell table:style-name="Tabela18.A2" office:value-type="string">
            <text:p text:style-name="P15"><text:span text:style-name="T8">2</text:span></text:p>
          </table:table-cell>
          <table:table-cell table:style-name="Tabela18.A2" office:value-type="string">
            <text:p text:style-name="P15">Uma tela é apresentada pedindo os dados referentes ao novo Horário.</text:p>
          </table:table-cell>
        </table:table-row>
        <table:table-row table:style-name="Tabela18.1">
          <table:table-cell table:style-name="Tabela18.A2" office:value-type="string">
            <text:p text:style-name="P15"><text:span text:style-name="T8">3</text:span></text:p>
          </table:table-cell>
          <table:table-cell table:style-name="Tabela18.A2" office:value-type="string">
            <text:p text:style-name="P15"><text:span text:style-name="T8">O Administrador deve preencher os seguintes campo:</text:span></text:p>
            <text:list xml:id="list54304137724793" text:continue-list="list54303932890641" text:style-name="WWNum1">
              <text:list-item>
                <text:p text:style-name="P33"><text:span text:style-name="T8">Descrição:</text:span> este atributo representa uma breve descrição sobre o horário, o atributo deve possuir no máximo 50 caracteres e deve ser informado no momento do cadastro</text:p>
              </text:list-item>
              <text:list-item>
                <text:p text:style-name="P33"><text:span text:style-name="T8">Inicio:</text:span> atributo que representa o inicio do horario</text:p>
              </text:list-item>
              <text:list-item>
                <text:p text:style-name="P33"><text:span text:style-name="T8">Fim:</text:span> atributo que representa o fim do horário.</text:p>
              </text:list-item>
            </text:list>
          </table:table-cell>
        </table:table-row>
        <table:table-row table:style-name="Tabela18.1">
          <table:table-cell table:style-name="Tabela18.A2" office:value-type="string">
            <text:p text:style-name="P15"><text:span text:style-name="T8">4</text:span></text:p>
          </table:table-cell>
          <table:table-cell table:style-name="Tabela18.A2" office:value-type="string">
            <text:p text:style-name="P15">O sistema verifica se os dados estão válidos. <text:span text:style-name="T8">(E01)</text:span></text:p>
          </table:table-cell>
        </table:table-row>
        <table:table-row table:style-name="Tabela18.1">
          <table:table-cell table:style-name="Tabela18.A2" office:value-type="string">
            <text:p text:style-name="P15"><text:span text:style-name="T8">5</text:span></text:p>
          </table:table-cell>
          <table:table-cell table:style-name="Tabela18.A2" office:value-type="string">
            <text:p text:style-name="P15">O sistema insere o horário na base de dados</text:p>
          </table:table-cell>
        </table:table-row>
        <table:table-row table:style-name="Tabela18.1">
          <table:table-cell table:style-name="Tabela18.A2" office:value-type="string">
            <text:p text:style-name="P15"><text:span text:style-name="T8">6</text:span></text:p>
          </table:table-cell>
          <table:table-cell table:style-name="Tabela18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ditar Horário</text:span></text:p>
      <text:p text:style-name="P1"><text:span text:style-name="T8"><text:s/>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3"><text:span text:style-name="T8">Passo </text:span></text:p>
          </table:table-cell>
          <table:table-cell table:style-name="Tabela19.A1" office:value-type="string">
            <text:p text:style-name="P13"><text:span text:style-name="T8">Descrição</text:span></text:p>
          </table:table-cell>
        </table:table-row>
        <table:table-row table:style-name="Tabela19.1">
          <table:table-cell table:style-name="Tabela19.A2" office:value-type="string">
            <text:p text:style-name="P15"><text:span text:style-name="T8">1</text:span></text:p>
          </table:table-cell>
          <table:table-cell table:style-name="Tabela19.A2" office:value-type="string">
            <text:p text:style-name="P15">O Administrador Seleciona um horário na página de<text:span text:style-name="T8"> Horários </text:span>clicando no ícone de <text:span text:style-name="T8">Editar Horário </text:span>ao lado do horário desejado</text:p>
          </table:table-cell>
        </table:table-row>
        <text:soft-page-break/>
        <table:table-row table:style-name="Tabela19.1">
          <table:table-cell table:style-name="Tabela19.A2" office:value-type="string">
            <text:p text:style-name="P15"><text:span text:style-name="T8">2</text:span></text:p>
          </table:table-cell>
          <table:table-cell table:style-name="Tabela19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19.1">
          <table:table-cell table:style-name="Tabela19.A2" office:value-type="string">
            <text:p text:style-name="P15"><text:span text:style-name="T8">3</text:span></text:p>
          </table:table-cell>
          <table:table-cell table:style-name="Tabela19.A2" office:value-type="string">
            <text:p text:style-name="P15">O administrador altera os dados que deseja. <text:span text:style-name="T8">(E01)</text:span></text:p>
          </table:table-cell>
        </table:table-row>
        <table:table-row table:style-name="Tabela19.1">
          <table:table-cell table:style-name="Tabela19.A2" office:value-type="string">
            <text:p text:style-name="P15"><text:span text:style-name="T8">4</text:span></text:p>
          </table:table-cell>
          <table:table-cell table:style-name="Tabela19.A2" office:value-type="string">
            <text:p text:style-name="P15">O Administrador clica em Salvar.</text:p>
          </table:table-cell>
        </table:table-row>
        <table:table-row table:style-name="Tabela19.1">
          <table:table-cell table:style-name="Tabela19.A2" office:value-type="string">
            <text:p text:style-name="P15"><text:span text:style-name="T8">5</text:span></text:p>
          </table:table-cell>
          <table:table-cell table:style-name="Tabela19.A2" office:value-type="string">
            <text:p text:style-name="P15">O sistema altera os dados na base de dados.</text:p>
          </table:table-cell>
        </table:table-row>
        <table:table-row table:style-name="Tabela19.1">
          <table:table-cell table:style-name="Tabela19.A2" office:value-type="string">
            <text:p text:style-name="P15"><text:span text:style-name="T8">6</text:span></text:p>
          </table:table-cell>
          <table:table-cell table:style-name="Tabela19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xcluir Horário</text:span></text:p>
      <text:p text:style-name="P1"><text:span text:style-name="T8"><text:s/>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13"><text:span text:style-name="T8">Passo </text:span></text:p>
          </table:table-cell>
          <table:table-cell table:style-name="Tabela20.A1" office:value-type="string">
            <text:p text:style-name="P13"><text:span text:style-name="T8">Descrição</text:span>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1</text:span></text:p>
          </table:table-cell>
          <table:table-cell table:style-name="Tabela20.A2" office:value-type="string">
            <text:p text:style-name="P15">O Administrador Seleciona um horário listado na página de<text:span text:style-name="T8"> Horários </text:span>clicando no ícone de <text:span text:style-name="T8">Excluir Horário</text:span> ao lado do horário desejado.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2</text:span></text:p>
          </table:table-cell>
          <table:table-cell table:style-name="Tabela20.A2" office:value-type="string">
            <text:p text:style-name="P15">O sistema solicita a confirmação da operação com a mensagem “Tem certeza que quer excluir este horário?”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3</text:span></text:p>
          </table:table-cell>
          <table:table-cell table:style-name="Tabela20.A2" office:value-type="string">
            <text:p text:style-name="P15">O Administrador Confirma a operação.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4</text:span></text:p>
          </table:table-cell>
          <table:table-cell table:style-name="Tabela20.A2" office:value-type="string">
            <text:p text:style-name="P15"><text:span text:style-name="T8">O sistema verifica se o horário pode ser excluído.</text:span>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5</text:span></text:p>
          </table:table-cell>
          <table:table-cell table:style-name="Tabela20.A2" office:value-type="string">
            <text:p text:style-name="P15">O sistema remove a disciplina da Base de dados</text:p>
          </table:table-cell>
        </table:table-row>
        <table:table-row table:style-name="Tabela20.1">
          <table:table-cell table:style-name="Tabela20.A2" office:value-type="string">
            <text:p text:style-name="P15"><text:span text:style-name="T8">6</text:span></text:p>
          </table:table-cell>
          <table:table-cell table:style-name="Tabela20.A2" office:value-type="string">
            <text:p text:style-name="P15">O caso de uso é encerrado.</text:p>
          </table:table-cell>
        </table:table-row>
      </table:table>
      <text:p text:style-name="P1"/>
      <text:p text:style-name="P7"/>
      <text:p text:style-name="P1"><text:span text:style-name="T8">Fluxo Alternativo - Buscar Horário.</text:span></text:p>
      <text:p text:style-name="P1"><text:span text:style-name="T8"><text:s/></text:span></text:p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13"><text:span text:style-name="T8">Passo </text:span></text:p>
          </table:table-cell>
          <table:table-cell table:style-name="Tabela21.A1" office:value-type="string">
            <text:p text:style-name="P13"><text:span text:style-name="T8">Descrição</text:span></text:p>
          </table:table-cell>
        </table:table-row>
        <table:table-row table:style-name="Tabela21.1">
          <table:table-cell table:style-name="Tabela21.A2" office:value-type="string">
            <text:p text:style-name="P15"><text:span text:style-name="T8">1</text:span></text:p>
          </table:table-cell>
          <table:table-cell table:style-name="Tabela21.A2" office:value-type="string">
            <text:p text:style-name="P15">O Usuário seleciona a caixa de texto de busca na página <text:span text:style-name="T8">Horários</text:span> acima do DataGrid</text:p>
          </table:table-cell>
        </table:table-row>
        <table:table-row table:style-name="Tabela21.1">
          <table:table-cell table:style-name="Tabela21.A2" office:value-type="string">
            <text:p text:style-name="P15"><text:span text:style-name="T8">2</text:span></text:p>
          </table:table-cell>
          <table:table-cell table:style-name="Tabela21.A2" office:value-type="string">
            <text:p text:style-name="P15">O Usuário informa o horário a ser recuperado </text:p>
          </table:table-cell>
        </table:table-row>
        <table:table-row table:style-name="Tabela21.1">
          <table:table-cell table:style-name="Tabela21.A2" office:value-type="string">
            <text:p text:style-name="P15"><text:span text:style-name="T8">3</text:span></text:p>
          </table:table-cell>
          <table:table-cell table:style-name="Tabela21.A2" office:value-type="string">
            <text:p text:style-name="P15">o DataGrid é atualizado com base na busca e o sistema mostra uma descrição sobre o horário (caso encontre).</text:p>
            <text:p text:style-name="P15"/>
          </table:table-cell>
        </table:table-row>
      </table:table>
      <text:p text:style-name="P1"/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list xml:id="list54303964449506" text:continue-list="list54304613514064" text:style-name="WWNum5">
        <text:list-item>
          <text:p text:style-name="P40"><text:bookmark text:name="_zdgab3osrljs"/><text:soft-page-break/><text:span text:style-name="T2">Manter Laboratório</text:span></text:p>
        </text:list-item>
      </text:list>
      <text:p text:style-name="P1">Este caso de uso possibilita o cadastro de Laboratórios, além de disponibilizar métodos para alterar, remover e consultar Laboratórios já cadastradas anteriormente.</text:p>
      <text:p text:style-name="P1"/>
      <text:p text:style-name="P1"><text:span text:style-name="T8">Atores envolvidos</text:span></text:p>
      <text:list xml:id="list54305340990187" text:continue-list="list54305794427400" text:style-name="WWNum3">
        <text:list-item>
          <text:p text:style-name="P35"><text:span text:style-name="T8">Administrador : </text:span>O usuário com papel de administrador deve ser o único responsável por realizar o cadastro, edição e a remoção de dos Laboratórios</text:p>
        </text:list-item>
        <text:list-item>
          <text:p text:style-name="P35"><text:span text:style-name="T8">Professor e Público:</text:span> Usuários com esses tipos de papel podem realizar as demais operações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Laboratórios</text:span></text:p>
      <text:p text:style-name="P1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3"><text:span text:style-name="T8">Passo</text:span></text:p>
          </table:table-cell>
          <table:table-cell table:style-name="Tabela22.A1" office:value-type="string">
            <text:p text:style-name="P13"><text:span text:style-name="T8">Descrição</text:span></text:p>
          </table:table-cell>
        </table:table-row>
        <table:table-row table:style-name="Tabela22.1">
          <table:table-cell table:style-name="Tabela22.A2" office:value-type="string">
            <text:p text:style-name="P15"><text:span text:style-name="T8">1</text:span></text:p>
          </table:table-cell>
          <table:table-cell table:style-name="Tabela22.A2" office:value-type="string">
            <text:p text:style-name="P15">O fluxo principal inicia quando um usuário na tela inicial clica na opção <text:span text:style-name="T8">Laboratórios.</text:span></text:p>
          </table:table-cell>
        </table:table-row>
        <table:table-row table:style-name="Tabela22.1">
          <table:table-cell table:style-name="Tabela22.A2" office:value-type="string">
            <text:p text:style-name="P15"><text:span text:style-name="T8">2</text:span></text:p>
          </table:table-cell>
          <table:table-cell table:style-name="Tabela22.A2" office:value-type="string">
            <text:p text:style-name="P15">O sistema apresenta uma tela listando todos os Laboratórios já cadastradas. </text:p>
          </table:table-cell>
        </table:table-row>
      </table:table>
      <text:p text:style-name="P1"/>
      <text:p text:style-name="P1"><text:span text:style-name="T8">Fluxo alternativo - Cadastrar Laboratório</text:span></text:p>
      <text:p text:style-name="P7"/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13"><text:span text:style-name="T8">Passo </text:span></text:p>
          </table:table-cell>
          <table:table-cell table:style-name="Tabela23.A1" office:value-type="string">
            <text:p text:style-name="P13"><text:span text:style-name="T8">Descrição</text:span></text:p>
          </table:table-cell>
        </table:table-row>
        <table:table-row table:style-name="Tabela23.1">
          <table:table-cell table:style-name="Tabela23.A2" office:value-type="string">
            <text:p text:style-name="P15"><text:span text:style-name="T8">1</text:span></text:p>
          </table:table-cell>
          <table:table-cell table:style-name="Tabela23.A2" office:value-type="string">
            <text:p text:style-name="P15">O Administrador clica na opção<text:span text:style-name="T8"> “Cadastrar novo Laboratório” </text:span></text:p>
          </table:table-cell>
        </table:table-row>
        <table:table-row table:style-name="Tabela23.1">
          <table:table-cell table:style-name="Tabela23.A2" office:value-type="string">
            <text:p text:style-name="P15"><text:span text:style-name="T8">2</text:span></text:p>
          </table:table-cell>
          <table:table-cell table:style-name="Tabela23.A2" office:value-type="string">
            <text:p text:style-name="P15">Uma tela é apresentada pedindo os dados referentes ao novo Laboratório.</text:p>
          </table:table-cell>
        </table:table-row>
        <table:table-row table:style-name="Tabela23.1">
          <table:table-cell table:style-name="Tabela23.A2" office:value-type="string">
            <text:p text:style-name="P15"><text:span text:style-name="T8">3</text:span></text:p>
          </table:table-cell>
          <table:table-cell table:style-name="Tabela23.A2" office:value-type="string">
            <text:p text:style-name="P15"><text:span text:style-name="T8">O Administrador deve preencher os seguintes campo:</text:span></text:p>
            <text:list xml:id="list54303839096442" text:continue-list="list54304137724793" text:style-name="WWNum1">
              <text:list-item>
                <text:p text:style-name="P33"><text:span text:style-name="T8">Info: atributo que representa uma breve descrição do laboratório, este campo faz referência a entidade Info.</text:span></text:p>
              </text:list-item>
              <text:list-item>
                <text:p text:style-name="P33"><text:span text:style-name="T8">Aulas: Atributo que representa uma coleção de elementos da entidade Aula, o mesmo é uma referência a Entidade Aula.</text:span></text:p>
              </text:list-item>
            </text:list>
          </table:table-cell>
        </table:table-row>
        <table:table-row table:style-name="Tabela23.1">
          <table:table-cell table:style-name="Tabela23.A2" office:value-type="string">
            <text:p text:style-name="P15"><text:span text:style-name="T8">4</text:span></text:p>
          </table:table-cell>
          <table:table-cell table:style-name="Tabela23.A2" office:value-type="string">
            <text:p text:style-name="P15">O sistema verifica se os dados estão válidos. <text:span text:style-name="T8">(E01)</text:span></text:p>
          </table:table-cell>
        </table:table-row>
        <table:table-row table:style-name="Tabela23.1">
          <table:table-cell table:style-name="Tabela23.A2" office:value-type="string">
            <text:p text:style-name="P15"><text:span text:style-name="T8">5</text:span></text:p>
          </table:table-cell>
          <table:table-cell table:style-name="Tabela23.A2" office:value-type="string">
            <text:p text:style-name="P15">O sistema insere o Laboratório na base de dados</text:p>
          </table:table-cell>
        </table:table-row>
        <table:table-row table:style-name="Tabela23.1">
          <table:table-cell table:style-name="Tabela23.A2" office:value-type="string">
            <text:p text:style-name="P15"><text:span text:style-name="T8">6</text:span></text:p>
          </table:table-cell>
          <table:table-cell table:style-name="Tabela23.A2" office:value-type="string">
            <text:p text:style-name="P15">O caso de uso é encerrado.</text:p>
          </table:table-cell>
        </table:table-row>
      </table:table>
      <text:p text:style-name="P1"/>
      <text:p text:style-name="P1"><text:soft-page-break/></text:p>
      <text:p text:style-name="P1"><text:span text:style-name="T8">Fluxo alternativo - Editar Laboratório</text:span></text:p>
      <text:p text:style-name="P1"><text:span text:style-name="T8"><text:s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13"><text:span text:style-name="T8">Passo </text:span></text:p>
          </table:table-cell>
          <table:table-cell table:style-name="Tabela24.A1" office:value-type="string">
            <text:p text:style-name="P13"><text:span text:style-name="T8">Descrição</text:span>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1</text:span></text:p>
          </table:table-cell>
          <table:table-cell table:style-name="Tabela24.A2" office:value-type="string">
            <text:p text:style-name="P15">O Administrador Seleciona um Laboratório na página de<text:span text:style-name="T8"> Laboratórios </text:span>clicando no ícone de <text:span text:style-name="T8">Editar Laboratório </text:span>ao lado do Laboratório desejado.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2</text:span></text:p>
          </table:table-cell>
          <table:table-cell table:style-name="Tabela24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3</text:span></text:p>
          </table:table-cell>
          <table:table-cell table:style-name="Tabela24.A2" office:value-type="string">
            <text:p text:style-name="P15">O administrador altera os dados que deseja. <text:span text:style-name="T8">(E01)</text:span>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4</text:span></text:p>
          </table:table-cell>
          <table:table-cell table:style-name="Tabela24.A2" office:value-type="string">
            <text:p text:style-name="P15">O Administrador clica em Salvar.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5</text:span></text:p>
          </table:table-cell>
          <table:table-cell table:style-name="Tabela24.A2" office:value-type="string">
            <text:p text:style-name="P15">O sistema altera os dados na base de dados.</text:p>
          </table:table-cell>
        </table:table-row>
        <table:table-row table:style-name="Tabela24.1">
          <table:table-cell table:style-name="Tabela24.A2" office:value-type="string">
            <text:p text:style-name="P15"><text:span text:style-name="T8">6</text:span></text:p>
          </table:table-cell>
          <table:table-cell table:style-name="Tabela24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xcluir Laboratório</text:span></text:p>
      <text:p text:style-name="P1"><text:span text:style-name="T8"><text:s/></text:span>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3"><text:span text:style-name="T8">Passo </text:span></text:p>
          </table:table-cell>
          <table:table-cell table:style-name="Tabela25.A1" office:value-type="string">
            <text:p text:style-name="P13"><text:span text:style-name="T8">Descrição</text:span>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1</text:span></text:p>
          </table:table-cell>
          <table:table-cell table:style-name="Tabela25.A2" office:value-type="string">
            <text:p text:style-name="P15">O Administrador Seleciona um Laboratório listado na página de<text:span text:style-name="T8"> Laboratórios </text:span>clicando no ícone de <text:span text:style-name="T8">Excluir Laboratório</text:span> ao lado do Laboratório desejado.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2</text:span></text:p>
          </table:table-cell>
          <table:table-cell table:style-name="Tabela25.A2" office:value-type="string">
            <text:p text:style-name="P15">O sistema solicita a confirmação da operação com a mensagem “Tem certeza que quer excluir este Laboratório?”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3</text:span></text:p>
          </table:table-cell>
          <table:table-cell table:style-name="Tabela25.A2" office:value-type="string">
            <text:p text:style-name="P15">O Administrador Confirma a operação.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4</text:span></text:p>
          </table:table-cell>
          <table:table-cell table:style-name="Tabela25.A2" office:value-type="string">
            <text:p text:style-name="P15"><text:span text:style-name="T8">O sistema verifica se o Laboratório pode ser excluído.</text:span>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5</text:span></text:p>
          </table:table-cell>
          <table:table-cell table:style-name="Tabela25.A2" office:value-type="string">
            <text:p text:style-name="P15">O sistema remove o Horário da Base de dados</text:p>
          </table:table-cell>
        </table:table-row>
        <table:table-row table:style-name="Tabela25.1">
          <table:table-cell table:style-name="Tabela25.A2" office:value-type="string">
            <text:p text:style-name="P15"><text:span text:style-name="T8">6</text:span></text:p>
          </table:table-cell>
          <table:table-cell table:style-name="Tabela25.A2" office:value-type="string">
            <text:p text:style-name="P15">O caso de uso é encerrado.</text:p>
          </table:table-cell>
        </table:table-row>
      </table:table>
      <text:p text:style-name="P1"/>
      <text:p text:style-name="P7"/>
      <text:p text:style-name="P1"><text:span text:style-name="T8">Fluxo Alternativo - Buscar Laboratório.</text:span></text:p>
      <text:p text:style-name="P1"><text:span text:style-name="T8"><text:s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13"><text:span text:style-name="T8">Passo </text:span></text:p>
          </table:table-cell>
          <table:table-cell table:style-name="Tabela26.A1" office:value-type="string">
            <text:p text:style-name="P13"><text:span text:style-name="T8">Descrição</text:span></text:p>
          </table:table-cell>
        </table:table-row>
        <table:table-row table:style-name="Tabela26.1">
          <table:table-cell table:style-name="Tabela26.A2" office:value-type="string">
            <text:p text:style-name="P15"><text:span text:style-name="T8">1</text:span></text:p>
          </table:table-cell>
          <table:table-cell table:style-name="Tabela26.A2" office:value-type="string">
            <text:p text:style-name="P15">O Usuário seleciona a caixa de texto de busca na página <text:span text:style-name="T8">Laboratórios</text:span> acima do DataGrid</text:p>
          </table:table-cell>
        </table:table-row>
        <table:table-row table:style-name="Tabela26.1">
          <table:table-cell table:style-name="Tabela26.A2" office:value-type="string">
            <text:p text:style-name="P15"><text:span text:style-name="T8">2</text:span></text:p>
          </table:table-cell>
          <table:table-cell table:style-name="Tabela26.A2" office:value-type="string">
            <text:p text:style-name="P15"><text:span text:style-name="T10">O Usuário informa o código do laboratório a ser recuperado.</text:span></text:p>
          </table:table-cell>
        </table:table-row>
        <table:table-row table:style-name="Tabela26.1">
          <table:table-cell table:style-name="Tabela26.A2" office:value-type="string">
            <text:p text:style-name="P15"><text:span text:style-name="T8">3</text:span></text:p>
          </table:table-cell>
          <table:table-cell table:style-name="Tabela26.A2" office:value-type="string">
            <text:p text:style-name="P15">o DataGrid é atualizado com base na busca.</text:p>
          </table:table-cell>
        </table:table-row>
      </table:table>
      <text:p text:style-name="P1"/>
      <text:p text:style-name="P1"/>
      <text:p text:style-name="P1"><text:span text:style-name="T8">FLUXO DE EXCEÇÃO E01 – DADOS INVÁLIDOS</text:span></text:p>
      <text:p text:style-name="P1"><text:soft-page-break/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list xml:id="list54305353582931" text:continue-list="list54303964449506" text:style-name="WWNum5">
        <text:list-item>
          <text:p text:style-name="P40"><text:bookmark text:name="_lf0w67wx8edd"/><text:span text:style-name="T2">Manter Pedido</text:span></text:p>
        </text:list-item>
      </text:list>
      <text:p text:style-name="P1">Este caso de uso possibilita o cadastro de Pedidos, além de disponibilizar métodos para alterar, remover e consultar Pedidos já cadastradas anteriormente.</text:p>
      <text:p text:style-name="P1"/>
      <text:p text:style-name="P1"><text:span text:style-name="T8">Atores envolvidos</text:span></text:p>
      <text:list xml:id="list54305171905394" text:continue-list="list54305340990187" text:style-name="WWNum3">
        <text:list-item>
          <text:p text:style-name="P35"><text:span text:style-name="T8">Todos os níveis de Usuários podem realizar quaisquer operações nesse caso de uso</text:span>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usuario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Pedidos</text:span></text:p>
      <text:p text:style-name="P1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13"><text:span text:style-name="T8">Passo</text:span></text:p>
          </table:table-cell>
          <table:table-cell table:style-name="Tabela27.A1" office:value-type="string">
            <text:p text:style-name="P13"><text:span text:style-name="T8">Descrição</text:span></text:p>
          </table:table-cell>
        </table:table-row>
        <table:table-row table:style-name="Tabela27.1">
          <table:table-cell table:style-name="Tabela27.A2" office:value-type="string">
            <text:p text:style-name="P15"><text:span text:style-name="T8">1</text:span></text:p>
          </table:table-cell>
          <table:table-cell table:style-name="Tabela27.A2" office:value-type="string">
            <text:p text:style-name="P15">O fluxo principal inicia quando um usuário na tela inicial clicar na opção <text:span text:style-name="T8">Pedidos</text:span></text:p>
          </table:table-cell>
        </table:table-row>
        <table:table-row table:style-name="Tabela27.1">
          <table:table-cell table:style-name="Tabela27.A2" office:value-type="string">
            <text:p text:style-name="P15"><text:span text:style-name="T8">2</text:span></text:p>
          </table:table-cell>
          <table:table-cell table:style-name="Tabela27.A2" office:value-type="string">
            <text:p text:style-name="P15">O sistema apresenta uma tela listando todos os Pedidos já cadastradas. </text:p>
          </table:table-cell>
        </table:table-row>
      </table:table>
      <text:p text:style-name="P1"/>
      <text:p text:style-name="P1"><text:span text:style-name="T8">Fluxo alternativo - Cadastrar Pedido</text:span></text:p>
      <text:p text:style-name="P7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13"><text:span text:style-name="T8">Passo </text:span></text:p>
          </table:table-cell>
          <table:table-cell table:style-name="Tabela28.A1" office:value-type="string">
            <text:p text:style-name="P13"><text:span text:style-name="T8">Descrição</text:span></text:p>
          </table:table-cell>
        </table:table-row>
        <table:table-row table:style-name="Tabela28.1">
          <table:table-cell table:style-name="Tabela28.A2" office:value-type="string">
            <text:p text:style-name="P15"><text:span text:style-name="T8">1</text:span></text:p>
          </table:table-cell>
          <table:table-cell table:style-name="Tabela28.A2" office:value-type="string">
            <text:p text:style-name="P15"><text:span text:style-name="T10">O usuário</text:span> clica na opção<text:span text:style-name="T8"> “Cadastrar Pedido”.</text:span></text:p>
          </table:table-cell>
        </table:table-row>
        <table:table-row table:style-name="Tabela28.1">
          <table:table-cell table:style-name="Tabela28.A2" office:value-type="string">
            <text:p text:style-name="P15"><text:span text:style-name="T8">2</text:span></text:p>
          </table:table-cell>
          <table:table-cell table:style-name="Tabela28.A2" office:value-type="string">
            <text:p text:style-name="P15">Uma tela é apresentada pedindo os dados referentes ao novo Pedido.</text:p>
          </table:table-cell>
        </table:table-row>
        <table:table-row table:style-name="Tabela28.1">
          <table:table-cell table:style-name="Tabela28.A2" office:value-type="string">
            <text:p text:style-name="P15"><text:span text:style-name="T8">3</text:span></text:p>
          </table:table-cell>
          <table:table-cell table:style-name="Tabela28.A2" office:value-type="string">
            <text:p text:style-name="P15"><text:span text:style-name="T8">O </text:span><text:span text:style-name="T11">usuário</text:span><text:span text:style-name="T8"> deve preencher os seguintes campos:</text:span></text:p>
            <text:list xml:id="list54305357995089" text:continue-list="list54303839096442" text:style-name="WWNum1">
              <text:list-item>
                <text:p text:style-name="P33"><text:span text:style-name="T8"><office:annotation office:name="__Annotation__1300_458912460"><dc:creator>rudan lucena</dc:creator><dc:date>2017-10-13T06:00:47</dc:date><text:p>esses campos não deveriam ser preenchidos automaticamente pela sessão do usuário?</text:p></office:annotation></text:span><text:span text:style-name="T8">Nome: o usuário deve informar seu nome aqui </text:span><text:span text:style-name="T11">(máximo de 50 caracteres).</text:span></text:p>
              </text:list-item>
              <text:list-item>
                <text:p text:style-name="P33"><text:span text:style-name="T8">Email: o email do usuario deve ser informado </text:span><text:span text:style-name="T11">(máximo de 50 caracteres).</text:span></text:p>
              </text:list-item>
              <text:list-item>
                <text:p text:style-name="P33"><text:span text:style-name="T8">Senha: <text:s/>o usuário deve fornecer sua senha de autenticação (máximo de 20 ca).</text:span></text:p>
              </text:list-item>
              <text:list-item>
                <text:p text:style-name="P33"><text:span text:style-name="T8">Tipo: o usuário informa o tipo de pedido a ser realizado.</text:span></text:p>
              </text:list-item>
              <text:list-item>
                <text:p text:style-name="P33"><text:soft-page-break/><text:span text:style-name="T8">Prioridade: o usuário informa a prioridade do pedido dados uma escala.</text:span><office:annotation-end office:name="__Annotation__1300_458912460"/></text:p>
              </text:list-item>
            </text:list>
          </table:table-cell>
        </table:table-row>
        <table:table-row table:style-name="Tabela28.1">
          <table:table-cell table:style-name="Tabela28.A2" office:value-type="string">
            <text:p text:style-name="P15"><text:span text:style-name="T8">4</text:span></text:p>
          </table:table-cell>
          <table:table-cell table:style-name="Tabela28.A2" office:value-type="string">
            <text:p text:style-name="P15">O sistema verifica se os dados estão válidos. <text:span text:style-name="T8">(E01)</text:span></text:p>
          </table:table-cell>
        </table:table-row>
        <table:table-row table:style-name="Tabela28.1">
          <table:table-cell table:style-name="Tabela28.A2" office:value-type="string">
            <text:p text:style-name="P15"><text:span text:style-name="T8">5</text:span></text:p>
          </table:table-cell>
          <table:table-cell table:style-name="Tabela28.A2" office:value-type="string">
            <text:p text:style-name="P15">O sistema insere o pedido na base de dados</text:p>
          </table:table-cell>
        </table:table-row>
        <table:table-row table:style-name="Tabela28.1">
          <table:table-cell table:style-name="Tabela28.A2" office:value-type="string">
            <text:p text:style-name="P15"><text:span text:style-name="T8">6</text:span></text:p>
          </table:table-cell>
          <table:table-cell table:style-name="Tabela28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ditar Pedido</text:span></text:p>
      <text:p text:style-name="P1"><text:span text:style-name="T8"><text:s/></text:span></text:p>
      <table:table table:name="Tabela29" table:style-name="Tabela29">
        <table:table-column table:style-name="Tabela29.A"/>
        <table:table-column table:style-name="Tabela29.B"/>
        <table:table-row table:style-name="Tabela29.1">
          <table:table-cell table:style-name="Tabela29.A1" office:value-type="string">
            <text:p text:style-name="P13"><text:span text:style-name="T8">Passo </text:span></text:p>
          </table:table-cell>
          <table:table-cell table:style-name="Tabela29.A1" office:value-type="string">
            <text:p text:style-name="P13"><text:span text:style-name="T8">Descrição</text:span>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1</text:span></text:p>
          </table:table-cell>
          <table:table-cell table:style-name="Tabela29.A2" office:value-type="string">
            <text:p text:style-name="P15">O usuário Seleciona um Pedido na página de<text:span text:style-name="T8"> Pedidos </text:span>clicando no ícone de <text:span text:style-name="T8">Editar Pedido </text:span>ao lado do pedido desejado.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2</text:span></text:p>
          </table:table-cell>
          <table:table-cell table:style-name="Tabela29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3</text:span></text:p>
          </table:table-cell>
          <table:table-cell table:style-name="Tabela29.A2" office:value-type="string">
            <text:p text:style-name="P15">O administrador altera os dados que deseja. <text:span text:style-name="T8">(E01)</text:span>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4</text:span></text:p>
          </table:table-cell>
          <table:table-cell table:style-name="Tabela29.A2" office:value-type="string">
            <text:p text:style-name="P15">O Administrador clica em Salvar.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5</text:span></text:p>
          </table:table-cell>
          <table:table-cell table:style-name="Tabela29.A2" office:value-type="string">
            <text:p text:style-name="P15">O sistema altera os dados na base de dados.</text:p>
          </table:table-cell>
        </table:table-row>
        <table:table-row table:style-name="Tabela29.1">
          <table:table-cell table:style-name="Tabela29.A2" office:value-type="string">
            <text:p text:style-name="P15"><text:span text:style-name="T8">6</text:span></text:p>
          </table:table-cell>
          <table:table-cell table:style-name="Tabela29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><text:span text:style-name="T8">Fluxo Alternativo - Excluir Pedido</text:span></text:p>
      <text:p text:style-name="P1"><text:span text:style-name="T8"><text:s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13"><text:span text:style-name="T8">Passo </text:span></text:p>
          </table:table-cell>
          <table:table-cell table:style-name="Tabela30.A1" office:value-type="string">
            <text:p text:style-name="P13"><text:span text:style-name="T8">Descrição</text:span></text:p>
          </table:table-cell>
        </table:table-row>
        <table:table-row table:style-name="Tabela30.1">
          <table:table-cell table:style-name="Tabela30.A2" office:value-type="string">
            <text:p text:style-name="P15"><text:span text:style-name="T8">1</text:span></text:p>
          </table:table-cell>
          <table:table-cell table:style-name="Tabela30.A2" office:value-type="string">
            <text:p text:style-name="P15">O usuário Seleciona um um pedido listado na página de<text:span text:style-name="T8"> Pedidos </text:span>clicando no ícone de <text:span text:style-name="T8">Excluir Pedidos </text:span>ao lado do Pedido desejado.</text:p>
          </table:table-cell>
        </table:table-row>
        <table:table-row table:style-name="Tabela30.1">
          <table:table-cell table:style-name="Tabela30.A2" office:value-type="string">
            <text:p text:style-name="P15"><text:span text:style-name="T8">2</text:span></text:p>
          </table:table-cell>
          <table:table-cell table:style-name="Tabela30.A2" office:value-type="string">
            <text:p text:style-name="P15">O sistema solicita a confirmação da operação com a mensagem “Tem certeza que quer excluir este pedido?”</text:p>
          </table:table-cell>
        </table:table-row>
        <table:table-row table:style-name="Tabela30.1">
          <table:table-cell table:style-name="Tabela30.A2" office:value-type="string">
            <text:p text:style-name="P15"><text:span text:style-name="T8">3</text:span></text:p>
          </table:table-cell>
          <table:table-cell table:style-name="Tabela30.A2" office:value-type="string">
            <text:p text:style-name="P15">O Administrador Confirma a operação.</text:p>
          </table:table-cell>
        </table:table-row>
        <table:table-row table:style-name="Tabela30.1">
          <table:table-cell table:style-name="Tabela30.A2" office:value-type="string">
            <text:p text:style-name="P15"><text:span text:style-name="T8">4</text:span></text:p>
          </table:table-cell>
          <table:table-cell table:style-name="Tabela30.A2" office:value-type="string">
            <text:p text:style-name="P15">O sistema remove o Pedido da Base de dados</text:p>
          </table:table-cell>
        </table:table-row>
        <table:table-row table:style-name="Tabela30.1">
          <table:table-cell table:style-name="Tabela30.A2" office:value-type="string">
            <text:p text:style-name="P15"><text:span text:style-name="T8">5</text:span></text:p>
          </table:table-cell>
          <table:table-cell table:style-name="Tabela30.A2" office:value-type="string">
            <text:p text:style-name="P15">O caso de uso é encerrado.</text:p>
          </table:table-cell>
        </table:table-row>
      </table:table>
      <text:p text:style-name="P1"/>
      <text:p text:style-name="P7"/>
      <text:p text:style-name="P1"><text:span text:style-name="T8">Fluxo Alternativo - Buscar Pedidos.</text:span></text:p>
      <text:p text:style-name="P1"><text:span text:style-name="T8"><text:s/></text:span></text:p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3"><text:span text:style-name="T8">Passo </text:span></text:p>
          </table:table-cell>
          <table:table-cell table:style-name="Tabela31.A1" office:value-type="string">
            <text:p text:style-name="P13"><text:span text:style-name="T8">Descrição</text:span></text:p>
          </table:table-cell>
        </table:table-row>
        <table:table-row table:style-name="Tabela31.1">
          <table:table-cell table:style-name="Tabela31.A2" office:value-type="string">
            <text:p text:style-name="P15"><text:span text:style-name="T8">1</text:span></text:p>
          </table:table-cell>
          <table:table-cell table:style-name="Tabela31.A2" office:value-type="string">
            <text:p text:style-name="P15"><office:annotation office:name="__Annotation__1439_458912460"><dc:creator>rudan lucena</dc:creator><dc:date>2017-10-13T06:02:33</dc:date><text:p>a busca será realizada por qual característica?</text:p></office:annotation><text:span text:style-name="T10">O Usuário seleciona uma data</text:span> no campo de busca na página "Gerenciar <text:soft-page-break/>Pedidos" acima do DataGrid<office:annotation-end office:name="__Annotation__1439_458912460"/></text:p>
          </table:table-cell>
        </table:table-row>
        <table:table-row table:style-name="Tabela31.1">
          <table:table-cell table:style-name="Tabela31.A2" office:value-type="string">
            <text:p text:style-name="P15"><text:span text:style-name="T8">2</text:span></text:p>
          </table:table-cell>
          <table:table-cell table:style-name="Tabela31.A2" office:value-type="string">
            <text:p text:style-name="P15">o DataGrid é atualizado com base na busca.</text:p>
          </table:table-cell>
        </table:table-row>
      </table:table>
      <text:p text:style-name="P1"/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list xml:id="list54304342330934" text:continue-list="list54305353582931" text:style-name="WWNum5">
        <text:list-item>
          <text:p text:style-name="P40"><text:bookmark text:name="_rckox9chon4e"/><text:span text:style-name="T2">Manter Sala</text:span></text:p>
        </text:list-item>
      </text:list>
      <text:p text:style-name="P1">Este caso de uso possibilita o cadastro de novas salas, além de disponibilizar outras funcionalidades como: alterar, remover e consultar salas já cadastradas anteriormente.</text:p>
      <text:p text:style-name="P1"/>
      <text:p text:style-name="P1"><text:span text:style-name="T8">Atores envolvidos</text:span></text:p>
      <text:list xml:id="list54305513426356" text:continue-list="list54305171905394" text:style-name="WWNum3">
        <text:list-item>
          <text:p text:style-name="P35"><text:span text:style-name="T8">Administrador : </text:span>O usuário com papel de administrador deve ser o único responsável por realizar o cadastro, edição e a remoção das salas.</text:p>
        </text:list-item>
        <text:list-item>
          <text:p text:style-name="P35"><text:span text:style-name="T8">Professor e Público:</text:span> Usuários com esses tipos de papel podem realizar as demais operações (visualizar e pesquisar salas)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salas</text:span></text:p>
      <text:p text:style-name="P1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13"><text:span text:style-name="T8">Passo</text:span></text:p>
          </table:table-cell>
          <table:table-cell table:style-name="Tabela32.A1" office:value-type="string">
            <text:p text:style-name="P13"><text:span text:style-name="T8">Descrição</text:span></text:p>
          </table:table-cell>
        </table:table-row>
        <table:table-row table:style-name="Tabela32.1">
          <table:table-cell table:style-name="Tabela32.A2" office:value-type="string">
            <text:p text:style-name="P15"><text:span text:style-name="T8">1</text:span></text:p>
          </table:table-cell>
          <table:table-cell table:style-name="Tabela32.A2" office:value-type="string">
            <text:p text:style-name="P15">O fluxo principal inicia quando um usuário na tela inicial clicar na opção gerenciar salas.</text:p>
          </table:table-cell>
        </table:table-row>
        <table:table-row table:style-name="Tabela32.1">
          <table:table-cell table:style-name="Tabela32.A2" office:value-type="string">
            <text:p text:style-name="P15"><text:span text:style-name="T8">2</text:span></text:p>
          </table:table-cell>
          <table:table-cell table:style-name="Tabela32.A2" office:value-type="string">
            <text:p text:style-name="P15">O sistema apresenta uma tela listando todas as salas já cadastradas anteriormente.</text:p>
          </table:table-cell>
        </table:table-row>
      </table:table>
      <text:p text:style-name="P1"/>
      <text:p text:style-name="P1"/>
      <text:p text:style-name="P1"><text:span text:style-name="T8">Fluxo alternativo - Cadastrar Sala</text:span></text:p>
      <text:p text:style-name="P7"/>
      <table:table table:name="Tabela33" table:style-name="Tabela33">
        <table:table-column table:style-name="Tabela33.A"/>
        <table:table-column table:style-name="Tabela33.B"/>
        <table:table-row table:style-name="Tabela33.1">
          <table:table-cell table:style-name="Tabela33.A1" office:value-type="string">
            <text:p text:style-name="P13"><text:span text:style-name="T8">Passo </text:span></text:p>
          </table:table-cell>
          <table:table-cell table:style-name="Tabela33.A1" office:value-type="string">
            <text:p text:style-name="P13"><text:span text:style-name="T8">Descrição</text:span></text:p>
          </table:table-cell>
        </table:table-row>
        <table:table-row table:style-name="Tabela33.1">
          <table:table-cell table:style-name="Tabela33.A2" office:value-type="string">
            <text:p text:style-name="P15"><text:span text:style-name="T8">1</text:span></text:p>
          </table:table-cell>
          <table:table-cell table:style-name="Tabela33.A2" office:value-type="string">
            <text:p text:style-name="P15">O Administrador clica na opção<text:span text:style-name="T8"> “Cadastrar nova Sala” </text:span></text:p>
          </table:table-cell>
        </table:table-row>
        <text:soft-page-break/>
        <table:table-row table:style-name="Tabela33.1">
          <table:table-cell table:style-name="Tabela33.A2" office:value-type="string">
            <text:p text:style-name="P15"><text:span text:style-name="T8">2</text:span></text:p>
          </table:table-cell>
          <table:table-cell table:style-name="Tabela33.A2" office:value-type="string">
            <text:p text:style-name="P15">Uma tela é apresentada pedindo os dados referentes a sala.</text:p>
          </table:table-cell>
        </table:table-row>
        <table:table-row table:style-name="Tabela33.1">
          <table:table-cell table:style-name="Tabela33.A2" office:value-type="string">
            <text:p text:style-name="P15"><text:span text:style-name="T8">3</text:span></text:p>
          </table:table-cell>
          <table:table-cell table:style-name="Tabela33.A2" office:value-type="string">
            <text:p text:style-name="P15"><text:span text:style-name="T8">O Administrador deve preencher os seguintes campo:</text:span></text:p>
            <text:list xml:id="list54305384353015" text:continue-list="list54305357995089" text:style-name="WWNum1">
              <text:list-item>
                <text:p text:style-name="P33"><text:span text:style-name="T8">Info: </text:span>atributo que representa uma descrição sobre a sala, este atributo faz referência a entidade Info.</text:p>
              </text:list-item>
              <text:list-item>
                <text:p text:style-name="P33"><text:span text:style-name="T8">Aulas:</text:span> atributo que representa uma coleção de elementos do tipo aula, o mesmo possui um relacionamento com essa entidade.</text:p>
              </text:list-item>
            </text:list>
          </table:table-cell>
        </table:table-row>
        <table:table-row table:style-name="Tabela33.1">
          <table:table-cell table:style-name="Tabela33.A2" office:value-type="string">
            <text:p text:style-name="P15"><text:span text:style-name="T8">4</text:span></text:p>
          </table:table-cell>
          <table:table-cell table:style-name="Tabela33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33.1">
          <table:table-cell table:style-name="Tabela33.A2" office:value-type="string">
            <text:p text:style-name="P15"><text:span text:style-name="T8">5</text:span></text:p>
          </table:table-cell>
          <table:table-cell table:style-name="Tabela33.A2" office:value-type="string">
            <text:p text:style-name="P15">O sistema insere a sala na base de dados</text:p>
          </table:table-cell>
        </table:table-row>
        <table:table-row table:style-name="Tabela33.1">
          <table:table-cell table:style-name="Tabela33.A2" office:value-type="string">
            <text:p text:style-name="P15"><text:span text:style-name="T8">6</text:span></text:p>
          </table:table-cell>
          <table:table-cell table:style-name="Tabela33.A2" office:value-type="string">
            <text:p text:style-name="P15">O caso de uso é encerrado.</text:p>
          </table:table-cell>
        </table:table-row>
      </table:table>
      <text:p text:style-name="P7"/>
      <text:p text:style-name="P7"/>
      <text:p text:style-name="P1"><text:span text:style-name="T8">Fluxo alternativo - Editar Sala.</text:span></text:p>
      <text:p text:style-name="P1"><text:span text:style-name="T8"><text:s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13"><text:span text:style-name="T8">Passo </text:span></text:p>
          </table:table-cell>
          <table:table-cell table:style-name="Tabela34.A1" office:value-type="string">
            <text:p text:style-name="P13"><text:span text:style-name="T8">Descrição</text:span>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1</text:span></text:p>
          </table:table-cell>
          <table:table-cell table:style-name="Tabela34.A2" office:value-type="string">
            <text:p text:style-name="P15">O Administrador Seleciona uma sala listada na página de<text:span text:style-name="T8"> Gerenciar Salas </text:span>clicando no ícone de <text:span text:style-name="T8">editar sala</text:span> ao lado da sala desejada.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2</text:span></text:p>
          </table:table-cell>
          <table:table-cell table:style-name="Tabela34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3</text:span></text:p>
          </table:table-cell>
          <table:table-cell table:style-name="Tabela34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4</text:span></text:p>
          </table:table-cell>
          <table:table-cell table:style-name="Tabela34.A2" office:value-type="string">
            <text:p text:style-name="P15">O Administrador clica em Salvar.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5</text:span></text:p>
          </table:table-cell>
          <table:table-cell table:style-name="Tabela34.A2" office:value-type="string">
            <text:p text:style-name="P15">O sistema altera os dados na base de dados.</text:p>
          </table:table-cell>
        </table:table-row>
        <table:table-row table:style-name="Tabela34.1">
          <table:table-cell table:style-name="Tabela34.A2" office:value-type="string">
            <text:p text:style-name="P15"><text:span text:style-name="T8">6</text:span></text:p>
          </table:table-cell>
          <table:table-cell table:style-name="Tabela34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Excluir Sala.</text:span></text:p>
      <text:p text:style-name="P1"><text:span text:style-name="T8"><text:s/></text:span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13"><text:span text:style-name="T8">Passo </text:span></text:p>
          </table:table-cell>
          <table:table-cell table:style-name="Tabela35.A1" office:value-type="string">
            <text:p text:style-name="P13"><text:span text:style-name="T8">Descrição</text:span>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1</text:span></text:p>
          </table:table-cell>
          <table:table-cell table:style-name="Tabela35.A2" office:value-type="string">
            <text:p text:style-name="P15">O Administrador Seleciona uma sala listada na página de<text:span text:style-name="T8"> Salas </text:span>clicando no ícone de <text:span text:style-name="T8">Excluir Sala</text:span> ao lado da sala desejada.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2</text:span></text:p>
          </table:table-cell>
          <table:table-cell table:style-name="Tabela35.A2" office:value-type="string">
            <text:p text:style-name="P15">O sistema solicita a confirmação da operação com a mensagem “Tem certeza que quer excluir esta sala?”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3</text:span></text:p>
          </table:table-cell>
          <table:table-cell table:style-name="Tabela35.A2" office:value-type="string">
            <text:p text:style-name="P15">O Administrador Confirma a operação.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4</text:span></text:p>
          </table:table-cell>
          <table:table-cell table:style-name="Tabela35.A2" office:value-type="string">
            <text:p text:style-name="P15"><text:span text:style-name="T8">O sistema verifica se a sala pode ser excluída.</text:span>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5</text:span></text:p>
          </table:table-cell>
          <table:table-cell table:style-name="Tabela35.A2" office:value-type="string">
            <text:p text:style-name="P15">O sistema remove a sala da Base de dados</text:p>
          </table:table-cell>
        </table:table-row>
        <table:table-row table:style-name="Tabela35.1">
          <table:table-cell table:style-name="Tabela35.A2" office:value-type="string">
            <text:p text:style-name="P15"><text:span text:style-name="T8">6</text:span></text:p>
          </table:table-cell>
          <table:table-cell table:style-name="Tabela35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Buscar Sala.</text:span></text:p>
      <text:p text:style-name="P1"><text:span text:style-name="T8"><text:s/></text:span></text:p>
      <table:table table:name="Tabela36" table:style-name="Tabela36">
        <table:table-column table:style-name="Tabela36.A"/>
        <table:table-column table:style-name="Tabela36.B"/>
        <text:soft-page-break/>
        <table:table-row table:style-name="Tabela36.1">
          <table:table-cell table:style-name="Tabela36.A1" office:value-type="string">
            <text:p text:style-name="P13"><text:span text:style-name="T8">Passo </text:span></text:p>
          </table:table-cell>
          <table:table-cell table:style-name="Tabela36.A1" office:value-type="string">
            <text:p text:style-name="P13"><text:span text:style-name="T8">Descrição</text:span></text:p>
          </table:table-cell>
        </table:table-row>
        <table:table-row table:style-name="Tabela36.1">
          <table:table-cell table:style-name="Tabela36.A2" office:value-type="string">
            <text:p text:style-name="P15"><text:span text:style-name="T8">1</text:span></text:p>
          </table:table-cell>
          <table:table-cell table:style-name="Tabela36.A2" office:value-type="string">
            <text:p text:style-name="P15">O Usuário seleciona a caixa de texto de busca na página "Gerenciar Salas" acima do DataGrid</text:p>
          </table:table-cell>
        </table:table-row>
        <table:table-row table:style-name="Tabela36.1">
          <table:table-cell table:style-name="Tabela36.A2" office:value-type="string">
            <text:p text:style-name="P15"><text:span text:style-name="T8">2</text:span></text:p>
          </table:table-cell>
          <table:table-cell table:style-name="Tabela36.A2" office:value-type="string">
            <text:p text:style-name="P15"><office:annotation office:name="__Annotation__1652_458912460"><dc:creator>rudan lucena</dc:creator><dc:date>2017-10-13T06:06:13</dc:date><text:p>Buscar por nome ou Bloco?</text:p></office:annotation>O Usuário digita o nome da sala a medida que o sistema busca salas que tenha um nome de sala que combine com o nome digitado.<office:annotation-end office:name="__Annotation__1652_458912460"/></text:p>
          </table:table-cell>
        </table:table-row>
        <table:table-row table:style-name="Tabela36.1">
          <table:table-cell table:style-name="Tabela36.A2" office:value-type="string">
            <text:p text:style-name="P15"><text:span text:style-name="T8">3</text:span></text:p>
          </table:table-cell>
          <table:table-cell table:style-name="Tabela36.A2" office:value-type="string">
            <text:p text:style-name="P15">o DataGrid é atualizado com base na busca.</text:p>
          </table:table-cell>
        </table:table-row>
      </table:table>
      <text:p text:style-name="P7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><text:span text:style-name="T8">FLUXO DE EXCEÇÃO E02 – SALA EXISTENTE</text:span></text:p>
      <text:p text:style-name="P1"><text:span text:style-name="T8">Passo único:</text:span> Se já houver uma sala com o mesmo nome cadastrada no mesmo bloco o sistema deve mostrar uma mensagem sugerindo que o usuário informe outro nome.</text:p>
      <text:p text:style-name="P1"/>
      <text:p text:style-name="P18"/>
      <text:list xml:id="list54304549677873" text:continue-list="list54304342330934" text:style-name="WWNum5">
        <text:list-item>
          <text:p text:style-name="P40"><text:bookmark text:name="_9ktt29uhdhmh"/><text:span text:style-name="T2">Manter Usuário</text:span></text:p>
        </text:list-item>
      </text:list>
      <text:p text:style-name="P1">Este caso de uso possibilita o cadastro de novos usuários de diferentes tipos (ADMINISTRADOR, PROFESSOR E PUBLICO) alem de disponibilizar outras funcionalidades como: alterar, remover e consultar Usuários já cadastradas anteriormente.</text:p>
      <text:p text:style-name="P1"/>
      <text:p text:style-name="P1"><text:span text:style-name="T8">Atores envolvidos</text:span></text:p>
      <text:list xml:id="list54305320854781" text:continue-list="list54305513426356" text:style-name="WWNum3">
        <text:list-item>
          <text:p text:style-name="P35"><text:span text:style-name="T8">Administrador : </text:span>O usuário com papel de administrador deve ser o único responsável por realizar o cadastro, edição e a remoção de Usuários</text:p>
        </text:list-item>
        <text:list-item>
          <text:p text:style-name="P35"><text:span text:style-name="T8">Professor e Público:</text:span> Usuários com esses tipos de papel podem realizar as demais operações (visualizar e pesquisar Usuários)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Usuarios</text:span></text:p>
      <text:p text:style-name="P1"/>
      <table:table table:name="Tabela37" table:style-name="Tabela37">
        <table:table-column table:style-name="Tabela37.A"/>
        <table:table-column table:style-name="Tabela37.B"/>
        <table:table-row table:style-name="Tabela37.1">
          <table:table-cell table:style-name="Tabela37.A1" office:value-type="string">
            <text:p text:style-name="P13"><text:span text:style-name="T8">Passo</text:span></text:p>
          </table:table-cell>
          <table:table-cell table:style-name="Tabela37.A1" office:value-type="string">
            <text:p text:style-name="P13"><text:span text:style-name="T8">Descrição</text:span></text:p>
          </table:table-cell>
        </table:table-row>
        <table:table-row table:style-name="Tabela37.1">
          <table:table-cell table:style-name="Tabela37.A2" office:value-type="string">
            <text:p text:style-name="P15"><text:span text:style-name="T8">1</text:span></text:p>
          </table:table-cell>
          <table:table-cell table:style-name="Tabela37.A2" office:value-type="string">
            <text:p text:style-name="P15">O fluxo principal inicia quando um usuário na tela inicial clicar na opção<text:span text:style-name="T8"> Usuários</text:span>.</text:p>
          </table:table-cell>
        </table:table-row>
        <text:soft-page-break/>
        <table:table-row table:style-name="Tabela37.1">
          <table:table-cell table:style-name="Tabela37.A2" office:value-type="string">
            <text:p text:style-name="P15"><text:span text:style-name="T8">2</text:span></text:p>
          </table:table-cell>
          <table:table-cell table:style-name="Tabela37.A2" office:value-type="string">
            <text:p text:style-name="P15">O sistema apresenta uma tela listando todos os Usuarios já cadastradas anteriormente.</text:p>
          </table:table-cell>
        </table:table-row>
      </table:table>
      <text:p text:style-name="P1"/>
      <text:p text:style-name="P1"/>
      <text:p text:style-name="P1"><text:span text:style-name="T8">Fluxo alternativo - Cadastrar Usuário</text:span></text:p>
      <text:p text:style-name="P7"/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13"><text:span text:style-name="T8">Passo </text:span></text:p>
          </table:table-cell>
          <table:table-cell table:style-name="Tabela38.A1" office:value-type="string">
            <text:p text:style-name="P13"><text:span text:style-name="T8">Descrição</text:span></text:p>
          </table:table-cell>
        </table:table-row>
        <table:table-row table:style-name="Tabela38.1">
          <table:table-cell table:style-name="Tabela38.A2" office:value-type="string">
            <text:p text:style-name="P15"><text:span text:style-name="T8">1</text:span></text:p>
          </table:table-cell>
          <table:table-cell table:style-name="Tabela38.A2" office:value-type="string">
            <text:p text:style-name="P15">O Administrador clica na opção<text:span text:style-name="T8"> “cadastrar novo Usuário” </text:span></text:p>
          </table:table-cell>
        </table:table-row>
        <table:table-row table:style-name="Tabela38.1">
          <table:table-cell table:style-name="Tabela38.A2" office:value-type="string">
            <text:p text:style-name="P15"><text:span text:style-name="T8">2</text:span></text:p>
          </table:table-cell>
          <table:table-cell table:style-name="Tabela38.A2" office:value-type="string">
            <text:p text:style-name="P15">Uma tela é apresentada pedindo os dados referentes ao Usuário.</text:p>
          </table:table-cell>
        </table:table-row>
        <table:table-row table:style-name="Tabela38.1">
          <table:table-cell table:style-name="Tabela38.A2" office:value-type="string">
            <text:p text:style-name="P15"><text:span text:style-name="T8">3</text:span></text:p>
          </table:table-cell>
          <table:table-cell table:style-name="Tabela38.A2" office:value-type="string">
            <text:p text:style-name="P15"><text:span text:style-name="T8">O Administrador deve preencher os seguintes campos:</text:span></text:p>
            <text:list xml:id="list54305476876045" text:continue-list="list54305384353015" text:style-name="WWNum1">
              <text:list-item>
                <text:p text:style-name="P33"><text:span text:style-name="T8">Nome:</text:span> neste campo deve ser informado o nome do usuario, este campo não pode ficar vazio e possui uma limitação de 50 caracteres.</text:p>
              </text:list-item>
              <text:list-item>
                <text:p text:style-name="P33"><text:span text:style-name="T8">Email: </text:span>o email do usuario deve ser informado, o mesmo se trata de um atributo obrigatório com limitação de 50 caracteres.</text:p>
              </text:list-item>
              <text:list-item>
                <text:p text:style-name="P33"><text:span text:style-name="T8">Senha:</text:span> a senha do novo usuario tambem deve ser prenchida e com limitação de 20 caracteres.</text:p>
              </text:list-item>
              <text:list-item>
                <text:p text:style-name="P33"><text:span text:style-name="T8">Tipo:</text:span> este campo representa o tipo de usuario a ser cadastrado, dentre os valores possíveis estão: ADMINISTRADOR, PROFESSOR E PUBLICO.</text:p>
              </text:list-item>
            </text:list>
          </table:table-cell>
        </table:table-row>
        <table:table-row table:style-name="Tabela38.1">
          <table:table-cell table:style-name="Tabela38.A2" office:value-type="string">
            <text:p text:style-name="P15"><text:span text:style-name="T8">4</text:span></text:p>
          </table:table-cell>
          <table:table-cell table:style-name="Tabela38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38.1">
          <table:table-cell table:style-name="Tabela38.A2" office:value-type="string">
            <text:p text:style-name="P15"><text:span text:style-name="T8">5</text:span></text:p>
          </table:table-cell>
          <table:table-cell table:style-name="Tabela38.A2" office:value-type="string">
            <text:p text:style-name="P15">O sistema o novo usuário na base de dados</text:p>
          </table:table-cell>
        </table:table-row>
        <table:table-row table:style-name="Tabela38.1">
          <table:table-cell table:style-name="Tabela38.A2" office:value-type="string">
            <text:p text:style-name="P15"><text:span text:style-name="T8">6</text:span></text:p>
          </table:table-cell>
          <table:table-cell table:style-name="Tabela38.A2" office:value-type="string">
            <text:p text:style-name="P15">O caso de uso é encerrado.</text:p>
          </table:table-cell>
        </table:table-row>
      </table:table>
      <text:p text:style-name="P7"/>
      <text:p text:style-name="P7"/>
      <text:p text:style-name="P1"><text:span text:style-name="T8">Fluxo alternativo - Editar Usuário.</text:span></text:p>
      <text:p text:style-name="P1"><text:span text:style-name="T8"><text:s/></text:span></text:p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3"><text:span text:style-name="T8">Passo </text:span></text:p>
          </table:table-cell>
          <table:table-cell table:style-name="Tabela39.A1" office:value-type="string">
            <text:p text:style-name="P13"><text:span text:style-name="T8">Descrição</text:span>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1</text:span></text:p>
          </table:table-cell>
          <table:table-cell table:style-name="Tabela39.A2" office:value-type="string">
            <text:p text:style-name="P15">O Administrador Seleciona uma aula listada na página de<text:span text:style-name="T8"> Gerenciar Usuários </text:span>clicando no ícone de <text:span text:style-name="T8">Editar Usuário </text:span>ao lado da aula desejada.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2</text:span></text:p>
          </table:table-cell>
          <table:table-cell table:style-name="Tabela39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3</text:span></text:p>
          </table:table-cell>
          <table:table-cell table:style-name="Tabela39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4</text:span></text:p>
          </table:table-cell>
          <table:table-cell table:style-name="Tabela39.A2" office:value-type="string">
            <text:p text:style-name="P15">O Administrador clica em Salvar.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5</text:span></text:p>
          </table:table-cell>
          <table:table-cell table:style-name="Tabela39.A2" office:value-type="string">
            <text:p text:style-name="P15">O sistema altera os dados na base de dados.</text:p>
          </table:table-cell>
        </table:table-row>
        <table:table-row table:style-name="Tabela39.1">
          <table:table-cell table:style-name="Tabela39.A2" office:value-type="string">
            <text:p text:style-name="P15"><text:span text:style-name="T8">6</text:span></text:p>
          </table:table-cell>
          <table:table-cell table:style-name="Tabela39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Excluir Usuário.</text:span></text:p>
      <text:p text:style-name="P1"><text:span text:style-name="T8"><text:s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13"><text:span text:style-name="T8">Passo </text:span></text:p>
          </table:table-cell>
          <table:table-cell table:style-name="Tabela40.A1" office:value-type="string">
            <text:p text:style-name="P13"><text:span text:style-name="T8">Descrição</text:span></text:p>
          </table:table-cell>
        </table:table-row>
        <text:soft-page-break/>
        <table:table-row table:style-name="Tabela40.1">
          <table:table-cell table:style-name="Tabela40.A2" office:value-type="string">
            <text:p text:style-name="P15"><text:span text:style-name="T8">1</text:span></text:p>
          </table:table-cell>
          <table:table-cell table:style-name="Tabela40.A2" office:value-type="string">
            <text:p text:style-name="P15">O Administrador Seleciona um <text:s/>usuário listado na página de<text:span text:style-name="T8"> Gerenciar Usuarios </text:span>clicando no ícone de <text:span text:style-name="T8">Excluir Usuario</text:span> ao lado do usuário desejado.</text:p>
          </table:table-cell>
        </table:table-row>
        <table:table-row table:style-name="Tabela40.1">
          <table:table-cell table:style-name="Tabela40.A2" office:value-type="string">
            <text:p text:style-name="P15"><text:span text:style-name="T8">2</text:span></text:p>
          </table:table-cell>
          <table:table-cell table:style-name="Tabela40.A2" office:value-type="string">
            <text:p text:style-name="P15">O sistema solicita a confirmação da operação com a mensagem “Tem certeza que quer excluir este Usuário?”</text:p>
          </table:table-cell>
        </table:table-row>
        <table:table-row table:style-name="Tabela40.1">
          <table:table-cell table:style-name="Tabela40.A2" office:value-type="string">
            <text:p text:style-name="P15"><text:span text:style-name="T8">3</text:span></text:p>
          </table:table-cell>
          <table:table-cell table:style-name="Tabela40.A2" office:value-type="string">
            <text:p text:style-name="P15">O Administrador Confirma a operação.</text:p>
          </table:table-cell>
        </table:table-row>
        <table:table-row table:style-name="Tabela40.1">
          <table:table-cell table:style-name="Tabela40.A2" office:value-type="string">
            <text:p text:style-name="P15"><text:span text:style-name="T8">4</text:span></text:p>
          </table:table-cell>
          <table:table-cell table:style-name="Tabela40.A2" office:value-type="string">
            <text:p text:style-name="P15">O sistema verifica se o usuários pode ser excluído.</text:p>
          </table:table-cell>
        </table:table-row>
        <table:table-row table:style-name="Tabela40.1">
          <table:table-cell table:style-name="Tabela40.A2" office:value-type="string">
            <text:p text:style-name="P15"><text:span text:style-name="T8">5</text:span></text:p>
          </table:table-cell>
          <table:table-cell table:style-name="Tabela40.A2" office:value-type="string">
            <text:p text:style-name="P15">O sistema remove o usuário da Base de dados</text:p>
          </table:table-cell>
        </table:table-row>
        <table:table-row table:style-name="Tabela40.1">
          <table:table-cell table:style-name="Tabela40.A2" office:value-type="string">
            <text:p text:style-name="P15"><text:span text:style-name="T8">6</text:span></text:p>
          </table:table-cell>
          <table:table-cell table:style-name="Tabela40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Buscar Usuarios.</text:span></text:p>
      <text:p text:style-name="P1"><text:span text:style-name="T8"><text:s/></text:span></text:p>
      <table:table table:name="Tabela41" table:style-name="Tabela41">
        <table:table-column table:style-name="Tabela41.A"/>
        <table:table-column table:style-name="Tabela41.B"/>
        <table:table-row table:style-name="Tabela41.1">
          <table:table-cell table:style-name="Tabela41.A1" office:value-type="string">
            <text:p text:style-name="P13"><text:span text:style-name="T8">Passo </text:span></text:p>
          </table:table-cell>
          <table:table-cell table:style-name="Tabela41.A1" office:value-type="string">
            <text:p text:style-name="P13"><text:span text:style-name="T8">Descrição</text:span></text:p>
          </table:table-cell>
        </table:table-row>
        <table:table-row table:style-name="Tabela41.1">
          <table:table-cell table:style-name="Tabela41.A2" office:value-type="string">
            <text:p text:style-name="P15"><text:span text:style-name="T8">1</text:span></text:p>
          </table:table-cell>
          <table:table-cell table:style-name="Tabela41.A2" office:value-type="string">
            <text:p text:style-name="P15">O Usuário seleciona a caixa de texto de busca na página "Gerenciar Usuarios" acima do DataGrid</text:p>
          </table:table-cell>
        </table:table-row>
        <table:table-row table:style-name="Tabela41.1">
          <table:table-cell table:style-name="Tabela41.A2" office:value-type="string">
            <text:p text:style-name="P15"><text:span text:style-name="T8">2</text:span></text:p>
          </table:table-cell>
          <table:table-cell table:style-name="Tabela41.A2" office:value-type="string">
            <text:p text:style-name="P15">O Usuário digita um texto a medida que o sistema busca usuarios que tenha um nome que combine com o texto digitado.</text:p>
          </table:table-cell>
        </table:table-row>
        <table:table-row table:style-name="Tabela41.1">
          <table:table-cell table:style-name="Tabela41.A2" office:value-type="string">
            <text:p text:style-name="P15"><text:span text:style-name="T8">3</text:span></text:p>
          </table:table-cell>
          <table:table-cell table:style-name="Tabela41.A2" office:value-type="string">
            <text:p text:style-name="P15">o DataGrid é atualizado com base na busca.</text:p>
          </table:table-cell>
        </table:table-row>
      </table:table>
      <text:p text:style-name="P7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list xml:id="list54305027775897" text:continue-list="list54304549677873" text:style-name="WWNum5">
        <text:list-item>
          <text:p text:style-name="P40"><text:bookmark text:name="_28uw1g3il2j0"/><text:span text:style-name="T2">Manter Turma</text:span></text:p>
        </text:list-item>
      </text:list>
      <text:p text:style-name="P1">Este caso de uso possibilita o cadastro de novas turmas além de disponibilizar outras funcionalidades como: alterar, remover e consultar turmas já cadastradas anteriormente.</text:p>
      <text:p text:style-name="P1"/>
      <text:p text:style-name="P1"><text:span text:style-name="T8">Atores envolvidos</text:span></text:p>
      <text:list xml:id="list54306046017416" text:continue-list="list54305320854781" text:style-name="WWNum3">
        <text:list-item>
          <text:p text:style-name="P35"><text:span text:style-name="T8">Administrador : </text:span>O usuário com papel de administrador deve ser o único responsável por realizar o cadastro, edição e a remoção das turmas.</text:p>
        </text:list-item>
        <text:list-item>
          <text:p text:style-name="P35"><text:span text:style-name="T8">Professor e Público:</text:span> Usuários com esses tipos de papel podem realizar as demais operações (visualizar e pesquisar turmas)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oft-page-break/><text:span text:style-name="T8">Pós-condições:</text:span></text:p>
      <text:p text:style-name="P1">nenhuma</text:p>
      <text:p text:style-name="P1"/>
      <text:p text:style-name="P1"><text:span text:style-name="T8">Fluxo principal - Listar Turmas</text:span></text:p>
      <text:p text:style-name="P1"/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13"><text:span text:style-name="T8">Passo</text:span></text:p>
          </table:table-cell>
          <table:table-cell table:style-name="Tabela42.A1" office:value-type="string">
            <text:p text:style-name="P13"><text:span text:style-name="T8">Descrição</text:span></text:p>
          </table:table-cell>
        </table:table-row>
        <table:table-row table:style-name="Tabela42.1">
          <table:table-cell table:style-name="Tabela42.A2" office:value-type="string">
            <text:p text:style-name="P15"><text:span text:style-name="T8">1</text:span></text:p>
          </table:table-cell>
          <table:table-cell table:style-name="Tabela42.A2" office:value-type="string">
            <text:p text:style-name="P15">O fluxo principal inicia quando um usuário com papel de Administrador está logado no sistema e na tela inicial o mesmo clica na opção <text:span text:style-name="T8">Turmas</text:span></text:p>
          </table:table-cell>
        </table:table-row>
        <table:table-row table:style-name="Tabela42.1">
          <table:table-cell table:style-name="Tabela42.A2" office:value-type="string">
            <text:p text:style-name="P15"><text:span text:style-name="T8">2</text:span></text:p>
          </table:table-cell>
          <table:table-cell table:style-name="Tabela42.A2" office:value-type="string">
            <text:p text:style-name="P15">O sistema apresenta uma tela listando todas as turmas já cadastradas anteriormente.</text:p>
          </table:table-cell>
        </table:table-row>
      </table:table>
      <text:p text:style-name="P1"/>
      <text:p text:style-name="P1"/>
      <text:p text:style-name="P1"><text:span text:style-name="T8">Fluxo alternativo - Cadastrar Turma</text:span></text:p>
      <text:p text:style-name="P7"/>
      <table:table table:name="Tabela43" table:style-name="Tabela43">
        <table:table-column table:style-name="Tabela43.A"/>
        <table:table-column table:style-name="Tabela43.B"/>
        <table:table-row table:style-name="Tabela43.1">
          <table:table-cell table:style-name="Tabela43.A1" office:value-type="string">
            <text:p text:style-name="P13"><text:span text:style-name="T8">Passo </text:span></text:p>
          </table:table-cell>
          <table:table-cell table:style-name="Tabela43.A1" office:value-type="string">
            <text:p text:style-name="P13"><text:span text:style-name="T8">Descrição</text:span></text:p>
          </table:table-cell>
        </table:table-row>
        <table:table-row table:style-name="Tabela43.1">
          <table:table-cell table:style-name="Tabela43.A2" office:value-type="string">
            <text:p text:style-name="P15"><text:span text:style-name="T8">1</text:span></text:p>
          </table:table-cell>
          <table:table-cell table:style-name="Tabela43.A2" office:value-type="string">
            <text:p text:style-name="P15">O Administrador clica na opção<text:span text:style-name="T8"> “cadastrar nova Turma” </text:span></text:p>
          </table:table-cell>
        </table:table-row>
        <table:table-row table:style-name="Tabela43.1">
          <table:table-cell table:style-name="Tabela43.A2" office:value-type="string">
            <text:p text:style-name="P15"><text:span text:style-name="T8">2</text:span></text:p>
          </table:table-cell>
          <table:table-cell table:style-name="Tabela43.A2" office:value-type="string">
            <text:p text:style-name="P15">Uma tela é apresentada pedindo os dados referentes a turma.</text:p>
          </table:table-cell>
        </table:table-row>
        <table:table-row table:style-name="Tabela43.1">
          <table:table-cell table:style-name="Tabela43.A2" office:value-type="string">
            <text:p text:style-name="P15"><text:span text:style-name="T8">3</text:span></text:p>
          </table:table-cell>
          <table:table-cell table:style-name="Tabela43.A2" office:value-type="string">
            <text:p text:style-name="P15"><text:span text:style-name="T8">O Administrador deve preencher os seguintes campo:</text:span></text:p>
            <text:list xml:id="list54305507807364" text:continue-list="list54305476876045" text:style-name="WWNum1">
              <text:list-item>
                <text:p text:style-name="P33"><text:span text:style-name="T10">identificação:</text:span></text:p>
              </text:list-item>
              <text:list-item>
                <text:p text:style-name="P33"><text:span text:style-name="T10">Disciplina: atributo que representa o nome da disciplna, o mesmo deve ser informado e possui limite de 50 caracteres.</text:span></text:p>
              </text:list-item>
              <text:list-item>
                <text:p text:style-name="P33">Curso: o curso a qual pertence esta disciplina deve ser informado, este atributo faz referência a entidade Curso.</text:p>
              </text:list-item>
              <text:list-item>
                <text:p text:style-name="P33">Professor: o professor que irá ministrar esta disciplina deve ser informado neste campo, o mesmo é uma referência a entidade Professor.</text:p>
              </text:list-item>
              <text:list-item>
                <text:p text:style-name="P33">Aulas: atributos que representa uma coleção de elementos da entidade Aula o mesmo faz uma referência a entidade Aula.</text:p>
              </text:list-item>
            </text:list>
          </table:table-cell>
        </table:table-row>
        <table:table-row table:style-name="Tabela43.1">
          <table:table-cell table:style-name="Tabela43.A2" office:value-type="string">
            <text:p text:style-name="P15"><text:span text:style-name="T8">4</text:span></text:p>
          </table:table-cell>
          <table:table-cell table:style-name="Tabela43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43.1">
          <table:table-cell table:style-name="Tabela43.A2" office:value-type="string">
            <text:p text:style-name="P15"><text:span text:style-name="T8">5</text:span></text:p>
          </table:table-cell>
          <table:table-cell table:style-name="Tabela43.A2" office:value-type="string">
            <text:p text:style-name="P15">O sistema insere a turma na base de dados</text:p>
          </table:table-cell>
        </table:table-row>
        <table:table-row table:style-name="Tabela43.1">
          <table:table-cell table:style-name="Tabela43.A2" office:value-type="string">
            <text:p text:style-name="P15"><text:span text:style-name="T8">6</text:span></text:p>
          </table:table-cell>
          <table:table-cell table:style-name="Tabela43.A2" office:value-type="string">
            <text:p text:style-name="P15">O caso de uso é encerrado.</text:p>
          </table:table-cell>
        </table:table-row>
      </table:table>
      <text:p text:style-name="P7"/>
      <text:p text:style-name="P7"/>
      <text:p text:style-name="P1"><text:span text:style-name="T8">Fluxo alternativo - Editar Turma</text:span></text:p>
      <text:p text:style-name="P1"><text:span text:style-name="T8"><text:s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13"><text:span text:style-name="T8">Passo </text:span></text:p>
          </table:table-cell>
          <table:table-cell table:style-name="Tabela44.A1" office:value-type="string">
            <text:p text:style-name="P13"><text:span text:style-name="T8">Descrição</text:span></text:p>
          </table:table-cell>
        </table:table-row>
        <table:table-row table:style-name="Tabela44.1">
          <table:table-cell table:style-name="Tabela44.A2" office:value-type="string">
            <text:p text:style-name="P15"><text:span text:style-name="T8">1</text:span></text:p>
          </table:table-cell>
          <table:table-cell table:style-name="Tabela44.A2" office:value-type="string">
            <text:p text:style-name="P15">O Administrador Seleciona uma Turma listada na página de<text:span text:style-name="T8"> Turmas </text:span>clicando no ícone de <text:span text:style-name="T8">Editar Turma </text:span>ao lado da Turma desejada.</text:p>
          </table:table-cell>
        </table:table-row>
        <table:table-row table:style-name="Tabela44.1">
          <table:table-cell table:style-name="Tabela44.A2" office:value-type="string">
            <text:p text:style-name="P15"><text:span text:style-name="T8">2</text:span></text:p>
          </table:table-cell>
          <table:table-cell table:style-name="Tabela44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ext:soft-page-break/>
        <table:table-row table:style-name="Tabela44.1">
          <table:table-cell table:style-name="Tabela44.A2" office:value-type="string">
            <text:p text:style-name="P15"><text:span text:style-name="T8">3</text:span></text:p>
          </table:table-cell>
          <table:table-cell table:style-name="Tabela44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44.1">
          <table:table-cell table:style-name="Tabela44.A2" office:value-type="string">
            <text:p text:style-name="P15"><text:span text:style-name="T8">4</text:span></text:p>
          </table:table-cell>
          <table:table-cell table:style-name="Tabela44.A2" office:value-type="string">
            <text:p text:style-name="P15">O Administrador clica em Salvar.</text:p>
          </table:table-cell>
        </table:table-row>
        <table:table-row table:style-name="Tabela44.1">
          <table:table-cell table:style-name="Tabela44.A2" office:value-type="string">
            <text:p text:style-name="P15"><text:span text:style-name="T8">5</text:span></text:p>
          </table:table-cell>
          <table:table-cell table:style-name="Tabela44.A2" office:value-type="string">
            <text:p text:style-name="P15">O sistema altera os dados na base de dados.</text:p>
          </table:table-cell>
        </table:table-row>
        <table:table-row table:style-name="Tabela44.1">
          <table:table-cell table:style-name="Tabela44.A2" office:value-type="string">
            <text:p text:style-name="P15"><text:span text:style-name="T8">6</text:span></text:p>
          </table:table-cell>
          <table:table-cell table:style-name="Tabela44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Excluir Turma.</text:span></text:p>
      <text:p text:style-name="P1"><text:span text:style-name="T8"><text:s/></text:span>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13"><text:span text:style-name="T8">Passo </text:span></text:p>
          </table:table-cell>
          <table:table-cell table:style-name="Tabela45.A1" office:value-type="string">
            <text:p text:style-name="P13"><text:span text:style-name="T8">Descrição</text:span>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1</text:span></text:p>
          </table:table-cell>
          <table:table-cell table:style-name="Tabela45.A2" office:value-type="string">
            <text:p text:style-name="P15">O Administrador Seleciona uma Turma listada na página de<text:span text:style-name="T8"> Gerenciar Turmas </text:span>clicando no ícone de <text:span text:style-name="T8">Excluir Turma</text:span> ao lado da Turma desejada.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2</text:span></text:p>
          </table:table-cell>
          <table:table-cell table:style-name="Tabela45.A2" office:value-type="string">
            <text:p text:style-name="P15">O sistema solicita a confirmação da operação com a mensagem “Tem certeza que quer excluir esta Turma?”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3</text:span></text:p>
          </table:table-cell>
          <table:table-cell table:style-name="Tabela45.A2" office:value-type="string">
            <text:p text:style-name="P15">O Administrador Confirma a operação.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4</text:span></text:p>
          </table:table-cell>
          <table:table-cell table:style-name="Tabela45.A2" office:value-type="string">
            <text:p text:style-name="P15"><text:span text:style-name="T8">O sistema verifica se a turma pode ser excluída.</text:span>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5</text:span></text:p>
          </table:table-cell>
          <table:table-cell table:style-name="Tabela45.A2" office:value-type="string">
            <text:p text:style-name="P15">O sistema remove a Turma da Base de dados</text:p>
          </table:table-cell>
        </table:table-row>
        <table:table-row table:style-name="Tabela45.1">
          <table:table-cell table:style-name="Tabela45.A2" office:value-type="string">
            <text:p text:style-name="P15"><text:span text:style-name="T8">6</text:span></text:p>
          </table:table-cell>
          <table:table-cell table:style-name="Tabela45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Buscar Turmas.</text:span></text:p>
      <text:p text:style-name="P1"><text:span text:style-name="T8"><text:s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13"><text:span text:style-name="T8">Passo </text:span></text:p>
          </table:table-cell>
          <table:table-cell table:style-name="Tabela46.A1" office:value-type="string">
            <text:p text:style-name="P13"><text:span text:style-name="T8">Descrição</text:span></text:p>
          </table:table-cell>
        </table:table-row>
        <table:table-row table:style-name="Tabela46.1">
          <table:table-cell table:style-name="Tabela46.A2" office:value-type="string">
            <text:p text:style-name="P15"><text:span text:style-name="T8">1</text:span></text:p>
          </table:table-cell>
          <table:table-cell table:style-name="Tabela46.A2" office:value-type="string">
            <text:p text:style-name="P15">O Usuário seleciona a caixa de texto de busca na página "Gerenciar Turmas" acima do DataGrid</text:p>
          </table:table-cell>
        </table:table-row>
        <table:table-row table:style-name="Tabela46.1">
          <table:table-cell table:style-name="Tabela46.A2" office:value-type="string">
            <text:p text:style-name="P15"><text:span text:style-name="T8">2</text:span></text:p>
          </table:table-cell>
          <table:table-cell table:style-name="Tabela46.A2" office:value-type="string">
            <text:p text:style-name="P15">O Usuário digita um texto a medida que o sistema busca Turmas que tenha um nome que combine com o texto digitado.</text:p>
          </table:table-cell>
        </table:table-row>
        <table:table-row table:style-name="Tabela46.1">
          <table:table-cell table:style-name="Tabela46.A2" office:value-type="string">
            <text:p text:style-name="P15"><text:span text:style-name="T8">3</text:span></text:p>
          </table:table-cell>
          <table:table-cell table:style-name="Tabela46.A2" office:value-type="string">
            <text:p text:style-name="P15">o DataGrid é atualizado com base na busca.</text:p>
          </table:table-cell>
        </table:table-row>
      </table:table>
      <text:p text:style-name="P7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list xml:id="list54305098536358" text:continue-list="list54305027775897" text:style-name="WWNum5">
        <text:list-item>
          <text:p text:style-name="P40"><text:bookmark text:name="_z44fkyxq95vs"/><text:span text:style-name="T2">Manter Professor</text:span></text:p>
        </text:list-item>
      </text:list>
      <text:p text:style-name="P1">Este caso de uso possibilita o cadastro de novos professores além de disponibilizar outras funcionalidades como: alterar, remover e consultar os professores já cadastradas anteriormente.</text:p>
      <text:p text:style-name="P1"/>
      <text:p text:style-name="P1">Atores envolvidos</text:p>
      <text:list xml:id="list54304089605718" text:continue-list="list54306046017416" text:style-name="WWNum3">
        <text:list-item>
          <text:p text:style-name="P35"><text:soft-page-break/><text:span text:style-name="T8">Administrador : </text:span>O usuário com papel de administrador deve ser o único responsável por realizar o cadastro, edição e a remoção dos professores.</text:p>
        </text:list-item>
        <text:list-item>
          <text:p text:style-name="P35"><text:span text:style-name="T8">Professor e Público:</text:span> Usuários com esses tipos de papel podem realizar as demais operações (visualizar e pesquisar por professores).</text:p>
        </text:list-item>
      </text:list>
      <text:p text:style-name="P1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star Professores</text:span></text:p>
      <text:p text:style-name="P1"/>
      <table:table table:name="Tabela47" table:style-name="Tabela47">
        <table:table-column table:style-name="Tabela47.A"/>
        <table:table-column table:style-name="Tabela47.B"/>
        <table:table-row table:style-name="Tabela47.1">
          <table:table-cell table:style-name="Tabela47.A1" office:value-type="string">
            <text:p text:style-name="P13"><text:span text:style-name="T8">Passo</text:span></text:p>
          </table:table-cell>
          <table:table-cell table:style-name="Tabela47.A1" office:value-type="string">
            <text:p text:style-name="P13"><text:span text:style-name="T8">Descrição</text:span></text:p>
          </table:table-cell>
        </table:table-row>
        <table:table-row table:style-name="Tabela47.1">
          <table:table-cell table:style-name="Tabela47.A2" office:value-type="string">
            <text:p text:style-name="P15"><text:span text:style-name="T8">1</text:span></text:p>
          </table:table-cell>
          <table:table-cell table:style-name="Tabela47.A2" office:value-type="string">
            <text:p text:style-name="P15">O fluxo principal inicia quando um usuário na tela inicial clicar na opção gerenciar Professores.</text:p>
          </table:table-cell>
        </table:table-row>
        <table:table-row table:style-name="Tabela47.1">
          <table:table-cell table:style-name="Tabela47.A2" office:value-type="string">
            <text:p text:style-name="P15"><text:span text:style-name="T8">2</text:span></text:p>
          </table:table-cell>
          <table:table-cell table:style-name="Tabela47.A2" office:value-type="string">
            <text:p text:style-name="P15">O sistema apresenta uma tela listando todas os Professores já cadastradas anteriormente.</text:p>
          </table:table-cell>
        </table:table-row>
      </table:table>
      <text:p text:style-name="P1"/>
      <text:p text:style-name="P1"/>
      <text:p text:style-name="P1"><text:span text:style-name="T8">Fluxo alternativo - Cadastrar Professor</text:span></text:p>
      <text:p text:style-name="P7"/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13"><text:span text:style-name="T8">Passo </text:span></text:p>
          </table:table-cell>
          <table:table-cell table:style-name="Tabela48.A1" office:value-type="string">
            <text:p text:style-name="P13"><text:span text:style-name="T8">Descrição</text:span></text:p>
          </table:table-cell>
        </table:table-row>
        <table:table-row table:style-name="Tabela48.1">
          <table:table-cell table:style-name="Tabela48.A2" office:value-type="string">
            <text:p text:style-name="P15"><text:span text:style-name="T8">1</text:span></text:p>
          </table:table-cell>
          <table:table-cell table:style-name="Tabela48.A2" office:value-type="string">
            <text:p text:style-name="P15">O Administrador clica na opção<text:span text:style-name="T8"> “cadastrar novo Professor” </text:span></text:p>
          </table:table-cell>
        </table:table-row>
        <table:table-row table:style-name="Tabela48.1">
          <table:table-cell table:style-name="Tabela48.A2" office:value-type="string">
            <text:p text:style-name="P15"><text:span text:style-name="T8">2</text:span></text:p>
          </table:table-cell>
          <table:table-cell table:style-name="Tabela48.A2" office:value-type="string">
            <text:p text:style-name="P15">Uma tela é apresentada pedindo os dados referentes o Professor.</text:p>
          </table:table-cell>
        </table:table-row>
        <table:table-row table:style-name="Tabela48.1">
          <table:table-cell table:style-name="Tabela48.A2" office:value-type="string">
            <text:p text:style-name="P15"><text:span text:style-name="T8">3</text:span></text:p>
          </table:table-cell>
          <table:table-cell table:style-name="Tabela48.A2" office:value-type="string">
            <text:p text:style-name="P15"><text:span text:style-name="T8">O Administrador deve preencher os seguintes campos:</text:span></text:p>
            <text:list xml:id="list54305547912122" text:continue-list="list54305507807364" text:style-name="WWNum1">
              <text:list-item>
                <text:p text:style-name="P33"><text:span text:style-name="T8">Email: </text:span>o email do Professor deve ser informado neste campo. O campo possui uma limitação de 50 caracteres.</text:p>
              </text:list-item>
              <text:list-item>
                <text:p text:style-name="P33"><text:span text:style-name="T8">Nome:</text:span> O nome do professor deve ser informado neste campo. Possuindo limitação de 50 caracteres.</text:p>
              </text:list-item>
              <text:list-item>
                <text:p text:style-name="P33"><text:span text:style-name="T8">Regime:</text:span> o regime do professor deve ser informado neste campo dentre as opções disponíveis.</text:p>
              </text:list-item>
              <text:list-item>
                <text:p text:style-name="P33"><text:span text:style-name="T8">Unidade:</text:span> A unidade do professor deve ser informada neste campo dentre as opções disponíveis.</text:p>
              </text:list-item>
              <text:list-item>
                <text:p text:style-name="P33"><text:span text:style-name="T8">Vínculo: </text:span>O vínculo do professor deve ser informado neste campo dada as opções disponíveis.</text:p>
              </text:list-item>
            </text:list>
          </table:table-cell>
        </table:table-row>
        <table:table-row table:style-name="Tabela48.1">
          <table:table-cell table:style-name="Tabela48.A2" office:value-type="string">
            <text:p text:style-name="P15"><text:span text:style-name="T8">4</text:span></text:p>
          </table:table-cell>
          <table:table-cell table:style-name="Tabela48.A2" office:value-type="string">
            <text:p text:style-name="P15">O sistema verifica se os dados estão válidos. <text:span text:style-name="T8">(E01) (E02)</text:span></text:p>
          </table:table-cell>
        </table:table-row>
        <table:table-row table:style-name="Tabela48.1">
          <table:table-cell table:style-name="Tabela48.A2" office:value-type="string">
            <text:p text:style-name="P15"><text:span text:style-name="T8">5</text:span></text:p>
          </table:table-cell>
          <table:table-cell table:style-name="Tabela48.A2" office:value-type="string">
            <text:p text:style-name="P15">O sistema insere o professor na base de dados</text:p>
          </table:table-cell>
        </table:table-row>
        <text:soft-page-break/>
        <table:table-row table:style-name="Tabela48.1">
          <table:table-cell table:style-name="Tabela48.A2" office:value-type="string">
            <text:p text:style-name="P15"><text:span text:style-name="T8">6</text:span></text:p>
          </table:table-cell>
          <table:table-cell table:style-name="Tabela48.A2" office:value-type="string">
            <text:p text:style-name="P15">O caso de uso é encerrado.</text:p>
          </table:table-cell>
        </table:table-row>
      </table:table>
      <text:p text:style-name="P7"/>
      <text:p text:style-name="P7"/>
      <text:p text:style-name="P1"><text:span text:style-name="T8">Fluxo alternativo - Editar Professor.</text:span></text:p>
      <text:p text:style-name="P1"><text:span text:style-name="T8"><text:s/></text:span></text:p>
      <table:table table:name="Tabela49" table:style-name="Tabela49">
        <table:table-column table:style-name="Tabela49.A"/>
        <table:table-column table:style-name="Tabela49.B"/>
        <table:table-row table:style-name="Tabela49.1">
          <table:table-cell table:style-name="Tabela49.A1" office:value-type="string">
            <text:p text:style-name="P13"><text:span text:style-name="T8">Passo </text:span></text:p>
          </table:table-cell>
          <table:table-cell table:style-name="Tabela49.A1" office:value-type="string">
            <text:p text:style-name="P13"><text:span text:style-name="T8">Descrição</text:span>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1</text:span></text:p>
          </table:table-cell>
          <table:table-cell table:style-name="Tabela49.A2" office:value-type="string">
            <text:p text:style-name="P15">O Administrador Seleciona um professor listado na página de<text:span text:style-name="T8"> Gerenciar Professores </text:span>clicando no ícone de <text:span text:style-name="T8">editar professor</text:span> ao lado da aula desejada.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2</text:span></text:p>
          </table:table-cell>
          <table:table-cell table:style-name="Tabela49.A2" office:value-type="string">
            <text:p text:style-name="P15">Uma tela de edição deve ser apresentada. A mesma deve ser semelhante a tela de cadastro, porém os dados já devem vir carregados da base de dados.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3</text:span></text:p>
          </table:table-cell>
          <table:table-cell table:style-name="Tabela49.A2" office:value-type="string">
            <text:p text:style-name="P15">O administrador altera os dados que deseja. <text:span text:style-name="T8">(E01) (E02)</text:span>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4</text:span></text:p>
          </table:table-cell>
          <table:table-cell table:style-name="Tabela49.A2" office:value-type="string">
            <text:p text:style-name="P15">O Administrador clica em Salvar.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5</text:span></text:p>
          </table:table-cell>
          <table:table-cell table:style-name="Tabela49.A2" office:value-type="string">
            <text:p text:style-name="P15">O sistema altera os dados na base de dados.</text:p>
          </table:table-cell>
        </table:table-row>
        <table:table-row table:style-name="Tabela49.1">
          <table:table-cell table:style-name="Tabela49.A2" office:value-type="string">
            <text:p text:style-name="P15"><text:span text:style-name="T8">6</text:span></text:p>
          </table:table-cell>
          <table:table-cell table:style-name="Tabela49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Excluir Professor</text:span></text:p>
      <text:p text:style-name="P1"><text:span text:style-name="T8"><text:s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13"><text:span text:style-name="T8">Passo </text:span></text:p>
          </table:table-cell>
          <table:table-cell table:style-name="Tabela50.A1" office:value-type="string">
            <text:p text:style-name="P13"><text:span text:style-name="T8">Descrição</text:span>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1</text:span></text:p>
          </table:table-cell>
          <table:table-cell table:style-name="Tabela50.A2" office:value-type="string">
            <text:p text:style-name="P15">O Administrador Seleciona um professor listado na página de<text:span text:style-name="T8"> Professores </text:span>clicando no ícone de <text:span text:style-name="T8">Excluir Professor</text:span> ao lado do professor desejado.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2</text:span></text:p>
          </table:table-cell>
          <table:table-cell table:style-name="Tabela50.A2" office:value-type="string">
            <text:p text:style-name="P15">O sistema solicita a confirmação da operação com a mensagem “Tem certeza que quer excluir este Professor?”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3</text:span></text:p>
          </table:table-cell>
          <table:table-cell table:style-name="Tabela50.A2" office:value-type="string">
            <text:p text:style-name="P15">O Administrador Confirma a operação.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4</text:span></text:p>
          </table:table-cell>
          <table:table-cell table:style-name="Tabela50.A2" office:value-type="string">
            <text:p text:style-name="P15">O sistema verifica se o professor pode ser excluído.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5</text:span></text:p>
          </table:table-cell>
          <table:table-cell table:style-name="Tabela50.A2" office:value-type="string">
            <text:p text:style-name="P15">O sistema remove o professor da Base de dados</text:p>
          </table:table-cell>
        </table:table-row>
        <table:table-row table:style-name="Tabela50.1">
          <table:table-cell table:style-name="Tabela50.A2" office:value-type="string">
            <text:p text:style-name="P15"><text:span text:style-name="T8">6</text:span></text:p>
          </table:table-cell>
          <table:table-cell table:style-name="Tabela50.A2" office:value-type="string">
            <text:p text:style-name="P15">O caso de uso é encerrado.</text:p>
          </table:table-cell>
        </table:table-row>
      </table:table>
      <text:p text:style-name="P7"/>
      <text:p text:style-name="P1"><text:span text:style-name="T8">Fluxo Alternativo - Buscar Professores.</text:span></text:p>
      <text:p text:style-name="P1"><text:span text:style-name="T8"><text:s/></text:span></text:p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13"><text:span text:style-name="T8">Passo </text:span></text:p>
          </table:table-cell>
          <table:table-cell table:style-name="Tabela51.A1" office:value-type="string">
            <text:p text:style-name="P13"><text:span text:style-name="T8">Descrição</text:span></text:p>
          </table:table-cell>
        </table:table-row>
        <table:table-row table:style-name="Tabela51.1">
          <table:table-cell table:style-name="Tabela51.A2" office:value-type="string">
            <text:p text:style-name="P15"><text:span text:style-name="T8">1</text:span></text:p>
          </table:table-cell>
          <table:table-cell table:style-name="Tabela51.A2" office:value-type="string">
            <text:p text:style-name="P15">O Usuário seleciona a caixa de texto de busca na página "Gerenciar Professores" acima do DataGrid</text:p>
          </table:table-cell>
        </table:table-row>
        <table:table-row table:style-name="Tabela51.1">
          <table:table-cell table:style-name="Tabela51.A2" office:value-type="string">
            <text:p text:style-name="P15"><text:span text:style-name="T8">2</text:span></text:p>
          </table:table-cell>
          <table:table-cell table:style-name="Tabela51.A2" office:value-type="string">
            <text:p text:style-name="P15">O Usuário digita um texto a medida que o sistema busca Professores que tenha um nome que combine com o texto digitado.</text:p>
          </table:table-cell>
        </table:table-row>
        <table:table-row table:style-name="Tabela51.1">
          <table:table-cell table:style-name="Tabela51.A2" office:value-type="string">
            <text:p text:style-name="P15"><text:span text:style-name="T8">3</text:span></text:p>
          </table:table-cell>
          <table:table-cell table:style-name="Tabela51.A2" office:value-type="string">
            <text:p text:style-name="P15">o DataGrid é atualizado com base na busca.</text:p>
          </table:table-cell>
        </table:table-row>
      </table:table>
      <text:p text:style-name="P7"/>
      <text:p text:style-name="P1"><text:soft-page-break/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list xml:id="list54305472474781" text:continue-list="list54305098536358" text:style-name="WWNum5">
        <text:list-item>
          <text:p text:style-name="P40"><text:bookmark text:name="_dzx7dexb1zg4"/><text:span text:style-name="T2">Liberar Acesso</text:span></text:p>
        </text:list-item>
      </text:list>
      <text:p text:style-name="P1">Após realizar o cadastro no sistema este usuário deve aguardar até que o administrador da aplicação libere seu acesso.</text:p>
      <text:p text:style-name="P1"/>
      <text:p text:style-name="P1"><text:span text:style-name="T8">Atores envolvidos</text:span></text:p>
      <text:list xml:id="list54304429286232" text:continue-list="list54304089605718" text:style-name="WWNum3">
        <text:list-item>
          <text:p text:style-name="P35"><text:span text:style-name="T8">Professor e público: </text:span>Esses usuários são os interessados em em realizar o cadastro.</text:p>
        </text:list-item>
        <text:list-item>
          <text:p text:style-name="P35"><text:span text:style-name="T8">Administrador :</text:span> Este deve avaliar os pedidos de cadastro e realizar uma das seguintes operações: <text:span text:style-name="T8">Liberar acesso </text:span>ou <text:span text:style-name="T8">Rejeitar Cadastro.</text:span></text:p>
        </text:list-item>
      </text:list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Liberar Acesso.</text:span></text:p>
      <text:p text:style-name="P1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13"><text:span text:style-name="T8">Passo</text:span></text:p>
          </table:table-cell>
          <table:table-cell table:style-name="Tabela52.A1" office:value-type="string">
            <text:p text:style-name="P13"><text:span text:style-name="T8">Descrição</text:span></text:p>
          </table:table-cell>
        </table:table-row>
        <table:table-row table:style-name="Tabela52.1">
          <table:table-cell table:style-name="Tabela52.A2" office:value-type="string">
            <text:p text:style-name="P15"><office:annotation office:name="__Annotation__2359_458912460"><dc:creator>rudan lucena</dc:creator><dc:date>2017-10-17T18:59:12</dc:date><text:p>O proprio usuario deve ser o responsavel pelo seu cadastro?</text:p><text:p/><text:p>o feedback deve ser por email?</text:p></office:annotation><text:span text:style-name="T8">1</text:span></text:p>
          </table:table-cell>
          <table:table-cell table:style-name="Tabela52.A2" office:value-type="string">
            <text:p text:style-name="P15">O usuário realiza o cadastro no sistema.</text:p>
          </table:table-cell>
        </table:table-row>
        <table:table-row table:style-name="Tabela52.1">
          <table:table-cell table:style-name="Tabela52.A2" office:value-type="string">
            <text:p text:style-name="P15"><office:annotation-end office:name="__Annotation__2359_458912460"/><office:annotation office:name="__Annotation__2364_458912460"><dc:creator>rudan lucena</dc:creator><dc:date>2017-10-17T18:59:12</dc:date><text:p>O proprio usuario deve ser o responsavel pelo seu cadastro?</text:p><text:p/><text:p>o feedback deve ser por email?</text:p></office:annotation><text:span text:style-name="T8">2</text:span></text:p>
          </table:table-cell>
          <table:table-cell table:style-name="Tabela52.A2" office:value-type="string">
            <text:p text:style-name="P15">Uma notificação é apresentada ao Administrador.</text:p>
          </table:table-cell>
        </table:table-row>
        <table:table-row table:style-name="Tabela52.1">
          <table:table-cell table:style-name="Tabela52.A2" office:value-type="string">
            <text:p text:style-name="P15"><office:annotation-end office:name="__Annotation__2364_458912460"/><office:annotation office:name="__Annotation__2372_458912460"><dc:creator>rudan lucena</dc:creator><dc:date>2017-10-17T18:59:12</dc:date><text:p>O proprio usuario deve ser o responsavel pelo seu cadastro?</text:p><text:p/><text:p>o feedback deve ser por email?</text:p></office:annotation><text:span text:style-name="T8">3</text:span></text:p>
          </table:table-cell>
          <table:table-cell table:style-name="Tabela52.A2" office:value-type="string">
            <text:p text:style-name="P15">O administrador realiza uma das seguintes operações: <text:s/><text:span text:style-name="T8">Liberar acesso </text:span>ou <text:span text:style-name="T8">Rejeitar Cadastro.</text:span></text:p>
          </table:table-cell>
        </table:table-row>
        <table:table-row table:style-name="Tabela52.1">
          <table:table-cell table:style-name="Tabela52.A2" office:value-type="string">
            <text:p text:style-name="P15"><office:annotation-end office:name="__Annotation__2372_458912460"/><text:span text:style-name="T8">4</text:span></text:p>
          </table:table-cell>
          <table:table-cell table:style-name="Tabela52.A2" office:value-type="string">
            <text:p text:style-name="P15">O sistema envia um e mail ao solicitante informando o resultado da operação.</text:p>
          </table:table-cell>
        </table:table-row>
      </table:table>
      <text:p text:style-name="P1"/>
      <text:p text:style-name="P1"/>
      <text:p text:style-name="P1"/>
      <text:p text:style-name="P1"/>
      <text:list xml:id="list54306084235745" text:continue-list="list54305472474781" text:style-name="WWNum5">
        <text:list-item>
          <text:p text:style-name="P40"><text:bookmark text:name="_t10f026ttebl"/><text:span text:style-name="T2">Visualizar Horário de Salas.</text:span></text:p>
        </text:list-item>
      </text:list>
      <text:p text:style-name="P1">Este caso de uso possibilita os usuários visualizarem os horários das salas.</text:p>
      <text:p text:style-name="P1"/>
      <text:p text:style-name="P1"><text:span text:style-name="T8">Atores envolvidos</text:span></text:p>
      <text:list xml:id="list54305680649586" text:continue-list="list54304429286232" text:style-name="WWNum3">
        <text:list-item>
          <text:p text:style-name="P35"><text:span text:style-name="T8">Administrador, Professor e Público: </text:span>Todos os usuários podem realizar esta operação sem nenhuma restrição.</text:p>
        </text:list-item>
      </text:list>
      <text:p text:style-name="P1"><text:span text:style-name="T8">Pré-condições</text:span></text:p>
      <text:p text:style-name="P1"><text:soft-page-break/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ualizar Horário de salas.</text:span></text:p>
      <text:p text:style-name="P1"/>
      <text:p text:style-name="P7"/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13"><text:span text:style-name="T8">Passo </text:span></text:p>
          </table:table-cell>
          <table:table-cell table:style-name="Tabela53.A1" office:value-type="string">
            <text:p text:style-name="P13"><text:span text:style-name="T8">Descrição</text:span></text:p>
          </table:table-cell>
        </table:table-row>
        <table:table-row table:style-name="Tabela53.1">
          <table:table-cell table:style-name="Tabela53.A2" office:value-type="string">
            <text:p text:style-name="P15"><text:span text:style-name="T8">1</text:span></text:p>
          </table:table-cell>
          <table:table-cell table:style-name="Tabela53.A2" office:value-type="string">
            <text:p text:style-name="P15">O fluxo principal inicia quando o usuário na página inicial clicar na categoria Horários e selecionar a opção <text:span text:style-name="T8">Visualizar Horário das Salas</text:span>.</text:p>
          </table:table-cell>
        </table:table-row>
        <table:table-row table:style-name="Tabela53.1">
          <table:table-cell table:style-name="Tabela53.A2" office:value-type="string">
            <text:p text:style-name="P15"><text:span text:style-name="T8">2</text:span></text:p>
          </table:table-cell>
          <table:table-cell table:style-name="Tabela53.A2" office:value-type="string">
            <text:p text:style-name="P15">O sistema deve apresentar uma página com os horários das respectivas salas.</text:p>
          </table:table-cell>
        </table:table-row>
        <table:table-row table:style-name="Tabela53.1">
          <table:table-cell table:style-name="Tabela53.A2" office:value-type="string">
            <text:p text:style-name="P15"><text:span text:style-name="T8">3</text:span></text:p>
          </table:table-cell>
          <table:table-cell table:style-name="Tabela53.A2" office:value-type="string">
            <text:p text:style-name="P15">O caso de uso é encerrado.</text:p>
          </table:table-cell>
        </table:table-row>
      </table:table>
      <text:p text:style-name="P1"/>
      <text:p text:style-name="P1"/>
      <text:list xml:id="list54305567284456" text:continue-list="list54306084235745" text:style-name="WWNum5">
        <text:list-item>
          <text:p text:style-name="P40"><text:bookmark text:name="_yglxbdo0ifdj"/><text:span text:style-name="T2">Visualizar Horário dos Laboratórios.</text:span></text:p>
        </text:list-item>
      </text:list>
      <text:p text:style-name="P1">Este caso de uso possibilita os usuários visualizarem os horários dos laboratórios.</text:p>
      <text:p text:style-name="P1"/>
      <text:p text:style-name="P1"><text:span text:style-name="T8">Atores envolvidos</text:span></text:p>
      <text:list xml:id="list54304649207283" text:continue-list="list54305680649586" text:style-name="WWNum3">
        <text:list-item>
          <text:p text:style-name="P35"><text:span text:style-name="T8">Administrador, Professor e Público: </text:span>Todos os usuários podem realizar esta operação sem nenhuma restrição.</text:p>
        </text:list-item>
      </text:list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ualizar Horário dos Laboratórios.</text:span></text:p>
      <text:p text:style-name="P1"/>
      <text:p text:style-name="P7"/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13"><text:span text:style-name="T8">Passo </text:span></text:p>
          </table:table-cell>
          <table:table-cell table:style-name="Tabela54.A1" office:value-type="string">
            <text:p text:style-name="P13"><text:span text:style-name="T8">Descrição</text:span></text:p>
          </table:table-cell>
        </table:table-row>
        <table:table-row table:style-name="Tabela54.1">
          <table:table-cell table:style-name="Tabela54.A2" office:value-type="string">
            <text:p text:style-name="P15"><text:span text:style-name="T8">1</text:span></text:p>
          </table:table-cell>
          <table:table-cell table:style-name="Tabela54.A2" office:value-type="string">
            <text:p text:style-name="P15">O fluxo principal inicia quando o usuário na página inicial clicar na categoria Horários e selecionar a opção <text:span text:style-name="T8">Visualizar Horário dos Laboratórios</text:span>.</text:p>
          </table:table-cell>
        </table:table-row>
        <text:soft-page-break/>
        <table:table-row table:style-name="Tabela54.1">
          <table:table-cell table:style-name="Tabela54.A2" office:value-type="string">
            <text:p text:style-name="P15"><text:span text:style-name="T8">2</text:span></text:p>
          </table:table-cell>
          <table:table-cell table:style-name="Tabela54.A2" office:value-type="string">
            <text:p text:style-name="P15">O sistema deve apresentar uma página com os horários dos respectivos Laboratórios.</text:p>
          </table:table-cell>
        </table:table-row>
        <table:table-row table:style-name="Tabela54.1">
          <table:table-cell table:style-name="Tabela54.A2" office:value-type="string">
            <text:p text:style-name="P15"><text:span text:style-name="T8">3</text:span></text:p>
          </table:table-cell>
          <table:table-cell table:style-name="Tabela54.A2" office:value-type="string">
            <text:p text:style-name="P15">O caso de uso é encerrado.</text:p>
          </table:table-cell>
        </table:table-row>
      </table:table>
      <text:p text:style-name="P1"/>
      <text:p text:style-name="P1"/>
      <text:list xml:id="list54305473302259" text:continue-list="list54305567284456" text:style-name="WWNum5">
        <text:list-item>
          <text:p text:style-name="P40"><text:bookmark text:name="_pxkqqlb3u9pz"/><text:span text:style-name="T2">Visualizar Horário de Professores.</text:span></text:p>
        </text:list-item>
      </text:list>
      <text:p text:style-name="P1">Este caso de uso possibilita os usuários visualizarem os horários dos professores.</text:p>
      <text:p text:style-name="P1"/>
      <text:p text:style-name="P1"><text:span text:style-name="T8">Atores envolvidos</text:span></text:p>
      <text:list xml:id="list54305005023103" text:continue-list="list54304649207283" text:style-name="WWNum3">
        <text:list-item>
          <text:p text:style-name="P35"><text:span text:style-name="T8">Administrador, Professor e Público: </text:span>Todos os usuários podem realizar esta operação sem nenhuma restrição.</text:p>
        </text:list-item>
      </text:list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ualizar Horário dos Professores.</text:span></text:p>
      <text:p text:style-name="P1"/>
      <text:p text:style-name="P7"/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13"><text:span text:style-name="T8">Passo </text:span></text:p>
          </table:table-cell>
          <table:table-cell table:style-name="Tabela55.A1" office:value-type="string">
            <text:p text:style-name="P13"><text:span text:style-name="T8">Descrição</text:span></text:p>
          </table:table-cell>
        </table:table-row>
        <table:table-row table:style-name="Tabela55.1">
          <table:table-cell table:style-name="Tabela55.A2" office:value-type="string">
            <text:p text:style-name="P15"><text:span text:style-name="T8">1</text:span></text:p>
          </table:table-cell>
          <table:table-cell table:style-name="Tabela55.A2" office:value-type="string">
            <text:p text:style-name="P15">O fluxo principal inicia quando o usuário na página inicial clicar na categoria Horários e selecionar a opção <text:span text:style-name="T8">Visualizar Horário dos Professores</text:span>.</text:p>
          </table:table-cell>
        </table:table-row>
        <table:table-row table:style-name="Tabela55.1">
          <table:table-cell table:style-name="Tabela55.A2" office:value-type="string">
            <text:p text:style-name="P15"><text:span text:style-name="T8">2</text:span></text:p>
          </table:table-cell>
          <table:table-cell table:style-name="Tabela55.A2" office:value-type="string">
            <text:p text:style-name="P15">O sistema deve apresentar uma página com os horários dos respectivos professores..</text:p>
          </table:table-cell>
        </table:table-row>
        <table:table-row table:style-name="Tabela55.1">
          <table:table-cell table:style-name="Tabela55.A2" office:value-type="string">
            <text:p text:style-name="P15"><text:span text:style-name="T8">3</text:span></text:p>
          </table:table-cell>
          <table:table-cell table:style-name="Tabela55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list xml:id="list54305456920823" text:continue-list="list54305473302259" text:style-name="WWNum5">
        <text:list-item>
          <text:p text:style-name="P40"><text:bookmark text:name="_veg0ffsx7247"/><text:span text:style-name="T2">Visualizar Horário de Cursos.</text:span></text:p>
        </text:list-item>
      </text:list>
      <text:p text:style-name="P1">Este caso de uso possibilita os usuários visualizarem os horários das dos cursos.</text:p>
      <text:p text:style-name="P1"/>
      <text:p text:style-name="P1"><text:span text:style-name="T8">Atores envolvidos</text:span></text:p>
      <text:list xml:id="list54306083018330" text:continue-list="list54305005023103" text:style-name="WWNum3">
        <text:list-item>
          <text:p text:style-name="P35"><text:span text:style-name="T8">Administrador, Professor e Público: </text:span>Todos os usuários podem realizar esta operação sem nenhuma restrição.</text:p>
        </text:list-item>
      </text:list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><text:soft-page-break/></text:p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ualizar Horário de Cursos.</text:span></text:p>
      <text:p text:style-name="P1"/>
      <text:p text:style-name="P7"/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13"><text:span text:style-name="T8">Passo </text:span></text:p>
          </table:table-cell>
          <table:table-cell table:style-name="Tabela56.A1" office:value-type="string">
            <text:p text:style-name="P13"><text:span text:style-name="T8">Descrição</text:span></text:p>
          </table:table-cell>
        </table:table-row>
        <table:table-row table:style-name="Tabela56.1">
          <table:table-cell table:style-name="Tabela56.A2" office:value-type="string">
            <text:p text:style-name="P15"><text:span text:style-name="T8">1</text:span></text:p>
          </table:table-cell>
          <table:table-cell table:style-name="Tabela56.A2" office:value-type="string">
            <text:p text:style-name="P15">O fluxo principal inicia quando o usuário na página inicial clicar na categoria Horários e selecionar a opção <text:span text:style-name="T8">Visualizar Horário dos Cursos</text:span>.</text:p>
          </table:table-cell>
        </table:table-row>
        <table:table-row table:style-name="Tabela56.1">
          <table:table-cell table:style-name="Tabela56.A2" office:value-type="string">
            <text:p text:style-name="P15"><text:span text:style-name="T8">2</text:span></text:p>
          </table:table-cell>
          <table:table-cell table:style-name="Tabela56.A2" office:value-type="string">
            <text:p text:style-name="P15">O sistema deve apresentar uma página com os horários dos respectivos cursos.</text:p>
          </table:table-cell>
        </table:table-row>
        <table:table-row table:style-name="Tabela56.1">
          <table:table-cell table:style-name="Tabela56.A2" office:value-type="string">
            <text:p text:style-name="P15"><text:span text:style-name="T8">3</text:span></text:p>
          </table:table-cell>
          <table:table-cell table:style-name="Tabela56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p text:style-name="P1"/>
      <text:list xml:id="list54304241734888" text:continue-list="list54305456920823" text:style-name="WWNum5">
        <text:list-item>
          <text:p text:style-name="P40"><text:bookmark text:name="_o3cfdpy06fzj"/><text:span text:style-name="T2">Marcar reposição de aulas.</text:span></text:p>
        </text:list-item>
      </text:list>
      <text:p text:style-name="P1">Este caso de uso possibilita a marcação de reposições de aulas.</text:p>
      <text:p text:style-name="P1"/>
      <text:p text:style-name="P1"><text:span text:style-name="T8">Atores envolvidos</text:span></text:p>
      <text:list xml:id="list54304074980795" text:continue-list="list54306083018330" text:style-name="WWNum3">
        <text:list-item>
          <text:p text:style-name="P35"><text:span text:style-name="T8">Professor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Marcar reposição de aulas.</text:span></text:p>
      <text:p text:style-name="P1"/>
      <text:p text:style-name="P7"/>
      <table:table table:name="Tabela57" table:style-name="Tabela57">
        <table:table-column table:style-name="Tabela57.A"/>
        <table:table-column table:style-name="Tabela57.B"/>
        <table:table-row table:style-name="Tabela57.1">
          <table:table-cell table:style-name="Tabela57.A1" office:value-type="string">
            <text:p text:style-name="P13"><text:span text:style-name="T8">Passo </text:span></text:p>
          </table:table-cell>
          <table:table-cell table:style-name="Tabela57.A1" office:value-type="string">
            <text:p text:style-name="P13"><text:span text:style-name="T8">Descrição</text:span></text:p>
          </table:table-cell>
        </table:table-row>
        <table:table-row table:style-name="Tabela57.1">
          <table:table-cell table:style-name="Tabela57.A2" office:value-type="string">
            <text:p text:style-name="P15"><text:span text:style-name="T8">1</text:span></text:p>
          </table:table-cell>
          <table:table-cell table:style-name="Tabela57.A2" office:value-type="string">
            <text:p text:style-name="P15">O fluxo principal inicia quando o usuário com papel de professor na página inicial clicar na categoria Reposições e selecionar a opção <text:span text:style-name="T8">Marcar Reposição de Aula</text:span>.</text:p>
          </table:table-cell>
        </table:table-row>
        <text:soft-page-break/>
        <table:table-row table:style-name="Tabela57.1">
          <table:table-cell table:style-name="Tabela57.A2" office:value-type="string">
            <text:p text:style-name="P15"><text:span text:style-name="T8">2</text:span></text:p>
          </table:table-cell>
          <table:table-cell table:style-name="Tabela57.A2" office:value-type="string">
            <text:p text:style-name="P15">O sistema deve apresentar uma página solicitando algumas informações sobre a reposição:</text:p>
            <text:list xml:id="list1367339955023211948" text:style-name="WWNum4">
              <text:list-item>
                <text:p text:style-name="P34">Dia: o dia em que a reposição será realizada.</text:p>
              </text:list-item>
              <text:list-item>
                <text:p text:style-name="P34">Disciplina: a disciplina que será ministrada nesta reposição.</text:p>
              </text:list-item>
              <text:list-item>
                <text:p text:style-name="P34">Horário: o horário da reposição deve ser informado.</text:p>
              </text:list-item>
              <text:list-item>
                <text:p text:style-name="P34">Local: o local da reposição deve ser informado neste campo, o mesmo pode ser uma <text:span text:style-name="T8">sala</text:span> ou <text:span text:style-name="T8">laboratório</text:span>.</text:p>
              </text:list-item>
            </text:list>
          </table:table-cell>
        </table:table-row>
        <table:table-row table:style-name="Tabela57.1">
          <table:table-cell table:style-name="Tabela57.A2" office:value-type="string">
            <text:p text:style-name="P15"><text:span text:style-name="T8">3</text:span></text:p>
          </table:table-cell>
          <table:table-cell table:style-name="Tabela57.A2" office:value-type="string">
            <text:p text:style-name="P15">O mesmo clica no botão agendar.<text:span text:style-name="T8"> (E01)</text:span></text:p>
          </table:table-cell>
        </table:table-row>
        <table:table-row table:style-name="Tabela57.1">
          <table:table-cell table:style-name="Tabela57.A2" office:value-type="string">
            <text:p text:style-name="P15"><text:span text:style-name="T8">3</text:span></text:p>
          </table:table-cell>
          <table:table-cell table:style-name="Tabela57.A2" office:value-type="string">
            <text:p text:style-name="P15">O caso de uso é encerrado.</text:p>
          </table:table-cell>
        </table:table-row>
      </table:table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p text:style-name="P1"/>
      <text:list xml:id="list54304884308834" text:continue-list="list54304241734888" text:style-name="WWNum5">
        <text:list-item>
          <text:p text:style-name="P40"><text:bookmark text:name="_u0tdvsh7w7z7"/><text:span text:style-name="T2">Finalizar reposição de aulas.</text:span></text:p>
        </text:list-item>
      </text:list>
      <text:p text:style-name="P1">Este caso de uso possibilita finalizar a reposição de aulas.</text:p>
      <text:p text:style-name="P1"/>
      <text:p text:style-name="P1"><text:span text:style-name="T8">Atores envolvidos</text:span></text:p>
      <text:list xml:id="list54304322372868" text:continue-list="list54304074980795" text:style-name="WWNum3">
        <text:list-item>
          <text:p text:style-name="P35"><text:span text:style-name="T8">Professor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Finalizar reposição de aulas.</text:span></text:p>
      <text:p text:style-name="P1"/>
      <text:p text:style-name="P7"/>
      <table:table table:name="Tabela58" table:style-name="Tabela58">
        <table:table-column table:style-name="Tabela58.A"/>
        <table:table-column table:style-name="Tabela58.B"/>
        <table:table-row table:style-name="Tabela58.1">
          <table:table-cell table:style-name="Tabela58.A1" office:value-type="string">
            <text:p text:style-name="P13"><text:span text:style-name="T8">Passo </text:span></text:p>
          </table:table-cell>
          <table:table-cell table:style-name="Tabela58.A1" office:value-type="string">
            <text:p text:style-name="P13"><text:span text:style-name="T8">Descrição</text:span></text:p>
          </table:table-cell>
        </table:table-row>
        <table:table-row table:style-name="Tabela58.1">
          <table:table-cell table:style-name="Tabela58.A2" office:value-type="string">
            <text:p text:style-name="P15"><text:span text:style-name="T8">1</text:span></text:p>
          </table:table-cell>
          <table:table-cell table:style-name="Tabela58.A2" office:value-type="string">
            <text:p text:style-name="P15">O fluxo principal inicia quando o usuário com papel de professor na página inicial clicar na categoria Reposições e selecionar a opção <text:span text:style-name="T8">Finalizar Reposição de Aula</text:span>.</text:p>
          </table:table-cell>
        </table:table-row>
        <table:table-row table:style-name="Tabela58.1">
          <table:table-cell table:style-name="Tabela58.A2" office:value-type="string">
            <text:p text:style-name="P15"><text:span text:style-name="T8">2</text:span></text:p>
          </table:table-cell>
          <table:table-cell table:style-name="Tabela58.A2" office:value-type="string">
            <text:p text:style-name="P15">O sistema deve apresentar uma página com todas as suas reposições marcadas.</text:p>
          </table:table-cell>
        </table:table-row>
        <table:table-row table:style-name="Tabela58.1">
          <table:table-cell table:style-name="Tabela58.A2" office:value-type="string">
            <text:p text:style-name="P15"><text:span text:style-name="T8">3</text:span></text:p>
          </table:table-cell>
          <table:table-cell table:style-name="Tabela58.A2" office:value-type="string">
            <text:p text:style-name="P15">O mesmo clica no botão <text:span text:style-name="T8">Finalizar</text:span> ao lado da reposição desejada.</text:p>
          </table:table-cell>
        </table:table-row>
        <text:soft-page-break/>
        <table:table-row table:style-name="Tabela58.1">
          <table:table-cell table:style-name="Tabela58.A2" office:value-type="string">
            <text:p text:style-name="P8"/>
          </table:table-cell>
          <table:table-cell table:style-name="Tabela58.A2" office:value-type="string">
            <text:p text:style-name="P15">O sistema solicita a confirmação do usuário.</text:p>
          </table:table-cell>
        </table:table-row>
        <table:table-row table:style-name="Tabela58.1">
          <table:table-cell table:style-name="Tabela58.A2" office:value-type="string">
            <text:p text:style-name="P15"><text:span text:style-name="T8">3</text:span></text:p>
          </table:table-cell>
          <table:table-cell table:style-name="Tabela58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p text:style-name="P1"/>
      <text:list xml:id="list54305405388565" text:continue-list="list54304884308834" text:style-name="WWNum5">
        <text:list-item>
          <text:p text:style-name="P40"><text:bookmark text:name="_83lvy9un4xzt"/><text:span text:style-name="T2">Cadastrar Atividades.</text:span></text:p>
        </text:list-item>
      </text:list>
      <text:p text:style-name="P1">Este caso de uso possibilita o cadastro de atividades no sistema.</text:p>
      <text:p text:style-name="P1"/>
      <text:p text:style-name="P1"><text:span text:style-name="T8">Atores envolvidos</text:span></text:p>
      <text:list xml:id="list54304942407232" text:continue-list="list54304322372868" text:style-name="WWNum3">
        <text:list-item>
          <text:p text:style-name="P35"><text:span text:style-name="T8">Professor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Cadastrar Atividade.</text:span></text:p>
      <text:p text:style-name="P1"/>
      <text:p text:style-name="P7"/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13"><text:span text:style-name="T8">Passo </text:span></text:p>
          </table:table-cell>
          <table:table-cell table:style-name="Tabela59.A1" office:value-type="string">
            <text:p text:style-name="P13"><text:span text:style-name="T8">Descrição</text:span></text:p>
          </table:table-cell>
        </table:table-row>
        <table:table-row table:style-name="Tabela59.1">
          <table:table-cell table:style-name="Tabela59.A2" office:value-type="string">
            <text:p text:style-name="P15"><text:span text:style-name="T8">1</text:span></text:p>
          </table:table-cell>
          <table:table-cell table:style-name="Tabela59.A2" office:value-type="string">
            <text:p text:style-name="P15">O fluxo principal inicia quando o usuário com papel de professor na página inicial clicar na categoria <text:span text:style-name="T8">Atividades</text:span> e selecionar a opção <text:span text:style-name="T8">Cadastrar Atividade.</text:span></text:p>
          </table:table-cell>
        </table:table-row>
        <table:table-row table:style-name="Tabela59.1">
          <table:table-cell table:style-name="Tabela59.A2" office:value-type="string">
            <text:p text:style-name="P15"><text:span text:style-name="T8">2</text:span></text:p>
          </table:table-cell>
          <table:table-cell table:style-name="Tabela59.A2" office:value-type="string">
            <text:p text:style-name="P15">O sistema deve apresentar uma página solicitando algumas informações sobre a Atividade:</text:p>
            <text:list xml:id="list54305120206625" text:continue-list="list1367339955023211948" text:style-name="WWNum4">
              <text:list-item>
                <text:p text:style-name="P34">Resumo: neste campo deve ser informado um resumo sobre a tividade</text:p>
              </text:list-item>
              <text:list-item>
                <text:p text:style-name="P34">Descrição: uma breve descrição da atividade deve ser informada</text:p>
              </text:list-item>
              <text:list-item>
                <text:p text:style-name="P34">Fim: data de finalização da atividade. </text:p>
              </text:list-item>
              <text:list-item>
                <text:p text:style-name="P34">Turma: deve ser informada a turma a qual esta atividade será disponibilizada.</text:p>
              </text:list-item>
            </text:list>
          </table:table-cell>
        </table:table-row>
        <table:table-row table:style-name="Tabela59.1">
          <table:table-cell table:style-name="Tabela59.A2" office:value-type="string">
            <text:p text:style-name="P15"><text:span text:style-name="T8">3</text:span></text:p>
          </table:table-cell>
          <table:table-cell table:style-name="Tabela59.A2" office:value-type="string">
            <text:p text:style-name="P15">O mesmo clica no botão Cadastrar.<text:span text:style-name="T8"> (E01)</text:span></text:p>
          </table:table-cell>
        </table:table-row>
        <table:table-row table:style-name="Tabela59.1">
          <table:table-cell table:style-name="Tabela59.A2" office:value-type="string">
            <text:p text:style-name="P15"><text:span text:style-name="T8">3</text:span></text:p>
          </table:table-cell>
          <table:table-cell table:style-name="Tabela59.A2" office:value-type="string">
            <text:p text:style-name="P15">O caso de uso é encerrado.</text:p>
          </table:table-cell>
        </table:table-row>
      </table:table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><text:soft-page-break/></text:p>
      <text:p text:style-name="P1"/>
      <text:p text:style-name="P1"/>
      <text:p text:style-name="P1"/>
      <text:list xml:id="list54304024965962" text:continue-list="list54305405388565" text:style-name="WWNum5">
        <text:list-item>
          <text:p text:style-name="P40"><text:bookmark text:name="_cw7cjc15r802"/><text:span text:style-name="T2">Remover Atividades.</text:span></text:p>
        </text:list-item>
      </text:list>
      <text:p text:style-name="P1">Este caso de uso possibilita a remoção de atividades.</text:p>
      <text:p text:style-name="P1"/>
      <text:p text:style-name="P1"><text:span text:style-name="T8">Atores envolvidos</text:span></text:p>
      <text:list xml:id="list54304642408153" text:continue-list="list54304942407232" text:style-name="WWNum3">
        <text:list-item>
          <text:p text:style-name="P35"><text:span text:style-name="T8">Professor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Remover Atividades.</text:span></text:p>
      <text:p text:style-name="P1"/>
      <text:p text:style-name="P7"/>
      <table:table table:name="Tabela60" table:style-name="Tabela60">
        <table:table-column table:style-name="Tabela60.A"/>
        <table:table-column table:style-name="Tabela60.B"/>
        <table:table-row table:style-name="Tabela60.1">
          <table:table-cell table:style-name="Tabela60.A1" office:value-type="string">
            <text:p text:style-name="P13"><text:span text:style-name="T8">Passo </text:span></text:p>
          </table:table-cell>
          <table:table-cell table:style-name="Tabela60.A1" office:value-type="string">
            <text:p text:style-name="P13"><text:span text:style-name="T8">Descrição</text:span></text:p>
          </table:table-cell>
        </table:table-row>
        <table:table-row table:style-name="Tabela60.1">
          <table:table-cell table:style-name="Tabela60.A2" office:value-type="string">
            <text:p text:style-name="P15"><text:span text:style-name="T8">1</text:span></text:p>
          </table:table-cell>
          <table:table-cell table:style-name="Tabela60.A2" office:value-type="string">
            <text:p text:style-name="P15">O fluxo principal inicia quando o usuário com papel de professor na página inicial clicar na categoria Atividades selecionar a opção <text:span text:style-name="T8">Atividades</text:span>.</text:p>
          </table:table-cell>
        </table:table-row>
        <table:table-row table:style-name="Tabela60.1">
          <table:table-cell table:style-name="Tabela60.A2" office:value-type="string">
            <text:p text:style-name="P15"><text:span text:style-name="T8">2</text:span></text:p>
          </table:table-cell>
          <table:table-cell table:style-name="Tabela60.A2" office:value-type="string">
            <text:p text:style-name="P15">O sistema deve apresentar uma página com todas as suas atividades cadastradas.</text:p>
          </table:table-cell>
        </table:table-row>
        <table:table-row table:style-name="Tabela60.1">
          <table:table-cell table:style-name="Tabela60.A2" office:value-type="string">
            <text:p text:style-name="P15"><text:span text:style-name="T8">3</text:span></text:p>
          </table:table-cell>
          <table:table-cell table:style-name="Tabela60.A2" office:value-type="string">
            <text:p text:style-name="P15">O mesmo clica no botão <text:span text:style-name="T8">Finalizar</text:span> ao lado da atividade desejada.</text:p>
          </table:table-cell>
        </table:table-row>
        <table:table-row table:style-name="Tabela60.1">
          <table:table-cell table:style-name="Tabela60.A2" office:value-type="string">
            <text:p text:style-name="P8"/>
          </table:table-cell>
          <table:table-cell table:style-name="Tabela60.A2" office:value-type="string">
            <text:p text:style-name="P15">O sistema solicita a confirmação do usuário.</text:p>
          </table:table-cell>
        </table:table-row>
        <table:table-row table:style-name="Tabela60.1">
          <table:table-cell table:style-name="Tabela60.A2" office:value-type="string">
            <text:p text:style-name="P15"><text:span text:style-name="T8">3</text:span></text:p>
          </table:table-cell>
          <table:table-cell table:style-name="Tabela60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p text:style-name="P1"/>
      <text:list xml:id="list54305987235359" text:continue-list="list54304024965962" text:style-name="WWNum5">
        <text:list-item>
          <text:p text:style-name="P40"><text:bookmark text:name="_2wutmjdkp75s"/><text:span text:style-name="T2">Visualizar Horário da Turma.</text:span></text:p>
        </text:list-item>
      </text:list>
      <text:p text:style-name="P1">Este caso de uso possibilita os usuários visualizarem os horários da turmas.</text:p>
      <text:p text:style-name="P1"/>
      <text:p text:style-name="P1"><text:span text:style-name="T8">Atores envolvidos</text:span></text:p>
      <text:list xml:id="list54304484876338" text:continue-list="list54304642408153" text:style-name="WWNum3">
        <text:list-item>
          <text:p text:style-name="P35"><text:span text:style-name="T8">Administrador, Professor e público: </text:span><text:s/>todos os usuários podem realizar este caso de uso sem nenhuma restrição.</text:p>
        </text:list-item>
        <text:list-item>
          <text:p text:style-name="P37"/>
        </text:list-item>
      </text:list>
      <text:p text:style-name="P1"><text:span text:style-name="T8">Pré-condições</text:span></text:p>
      <text:p text:style-name="P1"><text:soft-page-break/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</text:span>ualizar Horário das Turmas.</text:p>
      <text:p text:style-name="P1"/>
      <text:p text:style-name="P7"/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13"><text:span text:style-name="T8">Passo </text:span></text:p>
          </table:table-cell>
          <table:table-cell table:style-name="Tabela61.A1" office:value-type="string">
            <text:p text:style-name="P13"><text:span text:style-name="T8">Descrição</text:span></text:p>
          </table:table-cell>
        </table:table-row>
        <table:table-row table:style-name="Tabela61.1">
          <table:table-cell table:style-name="Tabela61.A2" office:value-type="string">
            <text:p text:style-name="P15"><text:span text:style-name="T8">1</text:span></text:p>
          </table:table-cell>
          <table:table-cell table:style-name="Tabela61.A2" office:value-type="string">
            <text:p text:style-name="P15">O fluxo principal inicia quando um usuário na página Turmas seleciona a opção </text:p>
            <text:p text:style-name="P15">visualizar horário.</text:p>
          </table:table-cell>
        </table:table-row>
        <table:table-row table:style-name="Tabela61.1">
          <table:table-cell table:style-name="Tabela61.A2" office:value-type="string">
            <text:p text:style-name="P15"><text:span text:style-name="T8">2</text:span></text:p>
          </table:table-cell>
          <table:table-cell table:style-name="Tabela61.A2" office:value-type="string">
            <text:p text:style-name="P15">uma pagina com o horário da turma deve ser apresentada ao usuário.</text:p>
          </table:table-cell>
        </table:table-row>
        <table:table-row table:style-name="Tabela61.1">
          <table:table-cell table:style-name="Tabela61.A2" office:value-type="string">
            <text:p text:style-name="P15">3</text:p>
          </table:table-cell>
          <table:table-cell table:style-name="Tabela61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list xml:id="list54304264035536" text:continue-list="list54305987235359" text:style-name="WWNum5">
        <text:list-item>
          <text:p text:style-name="P40"><text:bookmark text:name="_y62ezt1htirq"/><text:span text:style-name="T2">Lembrete de atividades.</text:span></text:p>
        </text:list-item>
      </text:list>
      <text:p text:style-name="P1">Este caso de uso possibilita os usuários receberem lembretes sobre as atividades..</text:p>
      <text:p text:style-name="P1"/>
      <text:p text:style-name="P1"><text:span text:style-name="T8">Atores envolvidos</text:span></text:p>
      <text:list xml:id="list54305836163964" text:continue-list="list54304484876338" text:style-name="WWNum3">
        <text:list-item>
          <text:p text:style-name="P35"><text:span text:style-name="T8">Professor e público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Enviar Lembrete de atividades.</text:span></text:p>
      <text:p text:style-name="P1"/>
      <text:p text:style-name="P7"/>
      <table:table table:name="Tabela62" table:style-name="Tabela62">
        <table:table-column table:style-name="Tabela62.A"/>
        <table:table-column table:style-name="Tabela62.B"/>
        <table:table-row table:style-name="Tabela62.1">
          <table:table-cell table:style-name="Tabela62.A1" office:value-type="string">
            <text:p text:style-name="P13"><text:span text:style-name="T8">Passo </text:span></text:p>
          </table:table-cell>
          <table:table-cell table:style-name="Tabela62.A1" office:value-type="string">
            <text:p text:style-name="P13"><text:span text:style-name="T8">Descrição</text:span></text:p>
          </table:table-cell>
        </table:table-row>
        <table:table-row table:style-name="Tabela62.1">
          <table:table-cell table:style-name="Tabela62.A2" office:value-type="string">
            <text:p text:style-name="P15"><text:span text:style-name="T8">1</text:span></text:p>
          </table:table-cell>
          <table:table-cell table:style-name="Tabela62.A2" office:value-type="string">
            <text:p text:style-name="P15">O fluxo principal inicia quando a data de entrega de uma atividade se aproxima.</text:p>
          </table:table-cell>
        </table:table-row>
        <text:soft-page-break/>
        <table:table-row table:style-name="Tabela62.1">
          <table:table-cell table:style-name="Tabela62.A2" office:value-type="string">
            <text:p text:style-name="P15"><text:span text:style-name="T8">2</text:span></text:p>
          </table:table-cell>
          <table:table-cell table:style-name="Tabela62.A2" office:value-type="string">
            <text:p text:style-name="P15">No dia da entrega o sistema deve enviar um email para o professor responsável pela disciplina, e para todos os alunos.</text:p>
          </table:table-cell>
        </table:table-row>
        <table:table-row table:style-name="Tabela62.1">
          <table:table-cell table:style-name="Tabela62.A2" office:value-type="string">
            <text:p text:style-name="P15">3</text:p>
          </table:table-cell>
          <table:table-cell table:style-name="Tabela62.A2" office:value-type="string">
            <text:p text:style-name="P15">O caso de uso é encerrado.</text:p>
          </table:table-cell>
        </table:table-row>
      </table:table>
      <text:p text:style-name="P1"/>
      <text:p text:style-name="P1"/>
      <text:list xml:id="list54305253256962" text:continue-list="list54304264035536" text:style-name="WWNum5">
        <text:list-item>
          <text:p text:style-name="P40"><text:bookmark text:name="_em0ri846g3a9"/><text:span text:style-name="T2">Cadastrar Atividades.</text:span></text:p>
        </text:list-item>
      </text:list>
      <text:p text:style-name="P1">Este caso de uso possibilita o cadastro de atividades no sistema.</text:p>
      <text:p text:style-name="P1"/>
      <text:p text:style-name="P1"><text:span text:style-name="T8">Atores envolvidos</text:span></text:p>
      <text:list xml:id="list54304387440725" text:continue-list="list54305836163964" text:style-name="WWNum3">
        <text:list-item>
          <text:p text:style-name="P35"><text:span text:style-name="T8">Professor: </text:span><text:s/>Esses usuário são os únicos a realizarem este caso de uso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Cadastrar Duvida.</text:span></text:p>
      <text:p text:style-name="P1"/>
      <text:p text:style-name="P7"/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13"><text:span text:style-name="T8">Passo </text:span></text:p>
          </table:table-cell>
          <table:table-cell table:style-name="Tabela63.A1" office:value-type="string">
            <text:p text:style-name="P13"><text:span text:style-name="T8">Descrição</text:span></text:p>
          </table:table-cell>
        </table:table-row>
        <table:table-row table:style-name="Tabela63.1">
          <table:table-cell table:style-name="Tabela63.A2" office:value-type="string">
            <text:p text:style-name="P15"><text:span text:style-name="T8">1</text:span></text:p>
          </table:table-cell>
          <table:table-cell table:style-name="Tabela63.A2" office:value-type="string">
            <text:p text:style-name="P15">O fluxo principal inicia quando o usuário com papel de Aluno na página da Disxilĺina clicar na opção<text:span text:style-name="T8"> cadastrar Dúvida.</text:span></text:p>
          </table:table-cell>
        </table:table-row>
        <table:table-row table:style-name="Tabela63.1">
          <table:table-cell table:style-name="Tabela63.A2" office:value-type="string">
            <text:p text:style-name="P15"><text:span text:style-name="T8">2</text:span></text:p>
          </table:table-cell>
          <table:table-cell table:style-name="Tabela63.A2" office:value-type="string">
            <text:p text:style-name="P15">O sistema deve apresentar uma página solicitando algumas informações sobre a Dúvida:</text:p>
            <text:list xml:id="list54305094885350" text:continue-list="list54305120206625" text:style-name="WWNum4">
              <text:list-item>
                <text:p text:style-name="P34">Pergunta: O aluno deve informar qual a sua duvida.</text:p>
              </text:list-item>
            </text:list>
          </table:table-cell>
        </table:table-row>
        <table:table-row table:style-name="Tabela63.1">
          <table:table-cell table:style-name="Tabela63.A2" office:value-type="string">
            <text:p text:style-name="P15"><text:span text:style-name="T8">3</text:span></text:p>
          </table:table-cell>
          <table:table-cell table:style-name="Tabela63.A2" office:value-type="string">
            <text:p text:style-name="P15">O mesmo clica no botão Cadastrar.<text:span text:style-name="T8"> (E01)</text:span></text:p>
          </table:table-cell>
        </table:table-row>
        <table:table-row table:style-name="Tabela63.1">
          <table:table-cell table:style-name="Tabela63.A2" office:value-type="string">
            <text:p text:style-name="P15"><text:span text:style-name="T8">3</text:span></text:p>
          </table:table-cell>
          <table:table-cell table:style-name="Tabela63.A2" office:value-type="string">
            <text:p text:style-name="P15">O caso de uso é encerrado.</text:p>
          </table:table-cell>
        </table:table-row>
      </table:table>
      <text:p text:style-name="P1"/>
      <text:p text:style-name="P1"><text:span text:style-name="T8">FLUXO DE EXCEÇÃO E01 – DADOS INVÁLIDOS</text:span></text:p>
      <text:p text:style-name="P1"><text:span text:style-name="T8">Passo único </text:span>- Se algum dos campos com asterisco (*), que indica obrigatoriedade, não for preenchido, exibe-se uma mensagem de alerta e volta ao estágio em que estava aguardando o preenchimento.</text:p>
      <text:p text:style-name="P1"/>
      <text:p text:style-name="P1"/>
      <text:p text:style-name="P1"/>
      <text:list xml:id="list54306053646324" text:continue-list="list54305253256962" text:style-name="WWNum5">
        <text:list-item>
          <text:p text:style-name="P40"><text:span text:style-name="T3">Cadastrar</text:span><text:span text:style-name="T2"> Duvida.</text:span></text:p>
        </text:list-item>
      </text:list>
      <text:p text:style-name="P1">Este caso de uso possibilita <text:span text:style-name="T13">o cadastro</text:span> de dúvidas dos alunos.</text:p>
      <text:p text:style-name="P1"><text:soft-page-break/></text:p>
      <text:p text:style-name="P1"><text:span text:style-name="T8">Atores envolvidos</text:span></text:p>
      <text:list xml:id="list54304161159926" text:continue-list="list54304387440725" text:style-name="WWNum3">
        <text:list-item>
          <text:p text:style-name="P35"><text:span text:style-name="T9">A</text:span><text:span text:style-name="T8">lunos: </text:span><text:s/><text:span text:style-name="T13">somente os </text:span>alunos podem <text:span text:style-name="T13">cadastrar</text:span> dúvidas <text:span text:style-name="T13">para professores</text:span>.</text:p>
        </text:list-item>
      </text:list>
      <text:p text:style-name="P7"/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Responder Duvida.</text:span></text:p>
      <text:p text:style-name="P1"/>
      <text:p text:style-name="P7"/>
      <table:table table:name="Tabela64" table:style-name="Tabela64">
        <table:table-column table:style-name="Tabela64.A"/>
        <table:table-column table:style-name="Tabela64.B"/>
        <table:table-row table:style-name="Tabela64.1">
          <table:table-cell table:style-name="Tabela64.A1" office:value-type="string">
            <text:p text:style-name="P13"><text:span text:style-name="T8">Passo </text:span></text:p>
          </table:table-cell>
          <table:table-cell table:style-name="Tabela64.A1" office:value-type="string">
            <text:p text:style-name="P13"><text:span text:style-name="T8">Descrição</text:span></text:p>
          </table:table-cell>
        </table:table-row>
        <table:table-row table:style-name="Tabela64.1">
          <table:table-cell table:style-name="Tabela64.A2" office:value-type="string">
            <text:p text:style-name="P15"><text:span text:style-name="T8">1</text:span></text:p>
          </table:table-cell>
          <table:table-cell table:style-name="Tabela64.A2" office:value-type="string">
            <text:p text:style-name="P15">O fluxo principal inicia quando o usuário com papel de aluno na página da <text:span text:style-name="T13">inicial</text:span> clicar na categoria <text:span text:style-name="T13">Cadastrar </text:span>Dúvidas.</text:p>
          </table:table-cell>
        </table:table-row>
        <table:table-row table:style-name="Tabela64.1">
          <table:table-cell table:style-name="Tabela64.A2" office:value-type="string">
            <text:p text:style-name="P15"><text:span text:style-name="T8">2</text:span></text:p>
          </table:table-cell>
          <table:table-cell table:style-name="Tabela64.A2" office:value-type="string">
            <text:p text:style-name="P15">O sistema deve apresentar <text:span text:style-name="T13">uma caixa de seleção de contém os nomes dos professores.</text:span></text:p>
          </table:table-cell>
        </table:table-row>
        <table:table-row table:style-name="Tabela64.1">
          <table:table-cell table:style-name="Tabela64.A4" office:value-type="string">
            <text:p text:style-name="P10">3</text:p>
          </table:table-cell>
          <table:table-cell table:style-name="Tabela64.A4" office:value-type="string">
            <text:p text:style-name="P21">O mesmo seleciona um professor e clica no botão Selecionar Professor.</text:p>
          </table:table-cell>
        </table:table-row>
        <table:table-row table:style-name="Tabela64.1">
          <table:table-cell table:style-name="Tabela64.A2" office:value-type="string">
            <text:p text:style-name="P21"><text:bookmark-start text:name="__DdeLink__3069_458912460"/><text:span text:style-name="T8">4</text:span><text:bookmark-end text:name="__DdeLink__3069_458912460"/></text:p>
          </table:table-cell>
          <table:table-cell table:style-name="Tabela64.A2" office:value-type="string">
            <text:p text:style-name="P21">Um campo de texto deve ser apresentado para o Aluno inserir a dúvida.</text:p>
          </table:table-cell>
        </table:table-row>
        <table:table-row table:style-name="Tabela64.1">
          <table:table-cell table:style-name="Tabela64.A2" office:value-type="string">
            <text:p text:style-name="P21"><text:span text:style-name="T8">5</text:span></text:p>
          </table:table-cell>
          <table:table-cell table:style-name="Tabela64.A2" office:value-type="string">
            <text:p text:style-name="P15">O usuário <text:span text:style-name="T13">insere a dúvida.</text:span></text:p>
          </table:table-cell>
        </table:table-row>
        <table:table-row table:style-name="Tabela64.1">
          <table:table-cell table:style-name="Tabela64.A4" office:value-type="string">
            <text:p text:style-name="P11">6</text:p>
          </table:table-cell>
          <table:table-cell table:style-name="Tabela64.A4" office:value-type="string">
            <text:p text:style-name="P17"><text:span text:style-name="T13">O usuário clica no botão Cadastrar Pergunta</text:span>.</text:p>
          </table:table-cell>
        </table:table-row>
        <table:table-row table:style-name="Tabela64.1">
          <table:table-cell table:style-name="Tabela64.A2" office:value-type="string">
            <text:p text:style-name="P22"><text:span text:style-name="T8">7</text:span></text:p>
          </table:table-cell>
          <table:table-cell table:style-name="Tabela64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p text:style-name="P1"/>
      <text:list xml:id="list54305989501077" text:continue-list="list54306053646324" text:style-name="WWNum5">
        <text:list-item>
          <text:p text:style-name="P40"><text:bookmark text:name="_e00ymixrpc01"/><text:span text:style-name="T2">Visualizar lista de Materiais de aula.</text:span></text:p>
        </text:list-item>
      </text:list>
      <text:p text:style-name="P1">Este caso de uso possibilita a visualização dos materiais de aulas de uma disciplina.</text:p>
      <text:p text:style-name="P1"/>
      <text:p text:style-name="P1"><text:span text:style-name="T8">Atores envolvidos</text:span></text:p>
      <text:list xml:id="list54304740362743" text:continue-list="list54304161159926" text:style-name="WWNum3">
        <text:list-item>
          <text:p text:style-name="P35"><text:span text:style-name="T8">Professor, Aluno e Administrador: </text:span><text:s/>todos os usuários podem realizar este caso de uso sem nenhuma restrição.</text:p>
        </text:list-item>
      </text:list>
      <text:p text:style-name="P1"><text:span text:style-name="T8">Pré-condições</text:span></text:p>
      <text:p text:style-name="P1">para a realização deste caso de uso é necessário que já se tenha um administrador cadastrado no sistema. Deve-se realizar o cadastro automático de um administrador no momento da instalação da aplicação.</text:p>
      <text:p text:style-name="P1"/>
      <text:p text:style-name="P1"><text:soft-page-break/>Também é necessário que o usuário esteja logado na aplicação com o tipo de usuário adequado.</text:p>
      <text:p text:style-name="P1"/>
      <text:p text:style-name="P1"><text:span text:style-name="T8">Pós-condições:</text:span></text:p>
      <text:p text:style-name="P1">nenhuma</text:p>
      <text:p text:style-name="P1"/>
      <text:p text:style-name="P1"><text:span text:style-name="T8">Fluxo Principal - Visualizar Lista de Materiais de Aula.</text:span></text:p>
      <text:p text:style-name="P7"/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13"><text:span text:style-name="T8">Passo </text:span></text:p>
          </table:table-cell>
          <table:table-cell table:style-name="Tabela65.A1" office:value-type="string">
            <text:p text:style-name="P13"><text:span text:style-name="T8">Descrição</text:span></text:p>
          </table:table-cell>
        </table:table-row>
        <table:table-row table:style-name="Tabela65.1">
          <table:table-cell table:style-name="Tabela65.A2" office:value-type="string">
            <text:p text:style-name="P15"><text:span text:style-name="T8">1</text:span></text:p>
          </table:table-cell>
          <table:table-cell table:style-name="Tabela65.A2" office:value-type="string">
            <text:p text:style-name="P15">O fluxo principal inicia quando um usuário na página da Disciplina clicar na opção <text:span text:style-name="T8">Visualizar lista de Materiais</text:span>.</text:p>
          </table:table-cell>
        </table:table-row>
        <table:table-row table:style-name="Tabela65.1">
          <table:table-cell table:style-name="Tabela65.A2" office:value-type="string">
            <text:p text:style-name="P15"><text:span text:style-name="T8">2</text:span></text:p>
          </table:table-cell>
          <table:table-cell table:style-name="Tabela65.A2" office:value-type="string">
            <text:p text:style-name="P15">O sistema deve apresentar uma página com todos os Materiais cadastrados naquela disciplina.</text:p>
          </table:table-cell>
        </table:table-row>
        <table:table-row table:style-name="Tabela65.1">
          <table:table-cell table:style-name="Tabela65.A2" office:value-type="string">
            <text:p text:style-name="P15"><text:span text:style-name="T8">3</text:span></text:p>
          </table:table-cell>
          <table:table-cell table:style-name="Tabela65.A2" office:value-type="string">
            <text:p text:style-name="P15">O caso de uso é encerrado.</text:p>
          </table:table-cell>
        </table:table-row>
      </table:table>
      <text:p text:style-name="P1"/>
      <text:p text:style-name="P1"/>
      <text:p text:style-name="P1"/>
      <text:list xml:id="list54304775411298" text:continue-list="list54305989501077" text:style-name="WWNum5">
        <text:list-item>
          <text:p text:style-name="P41"><text:span text:style-name="T2">Responder Duvida.</text:span></text:p>
        </text:list-item>
      </text:list>
      <text:p text:style-name="P19">Este caso de uso possibilita a resolução de dúvidas dos alunos.</text:p>
      <text:p text:style-name="P19"/>
      <text:p text:style-name="P19"><text:span text:style-name="T8">Atores envolvidos</text:span></text:p>
      <text:list xml:id="list54304912001868" text:continue-list="list54304740362743" text:style-name="WWNum3">
        <text:list-item>
          <text:p text:style-name="P36"><text:span text:style-name="T8">Professor: </text:span><text:s/><text:span text:style-name="T12">somente </text:span>o professor pode responder a<text:span text:style-name="T12">s</text:span> dúvidas cadastradas por alunos.</text:p>
        </text:list-item>
      </text:list>
      <text:p text:style-name="P9"/>
      <text:p text:style-name="P19"><text:span text:style-name="T8">Pré-condições</text:span></text:p>
      <text:p text:style-name="P19">para a realização deste caso de uso é necessário que já se tenha um administrador cadastrado no sistema. Deve-se realizar o cadastro automático de um administrador no momento da instalação da aplicação.</text:p>
      <text:p text:style-name="P19"/>
      <text:p text:style-name="P19">Também é necessário que o usuário esteja logado na aplicação com o tipo de usuário adequado.</text:p>
      <text:p text:style-name="P19"/>
      <text:p text:style-name="P19"><text:span text:style-name="T8">Pós-condições:</text:span></text:p>
      <text:p text:style-name="P19">nenhuma</text:p>
      <text:p text:style-name="P19"/>
      <text:p text:style-name="P19"><text:span text:style-name="T8">Fluxo Principal - Responder Duvida.</text:span></text:p>
      <text:p text:style-name="P19"/>
      <text:p text:style-name="P9"/>
      <table:table table:name="Tabela66" table:style-name="Tabela66">
        <table:table-column table:style-name="Tabela66.A"/>
        <table:table-column table:style-name="Tabela66.B"/>
        <table:table-row table:style-name="Tabela66.1">
          <table:table-cell table:style-name="Tabela66.A1" office:value-type="string">
            <text:p text:style-name="P14"><text:span text:style-name="T8">Passo </text:span></text:p>
          </table:table-cell>
          <table:table-cell table:style-name="Tabela66.A1" office:value-type="string">
            <text:p text:style-name="P14"><text:span text:style-name="T8">Descrição</text:span></text:p>
          </table:table-cell>
        </table:table-row>
        <table:table-row table:style-name="Tabela66.1">
          <table:table-cell table:style-name="Tabela66.A2" office:value-type="string">
            <text:p text:style-name="P16"><text:span text:style-name="T8">1</text:span></text:p>
          </table:table-cell>
          <table:table-cell table:style-name="Tabela66.A2" office:value-type="string">
            <text:p text:style-name="P16">O fluxo principal inicia quando o usuário com papel de professor <text:span text:style-name="T12">na página inicial</text:span> clicar na categoria <text:span text:style-name="T12">Responder </text:span>Dúvidas.</text:p>
          </table:table-cell>
        </table:table-row>
        <table:table-row table:style-name="Tabela66.1">
          <table:table-cell table:style-name="Tabela66.A2" office:value-type="string">
            <text:p text:style-name="P16"><text:span text:style-name="T8">2</text:span></text:p>
          </table:table-cell>
          <table:table-cell table:style-name="Tabela66.A2" office:value-type="string">
            <text:p text:style-name="P16">O sistema deve apresentar uma página com todas as suas Dúvidas cadastradas.</text:p>
          </table:table-cell>
        </table:table-row>
        <text:soft-page-break/>
        <table:table-row table:style-name="Tabela66.1">
          <table:table-cell table:style-name="Tabela66.A2" office:value-type="string">
            <text:p text:style-name="P16"><text:span text:style-name="T8">3</text:span></text:p>
          </table:table-cell>
          <table:table-cell table:style-name="Tabela66.A2" office:value-type="string">
            <text:p text:style-name="P16">O mesmo clica no <text:span text:style-name="T12">botão</text:span> de responder na duvida desejada e informa a resposta.</text:p>
          </table:table-cell>
        </table:table-row>
        <table:table-row table:style-name="Tabela66.1">
          <table:table-cell table:style-name="Tabela66.A2" office:value-type="string">
            <text:p text:style-name="P20"><text:span text:style-name="T8">4</text:span></text:p>
          </table:table-cell>
          <table:table-cell table:style-name="Tabela66.A2" office:value-type="string">
            <text:p text:style-name="P16">O usuário clica no botão responder.</text:p>
          </table:table-cell>
        </table:table-row>
        <table:table-row table:style-name="Tabela66.1">
          <table:table-cell table:style-name="Tabela66.A2" office:value-type="string">
            <text:p text:style-name="P20"><text:span text:style-name="T8">5</text:span></text:p>
          </table:table-cell>
          <table:table-cell table:style-name="Tabela66.A2" office:value-type="string">
            <text:p text:style-name="P16">O caso de uso é encerrado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10-22T05:41:57.217039886</dc:date>
    <meta:editing-duration>PT14M46S</meta:editing-duration>
    <meta:editing-cycles>3</meta:editing-cycles>
    <meta:document-statistic meta:table-count="66" meta:image-count="0" meta:object-count="0" meta:page-count="38" meta:paragraph-count="1156" meta:word-count="8156" meta:character-count="48588" meta:non-whitespace-character-count="41539"/>
  </office:meta>
</office:document-meta>
</file>